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1.321cm"/>
    </style:style>
    <style:style style:name="co5" style:family="table-column">
      <style:table-column-properties fo:break-before="auto" style:column-width="1.672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2.547cm"/>
    </style:style>
    <style:style style:name="co8" style:family="table-column">
      <style:table-column-properties fo:break-before="auto" style:column-width="1.73cm"/>
    </style:style>
    <style:style style:name="co9" style:family="table-column">
      <style:table-column-properties fo:break-before="auto" style:column-width="3.701cm"/>
    </style:style>
    <style:style style:name="co10" style:family="table-column">
      <style:table-column-properties fo:break-before="auto" style:column-width="8.481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82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style:style style:name="ce13" style:family="table-cell" style:parent-style-name="Default">
      <style:table-cell-properties fo:background-color="#ffd428" fo:wrap-option="wrap" style:vertical-align="top"/>
      <style:text-properties fo:hyphenate="true"/>
    </style:style>
    <style:style style:name="ce14" style:family="table-cell" style:parent-style-name="Default" style:data-style-name="N100">
      <style:table-cell-properties fo:background-color="#ffd428" style:vertical-align="top"/>
    </style:style>
    <style:style style:name="ce15" style:family="table-cell" style:parent-style-name="Default">
      <style:table-cell-properties fo:background-color="#ffd428"/>
    </style:style>
    <style:style style:name="ce16" style:family="table-cell" style:parent-style-name="Default">
      <style:table-cell-properties fo:background-color="#ffe994" style:text-align-source="fix" style:repeat-content="false" fo:wrap-option="wrap" style:vertical-align="top"/>
      <style:paragraph-properties fo:text-align="end" fo:margin-left="0cm"/>
      <style:text-properties fo:hyphenate="true"/>
    </style:style>
    <style:style style:name="ce17" style:family="table-cell" style:parent-style-name="Default">
      <style:table-cell-properties fo:background-color="#ffe994" style:text-align-source="fix" style:repeat-content="false" style:vertical-align="top"/>
      <style:paragraph-properties fo:text-align="end" fo:margin-left="0cm"/>
    </style:style>
    <style:style style:name="ce18" style:family="table-cell" style:parent-style-name="Default">
      <style:table-cell-properties fo:background-color="#ffe994" style:text-align-source="fix" style:repeat-content="false"/>
      <style:paragraph-properties fo:text-align="end" fo:margin-left="0cm"/>
    </style:style>
    <style:style style:name="ce19" style:family="table-cell" style:parent-style-name="Default" style:data-style-name="N11">
      <style:table-cell-properties fo:background-color="#ffe994" style:text-align-source="fix" style:repeat-content="false" fo:wrap-option="wrap" style:vertical-align="top"/>
      <style:paragraph-properties fo:text-align="end" fo:margin-left="0cm"/>
      <style:text-properties fo:hyphenate="true"/>
    </style:style>
    <style:style style:name="ce20" style:family="table-cell" style:parent-style-name="Default" style:data-style-name="N11">
      <style:table-cell-properties fo:background-color="#ffe994" style:text-align-source="fix" style:repeat-content="false" style:vertical-align="top"/>
      <style:paragraph-properties fo:text-align="end" fo:margin-left="0cm"/>
    </style:style>
    <style:style style:name="ce21" style:family="table-cell" style:parent-style-name="Default" style:data-style-name="N11">
      <style:table-cell-properties fo:background-color="#ffe994"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fo:background-color="#b4c7dc" fo:wrap-option="wrap" style:vertical-align="top"/>
      <style:text-properties fo:hyphenate="true"/>
    </style:style>
    <style:style style:name="ce23" style:family="table-cell" style:parent-style-name="Default">
      <style:table-cell-properties fo:background-color="#b4c7dc" style:vertical-align="top"/>
    </style:style>
    <style:style style:name="ce24" style:family="table-cell" style:parent-style-name="Default">
      <style:table-cell-properties fo:background-color="#b4c7dc" style:text-align-source="fix" style:repeat-content="false" fo:wrap-option="wrap" style:vertical-align="top"/>
      <style:paragraph-properties fo:text-align="end" fo:margin-left="0cm"/>
      <style:text-properties fo:hyphenate="true"/>
    </style:style>
    <style:style style:name="ce25" style:family="table-cell" style:parent-style-name="Default" style:data-style-name="N11">
      <style:table-cell-properties fo:background-color="#b4c7dc" style:text-align-source="fix" style:repeat-content="false" style:vertical-align="top"/>
      <style:paragraph-properties fo:text-align="end" fo:margin-left="0cm"/>
    </style:style>
    <style:style style:name="ce26" style:family="table-cell" style:parent-style-name="Default" style:data-style-name="N11">
      <style:table-cell-properties fo:background-color="#b4c7dc" style:text-align-source="fix" style:repeat-content="false"/>
      <style:paragraph-properties fo:text-align="end" fo:margin-left="0cm"/>
    </style:style>
    <style:style style:name="ce27" style:family="table-cell" style:parent-style-name="Default" style:data-style-name="N119">
      <style:table-cell-properties fo:background-color="#e16173" style:text-align-source="fix" style:repeat-content="false" fo:wrap-option="wrap" style:vertical-align="top"/>
      <style:paragraph-properties fo:text-align="end" fo:margin-left="0cm"/>
      <style:text-properties fo:hyphenate="true"/>
    </style:style>
    <style:style style:name="ce28" style:family="table-cell" style:parent-style-name="Default" style:data-style-name="N119">
      <style:table-cell-properties fo:background-color="#e16173" style:text-align-source="fix" style:repeat-content="false" style:vertical-align="top"/>
      <style:paragraph-properties fo:text-align="end" fo:margin-left="0cm"/>
    </style:style>
    <style:style style:name="ce29" style:family="table-cell" style:parent-style-name="Default" style:data-style-name="N119">
      <style:table-cell-properties fo:background-color="#e16173" style:text-align-source="fix" style:repeat-content="false"/>
      <style:paragraph-properties fo:text-align="end" fo:margin-left="0cm"/>
    </style:style>
    <style:style style:name="ce30" style:family="table-cell" style:parent-style-name="Default" style:data-style-name="N119">
      <style:table-cell-properties fo:background-color="#ffa6a6" style:text-align-source="fix" style:repeat-content="false" fo:wrap-option="wrap" style:vertical-align="top"/>
      <style:paragraph-properties fo:text-align="end" fo:margin-left="0cm"/>
      <style:text-properties fo:hyphenate="true"/>
    </style:style>
    <style:style style:name="ce31" style:family="table-cell" style:parent-style-name="Default" style:data-style-name="N119">
      <style:table-cell-properties fo:background-color="#ffa6a6" style:text-align-source="fix" style:repeat-content="false" style:vertical-align="top"/>
      <style:paragraph-properties fo:text-align="end" fo:margin-left="0cm"/>
    </style:style>
    <style:style style:name="ce32" style:family="table-cell" style:parent-style-name="Default" style:data-style-name="N119">
      <style:table-cell-properties fo:background-color="#ffa6a6" style:text-align-source="fix" style:repeat-content="false"/>
      <style:paragraph-properties fo:text-align="end" fo:margin-left="0cm"/>
    </style:style>
    <style:style style:name="ce33" style:family="table-cell" style:parent-style-name="Default">
      <style:table-cell-properties fo:background-color="#ffa6a6" style:text-align-source="fix" style:repeat-content="false" fo:wrap-option="wrap" style:vertical-align="top"/>
      <style:paragraph-properties fo:text-align="end" fo:margin-left="0cm"/>
      <style:text-properties fo:hyphenate="true"/>
    </style:style>
    <style:style style:name="ce34" style:family="table-cell" style:parent-style-name="Default" style:data-style-name="N11">
      <style:table-cell-properties fo:background-color="#ffa6a6" style:text-align-source="fix" style:repeat-content="false" style:vertical-align="top"/>
      <style:paragraph-properties fo:text-align="end" fo:margin-left="0cm"/>
    </style:style>
    <style:style style:name="ce35" style:family="table-cell" style:parent-style-name="Default" style:data-style-name="N11">
      <style:table-cell-properties fo:background-color="#ffa6a6" style:text-align-source="fix" style:repeat-content="false"/>
      <style:paragraph-properties fo:text-align="end" fo:margin-left="0cm"/>
    </style:style>
    <style:style style:name="ce36" style:family="table-cell" style:parent-style-name="Default">
      <style:table-cell-properties fo:wrap-option="wrap" style:vertical-align="top"/>
      <style:text-properties fo:hyphenate="true"/>
    </style:style>
    <style:style style:name="ce1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wrap-option="wrap" style:vertical-align="top"/>
    </style:style>
    <style:style style:name="ce12" style:family="table-cell" style:parent-style-name="Default">
      <style:table-cell-properties fo:wrap-option="wrap"/>
    </style:style>
    <style:style style:name="ce40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 style:data-style-name="N100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type_to_name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8"/>
        <table:table-column table:style-name="co3" table:default-cell-style-name="ce21"/>
        <table:table-column table:style-name="co4" table:default-cell-style-name="ce23"/>
        <table:table-column table:style-name="co5" table:default-cell-style-name="ce26"/>
        <table:table-column table:style-name="co6" table:default-cell-style-name="ce29"/>
        <table:table-column table:style-name="co7" table:default-cell-style-name="ce32"/>
        <table:table-column table:style-name="co8" table:default-cell-style-name="ce35"/>
        <table:table-column table:style-name="co9" table:default-cell-style-name="Default"/>
        <table:table-column table:style-name="co10" table:number-columns-repeated="2" table:default-cell-style-name="ce12"/>
        <table:table-column table:style-name="co11" table:default-cell-style-name="Default"/>
        <table:table-column table:style-name="co12" table:number-columns-repeated="16372" table:default-cell-style-name="Default"/>
        <table:table-row table:style-name="ro1">
          <table:table-cell table:style-name="ce13" office:value-type="string" calcext:value-type="string">
            <text:p>type</text:p>
          </table:table-cell>
          <table:table-cell table:style-name="ce16" office:value-type="string" calcext:value-type="string">
            <text:p>count</text:p>
          </table:table-cell>
          <table:table-cell table:style-name="ce19" office:value-type="string" calcext:value-type="string">
            <text:p>cum_count_rel</text:p>
          </table:table-cell>
          <table:table-cell table:style-name="ce22" office:value-type="string" calcext:value-type="string">
            <text:p>sales_count</text:p>
          </table:table-cell>
          <table:table-cell table:style-name="ce24" office:value-type="string" calcext:value-type="string">
            <text:p>cum_sales_count_rel</text:p>
          </table:table-cell>
          <table:table-cell table:style-name="ce27" office:value-type="string" calcext:value-type="string">
            <text:p>avg_price</text:p>
          </table:table-cell>
          <table:table-cell table:style-name="ce30" office:value-type="string" calcext:value-type="string">
            <text:p>est_sales</text:p>
          </table:table-cell>
          <table:table-cell table:style-name="ce33" office:value-type="string" calcext:value-type="string">
            <text:p>cum_est_sales_rel</text:p>
          </table:table-cell>
          <table:table-cell table:style-name="ce36" office:value-type="string" calcext:value-type="string">
            <text:p>name</text:p>
          </table:table-cell>
          <table:table-cell table:style-name="ce36" office:value-type="string" calcext:value-type="string">
            <text:p>words</text:p>
          </table:table-cell>
          <table:table-cell table:style-name="ce36" office:value-type="string" calcext:value-type="string">
            <text:p>word_freqs</text:p>
          </table:table-cell>
          <table:table-cell table:style-name="ce40" table:number-columns-repeated="16373"/>
        </table:table-row>
        <table:table-row table:style-name="ro2">
          <table:table-cell table:style-name="ce14" office:value-type="string" calcext:value-type="string">
            <text:p>5,74E+15</text:p>
          </table:table-cell>
          <table:table-cell table:style-name="ce17" office:value-type="float" office:value="6294" calcext:value-type="float">
            <text:p>6294</text:p>
          </table:table-cell>
          <table:table-cell table:style-name="ce20" table:formula="of:=SUM([.B$2:.B2])/SUM([.B$2:.B$126])" office:value-type="percentage" office:value="0.326621691748832" calcext:value-type="percentage">
            <text:p>32,66 %</text:p>
          </table:table-cell>
          <table:table-cell office:value-type="float" office:value="6017" calcext:value-type="float">
            <text:p>6017</text:p>
          </table:table-cell>
          <table:table-cell table:style-name="ce25" table:formula="of:=SUM([.D$2:.D2])/SUM([.D$2:.D$126])" office:value-type="percentage" office:value="0.0761183078635766" calcext:value-type="percentage">
            <text:p>7,61 %</text:p>
          </table:table-cell>
          <table:table-cell table:style-name="ce28" office:value-type="currency" office:currency="EUR" office:value="3629.13890848427" calcext:value-type="currency">
            <text:p>3.629 €</text:p>
          </table:table-cell>
          <table:table-cell table:style-name="ce31" table:formula="of:=[.F2]*[.D2]" office:value-type="currency" office:currency="EUR" office:value="21836528.8123499" calcext:value-type="currency">
            <text:p>21.836.529 €</text:p>
          </table:table-cell>
          <table:table-cell table:style-name="ce34" table:formula="of:=SUM([.G$2:.G2])/SUM([.G$2:.G$126])" office:value-type="percentage" office:value="0.394170523691488" calcext:value-type="percentage">
            <text:p>39,42 %</text:p>
          </table:table-cell>
          <table:table-cell table:style-name="ce1" office:value-type="string" calcext:value-type="string">
            <text:p>imac_5k</text:p>
          </table:table-cell>
          <table:table-cell table:style-name="ce11" office:value-type="string" calcext:value-type="string">
            <text:p>['5k', 'imac', 'retina', 'ram', 'core', 'apple', '27"', 'computer', 'desktop', 'i5']</text:p>
          </table:table-cell>
          <table:table-cell table:style-name="ce11" office:value-type="string" calcext:value-type="string">
            <text:p>['5k:12588', 'imac:12588', 'retina:12585', 'ram:8110', 'core:8107', 'apple:6298', '27":6294', 'computer:6286', 'desktop:6284', 'i5:6116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1,02E+12</text:p>
          </table:table-cell>
          <table:table-cell table:style-name="ce17" office:value-type="float" office:value="436" calcext:value-type="float">
            <text:p>436</text:p>
          </table:table-cell>
          <table:table-cell table:style-name="ce20" table:formula="of:=SUM([.B$2:.B3])/SUM([.B$2:.B$126])" office:value-type="percentage" office:value="0.349247535028542" calcext:value-type="percentage">
            <text:p>34,92 %</text:p>
          </table:table-cell>
          <table:table-cell office:value-type="float" office:value="2178" calcext:value-type="float">
            <text:p>2178</text:p>
          </table:table-cell>
          <table:table-cell table:style-name="ce25" table:formula="of:=SUM([.D$2:.D3])/SUM([.D$2:.D$126])" office:value-type="percentage" office:value="0.103671187126809" calcext:value-type="percentage">
            <text:p>10,37 %</text:p>
          </table:table-cell>
          <table:table-cell table:style-name="ce28" office:value-type="currency" office:currency="EUR" office:value="2687.38518324607" calcext:value-type="currency">
            <text:p>2.687 €</text:p>
          </table:table-cell>
          <table:table-cell table:style-name="ce31" table:formula="of:=[.F3]*[.D3]" office:value-type="currency" office:currency="EUR" office:value="5853124.92910995" calcext:value-type="currency">
            <text:p>5.853.125 €</text:p>
          </table:table-cell>
          <table:table-cell table:style-name="ce34" table:formula="of:=SUM([.G$2:.G3])/SUM([.G$2:.G$126])" office:value-type="percentage" office:value="0.499825105441411" calcext:value-type="percentage">
            <text:p>49,98 %</text:p>
          </table:table-cell>
          <table:table-cell table:style-name="ce1" office:value-type="string" calcext:value-type="string">
            <text:p>macbook_i5</text:p>
          </table:table-cell>
          <table:table-cell table:style-name="ce11" office:value-type="string" calcext:value-type="string">
            <text:p>['pro', 'macbook', 'ssd', 'core', 'touch', 'bar', 'i5', 'ram', 'pcie', '16gb']</text:p>
          </table:table-cell>
          <table:table-cell table:style-name="ce11" office:value-type="string" calcext:value-type="string">
            <text:p>['pro:916', 'macbook:872', 'ssd:865', 'core:864', 'touch:794', 'bar:793', 'i5:509', 'ram:493', 'pcie:488', '16gb:466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1282</text:p>
          </table:table-cell>
          <table:table-cell table:style-name="ce17" office:value-type="float" office:value="1875" calcext:value-type="float">
            <text:p>1875</text:p>
          </table:table-cell>
          <table:table-cell table:style-name="ce20" table:formula="of:=SUM([.B$2:.B4])/SUM([.B$2:.B$126])" office:value-type="percentage" office:value="0.446549039958485" calcext:value-type="percentage">
            <text:p>44,65 %</text:p>
          </table:table-cell>
          <table:table-cell office:value-type="float" office:value="2240" calcext:value-type="float">
            <text:p>2240</text:p>
          </table:table-cell>
          <table:table-cell table:style-name="ce25" table:formula="of:=SUM([.D$2:.D4])/SUM([.D$2:.D$126])" office:value-type="percentage" office:value="0.132008399959518" calcext:value-type="percentage">
            <text:p>13,20 %</text:p>
          </table:table-cell>
          <table:table-cell table:style-name="ce28" office:value-type="currency" office:currency="EUR" office:value="2395.93783769354" calcext:value-type="currency">
            <text:p>2.396 €</text:p>
          </table:table-cell>
          <table:table-cell table:style-name="ce31" table:formula="of:=[.F4]*[.D4]" office:value-type="currency" office:currency="EUR" office:value="5366900.75643353" calcext:value-type="currency">
            <text:p>5.366.901 €</text:p>
          </table:table-cell>
          <table:table-cell table:style-name="ce34" table:formula="of:=SUM([.G$2:.G4])/SUM([.G$2:.G$126])" office:value-type="percentage" office:value="0.596702869299521" calcext:value-type="percentage">
            <text:p>59,67 %</text:p>
          </table:table-cell>
          <table:table-cell table:style-name="ce1" office:value-type="string" calcext:value-type="string">
            <text:p>imac</text:p>
          </table:table-cell>
          <table:table-cell table:style-name="ce11" office:value-type="string" calcext:value-type="string">
            <text:p>['imac', 'ram', 'apple', 'core', 'i5', 'retina', '16gb', '8gb', '1tb', 'flash']</text:p>
          </table:table-cell>
          <table:table-cell table:style-name="ce11" office:value-type="string" calcext:value-type="string">
            <text:p>['imac:2652', 'ram:2612', 'apple:2284', 'core:2055', 'i5:1971', 'retina:1629', '16gb:1594', '8gb:1583', '1tb:1373', 'flash:1208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11935397</text:p>
          </table:table-cell>
          <table:table-cell table:style-name="ce17" office:value-type="float" office:value="576" calcext:value-type="float">
            <text:p>576</text:p>
          </table:table-cell>
          <table:table-cell table:style-name="ce20" table:formula="of:=SUM([.B$2:.B5])/SUM([.B$2:.B$126])" office:value-type="percentage" office:value="0.476440062272963" calcext:value-type="percentage">
            <text:p>47,64 %</text:p>
          </table:table-cell>
          <table:table-cell office:value-type="float" office:value="4669" calcext:value-type="float">
            <text:p>4669</text:p>
          </table:table-cell>
          <table:table-cell table:style-name="ce25" table:formula="of:=SUM([.D$2:.D5])/SUM([.D$2:.D$126])" office:value-type="percentage" office:value="0.191073777957697" calcext:value-type="percentage">
            <text:p>19,11 %</text:p>
          </table:table-cell>
          <table:table-cell table:style-name="ce28" office:value-type="currency" office:currency="EUR" office:value="746.907315789474" calcext:value-type="currency">
            <text:p>747 €</text:p>
          </table:table-cell>
          <table:table-cell table:style-name="ce31" table:formula="of:=[.F5]*[.D5]" office:value-type="currency" office:currency="EUR" office:value="3487310.25742105" calcext:value-type="currency">
            <text:p>3.487.310 €</text:p>
          </table:table-cell>
          <table:table-cell table:style-name="ce34" table:formula="of:=SUM([.G$2:.G5])/SUM([.G$2:.G$126])" office:value-type="percentage" office:value="0.659652201689059" calcext:value-type="percentage">
            <text:p>65,97 %</text:p>
          </table:table-cell>
          <table:table-cell table:style-name="ce1" office:value-type="string" calcext:value-type="string">
            <text:p>ext_hard_drive</text:p>
          </table:table-cell>
          <table:table-cell table:style-name="ce11" office:value-type="string" calcext:value-type="string">
            <text:p>['hard', 'drive', 'usb', '3.0', 'external', 'for_mac', 'pc', 'thunderbolt', 'raid', 'wd']</text:p>
          </table:table-cell>
          <table:table-cell table:style-name="ce11" office:value-type="string" calcext:value-type="string">
            <text:p>['hard:594', 'drive:578', 'usb:563', '3.0:481', 'external:419', 'for_mac:395', 'pc:377', 'thunderbolt:350', 'raid:216', 'wd:163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2158</text:p>
          </table:table-cell>
          <table:table-cell table:style-name="ce17" office:value-type="float" office:value="651" calcext:value-type="float">
            <text:p>651</text:p>
          </table:table-cell>
          <table:table-cell table:style-name="ce20" table:formula="of:=SUM([.B$2:.B6])/SUM([.B$2:.B$126])" office:value-type="percentage" office:value="0.510223144784639" calcext:value-type="percentage">
            <text:p>51,02 %</text:p>
          </table:table-cell>
          <table:table-cell office:value-type="float" office:value="951" calcext:value-type="float">
            <text:p>951</text:p>
          </table:table-cell>
          <table:table-cell table:style-name="ce25" table:formula="of:=SUM([.D$2:.D6])/SUM([.D$2:.D$126])" office:value-type="percentage" office:value="0.203104442870155" calcext:value-type="percentage">
            <text:p>20,31 %</text:p>
          </table:table-cell>
          <table:table-cell table:style-name="ce28" office:value-type="currency" office:currency="EUR" office:value="3112.76344086022" calcext:value-type="currency">
            <text:p>3.113 €</text:p>
          </table:table-cell>
          <table:table-cell table:style-name="ce31" table:formula="of:=[.F6]*[.D6]" office:value-type="currency" office:currency="EUR" office:value="2960238.03225807" calcext:value-type="currency">
            <text:p>2.960.238 €</text:p>
          </table:table-cell>
          <table:table-cell table:style-name="ce34" table:formula="of:=SUM([.G$2:.G6])/SUM([.G$2:.G$126])" office:value-type="percentage" office:value="0.713087369222038" calcext:value-type="percentage">
            <text:p>71,31 %</text:p>
          </table:table-cell>
          <table:table-cell table:style-name="ce1" office:value-type="string" calcext:value-type="string">
            <text:p>macbook_i7</text:p>
          </table:table-cell>
          <table:table-cell table:style-name="ce11" office:value-type="string" calcext:value-type="string">
            <text:p>['pro', 'pcie', 'ssd', 'ram', 'macbook', 'core', 'bar', 'touch', '16gb', 'i7']</text:p>
          </table:table-cell>
          <table:table-cell table:style-name="ce11" office:value-type="string" calcext:value-type="string">
            <text:p>['pro:1666', 'pcie:1302', 'ssd:1302', 'ram:1302', 'macbook:1302', 'core:1165', 'bar:1028', 'touch:1028', '16gb:953', 'i7:930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12175397</text:p>
          </table:table-cell>
          <table:table-cell table:style-name="ce17" office:value-type="float" office:value="1432" calcext:value-type="float">
            <text:p>1432</text:p>
          </table:table-cell>
          <table:table-cell table:style-name="ce20" table:formula="of:=SUM([.B$2:.B7])/SUM([.B$2:.B$126])" office:value-type="percentage" office:value="0.584535547483134" calcext:value-type="percentage">
            <text:p>58,45 %</text:p>
          </table:table-cell>
          <table:table-cell office:value-type="float" office:value="1685" calcext:value-type="float">
            <text:p>1685</text:p>
          </table:table-cell>
          <table:table-cell table:style-name="ce25" table:formula="of:=SUM([.D$2:.D7])/SUM([.D$2:.D$126])" office:value-type="percentage" office:value="0.224420605201903" calcext:value-type="percentage">
            <text:p>22,44 %</text:p>
          </table:table-cell>
          <table:table-cell table:style-name="ce28" office:value-type="currency" office:currency="EUR" office:value="1295.90741832669" calcext:value-type="currency">
            <text:p>1.296 €</text:p>
          </table:table-cell>
          <table:table-cell table:style-name="ce31" table:formula="of:=[.F7]*[.D7]" office:value-type="currency" office:currency="EUR" office:value="2183603.99988048" calcext:value-type="currency">
            <text:p>2.183.604 €</text:p>
          </table:table-cell>
          <table:table-cell table:style-name="ce34" table:formula="of:=SUM([.G$2:.G7])/SUM([.G$2:.G$126])" office:value-type="percentage" office:value="0.752503539235329" calcext:value-type="percentage">
            <text:p>75,25 %</text:p>
          </table:table-cell>
          <table:table-cell table:style-name="ce1" office:value-type="string" calcext:value-type="string">
            <text:p>nas</text:p>
          </table:table-cell>
          <table:table-cell table:style-name="ce11" office:value-type="string" calcext:value-type="string">
            <text:p>['nas', 'ram', 'synology', 'for_mac', 'server', 'seagate', 'wd', 'pack', 'pc', 'qnap']</text:p>
          </table:table-cell>
          <table:table-cell table:style-name="ce11" office:value-type="string" calcext:value-type="string">
            <text:p>['nas:1721', 'ram:1532', 'synology:1202', 'for_mac:1067', 'server:1028', 'seagate:1006', 'wd:980', 'pack:914', 'pc:862', 'qnap:712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2,17E+11</text:p>
          </table:table-cell>
          <table:table-cell table:style-name="ce17" office:value-type="float" office:value="46" calcext:value-type="float">
            <text:p>46</text:p>
          </table:table-cell>
          <table:table-cell table:style-name="ce20" table:formula="of:=SUM([.B$2:.B8])/SUM([.B$2:.B$126])" office:value-type="percentage" office:value="0.586922677737416" calcext:value-type="percentage">
            <text:p>58,69 %</text:p>
          </table:table-cell>
          <table:table-cell office:value-type="float" office:value="617" calcext:value-type="float">
            <text:p>617</text:p>
          </table:table-cell>
          <table:table-cell table:style-name="ce25" table:formula="of:=SUM([.D$2:.D8])/SUM([.D$2:.D$126])" office:value-type="percentage" office:value="0.232225989272341" calcext:value-type="percentage">
            <text:p>23,22 %</text:p>
          </table:table-cell>
          <table:table-cell table:style-name="ce28" office:value-type="currency" office:currency="EUR" office:value="1740.43760869565" calcext:value-type="currency">
            <text:p>1.740 €</text:p>
          </table:table-cell>
          <table:table-cell table:style-name="ce31" table:formula="of:=[.F8]*[.D8]" office:value-type="currency" office:currency="EUR" office:value="1073850.00456522" calcext:value-type="currency">
            <text:p>1.073.850 €</text:p>
          </table:table-cell>
          <table:table-cell table:style-name="ce34" table:formula="of:=SUM([.G$2:.G8])/SUM([.G$2:.G$126])" office:value-type="percentage" office:value="0.771887573314325" calcext:value-type="percentage">
            <text:p>77,19 %</text:p>
          </table:table-cell>
          <table:table-cell table:style-name="ce1" office:value-type="string" calcext:value-type="string">
            <text:p>macbook_13</text:p>
          </table:table-cell>
          <table:table-cell table:style-name="ce11" office:value-type="string" calcext:value-type="string">
            <text:p>['macbook', 'ram', '8gb', 'air', 'ssd', 'apple', 'i7', 'i5', 'core', '13"']</text:p>
          </table:table-cell>
          <table:table-cell table:style-name="ce11" office:value-type="string" calcext:value-type="string">
            <text:p>['macbook:92', 'ram:80', '8gb:64', 'air:58', 'ssd:57', 'apple:46', 'i7:46', 'i5:46', 'core:40', '13":38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12215397</text:p>
          </table:table-cell>
          <table:table-cell table:style-name="ce17" office:value-type="float" office:value="177" calcext:value-type="float">
            <text:p>177</text:p>
          </table:table-cell>
          <table:table-cell table:style-name="ce20" table:formula="of:=SUM([.B$2:.B9])/SUM([.B$2:.B$126])" office:value-type="percentage" office:value="0.596107939802802" calcext:value-type="percentage">
            <text:p>59,61 %</text:p>
          </table:table-cell>
          <table:table-cell office:value-type="float" office:value="2524" calcext:value-type="float">
            <text:p>2524</text:p>
          </table:table-cell>
          <table:table-cell table:style-name="ce25" table:formula="of:=SUM([.D$2:.D9])/SUM([.D$2:.D$126])" office:value-type="percentage" office:value="0.264155955874911" calcext:value-type="percentage">
            <text:p>26,42 %</text:p>
          </table:table-cell>
          <table:table-cell table:style-name="ce28" office:value-type="currency" office:currency="EUR" office:value="404.087470588235" calcext:value-type="currency">
            <text:p>404 €</text:p>
          </table:table-cell>
          <table:table-cell table:style-name="ce31" table:formula="of:=[.F9]*[.D9]" office:value-type="currency" office:currency="EUR" office:value="1019916.77576471" calcext:value-type="currency">
            <text:p>1.019.917 €</text:p>
          </table:table-cell>
          <table:table-cell table:style-name="ce34" table:formula="of:=SUM([.G$2:.G9])/SUM([.G$2:.G$126])" office:value-type="percentage" office:value="0.790298060305167" calcext:value-type="percentage">
            <text:p>79,03 %</text:p>
          </table:table-cell>
          <table:table-cell table:style-name="ce1" office:value-type="string" calcext:value-type="string">
            <text:p>ssd_kit_air</text:p>
          </table:table-cell>
          <table:table-cell table:style-name="ce11" office:value-type="string" calcext:value-type="string">
            <text:p>['ssd', 'pro', 'kit', 'owc', 'expansion', 'macbook', 'sata', 'air', 'hard', 'for_mac']</text:p>
          </table:table-cell>
          <table:table-cell table:style-name="ce11" office:value-type="string" calcext:value-type="string">
            <text:p>['ssd:349', 'pro:124', 'kit:92', 'owc:84', 'expansion:84', 'macbook:83', 'sata:81', 'air:80', 'hard:72', 'for_mac:69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1296</text:p>
          </table:table-cell>
          <table:table-cell table:style-name="ce17" office:value-type="float" office:value="188" calcext:value-type="float">
            <text:p>188</text:p>
          </table:table-cell>
          <table:table-cell table:style-name="ce20" table:formula="of:=SUM([.B$2:.B10])/SUM([.B$2:.B$126])" office:value-type="percentage" office:value="0.605864037363778" calcext:value-type="percentage">
            <text:p>60,59 %</text:p>
          </table:table-cell>
          <table:table-cell office:value-type="float" office:value="1903" calcext:value-type="float">
            <text:p>1903</text:p>
          </table:table-cell>
          <table:table-cell table:style-name="ce25" table:formula="of:=SUM([.D$2:.D10])/SUM([.D$2:.D$126])" office:value-type="percentage" office:value="0.288229936241271" calcext:value-type="percentage">
            <text:p>28,82 %</text:p>
          </table:table-cell>
          <table:table-cell table:style-name="ce28" office:value-type="currency" office:currency="EUR" office:value="512.678556149733" calcext:value-type="currency">
            <text:p>513 €</text:p>
          </table:table-cell>
          <table:table-cell table:style-name="ce31" table:formula="of:=[.F10]*[.D10]" office:value-type="currency" office:currency="EUR" office:value="975627.292352941" calcext:value-type="currency">
            <text:p>975.627 €</text:p>
          </table:table-cell>
          <table:table-cell table:style-name="ce34" table:formula="of:=SUM([.G$2:.G10])/SUM([.G$2:.G$126])" office:value-type="percentage" office:value="0.807909079165315" calcext:value-type="percentage">
            <text:p>80,79 %</text:p>
          </table:table-cell>
          <table:table-cell table:style-name="ce1" office:value-type="string" calcext:value-type="string">
            <text:p>monitor</text:p>
          </table:table-cell>
          <table:table-cell table:style-name="ce11" office:value-type="string" calcext:value-type="string">
            <text:p>['monitor', 'hdmi', 'for_mac', 'pc', 'ips', '4k', 'dell', 'lg', 'benq', '99%']</text:p>
          </table:table-cell>
          <table:table-cell table:style-name="ce11" office:value-type="string" calcext:value-type="string">
            <text:p>['monitor:354', 'hdmi:118', 'for_mac:111', 'pc:97', 'ips:64', '4k:62', 'dell:59', 'lg:58', 'benq:57', '99%:55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1405</text:p>
          </table:table-cell>
          <table:table-cell table:style-name="ce17" office:value-type="float" office:value="77" calcext:value-type="float">
            <text:p>77</text:p>
          </table:table-cell>
          <table:table-cell table:style-name="ce20" table:formula="of:=SUM([.B$2:.B11])/SUM([.B$2:.B$126])" office:value-type="percentage" office:value="0.609859885832901" calcext:value-type="percentage">
            <text:p>60,99 %</text:p>
          </table:table-cell>
          <table:table-cell office:value-type="float" office:value="1456" calcext:value-type="float">
            <text:p>1456</text:p>
          </table:table-cell>
          <table:table-cell table:style-name="ce25" table:formula="of:=SUM([.D$2:.D11])/SUM([.D$2:.D$126])" office:value-type="percentage" office:value="0.306649124582532" calcext:value-type="percentage">
            <text:p>30,66 %</text:p>
          </table:table-cell>
          <table:table-cell table:style-name="ce28" office:value-type="currency" office:currency="EUR" office:value="661.610533333333" calcext:value-type="currency">
            <text:p>662 €</text:p>
          </table:table-cell>
          <table:table-cell table:style-name="ce31" table:formula="of:=[.F11]*[.D11]" office:value-type="currency" office:currency="EUR" office:value="963304.936533333" calcext:value-type="currency">
            <text:p>963.305 €</text:p>
          </table:table-cell>
          <table:table-cell table:style-name="ce34" table:formula="of:=SUM([.G$2:.G11])/SUM([.G$2:.G$126])" office:value-type="percentage" office:value="0.825297667551817" calcext:value-type="percentage">
            <text:p>82,53 %</text:p>
          </table:table-cell>
          <table:table-cell table:style-name="ce1" office:value-type="string" calcext:value-type="string">
            <text:p>graphics_tablet</text:p>
          </table:table-cell>
          <table:table-cell table:style-name="ce11" office:value-type="string" calcext:value-type="string">
            <text:p>['tablet', 'graphics', 'wacom', 'pen', 'for_mac', 'intuos', 'pro', 'pc', 'touch', 'black']</text:p>
          </table:table-cell>
          <table:table-cell table:style-name="ce11" office:value-type="string" calcext:value-type="string">
            <text:p>['tablet:97', 'graphics:82', 'wacom:78', 'pen:72', 'for_mac:58', 'intuos:50', 'pro:50', 'pc:41', 'touch:26', 'black:26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1364</text:p>
          </table:table-cell>
          <table:table-cell table:style-name="ce17" office:value-type="float" office:value="220" calcext:value-type="float">
            <text:p>220</text:p>
          </table:table-cell>
          <table:table-cell table:style-name="ce20" table:formula="of:=SUM([.B$2:.B12])/SUM([.B$2:.B$126])" office:value-type="percentage" office:value="0.621276595744681" calcext:value-type="percentage">
            <text:p>62,13 %</text:p>
          </table:table-cell>
          <table:table-cell office:value-type="float" office:value="4273" calcext:value-type="float">
            <text:p>4273</text:p>
          </table:table-cell>
          <table:table-cell table:style-name="ce25" table:formula="of:=SUM([.D$2:.D12])/SUM([.D$2:.D$126])" office:value-type="percentage" office:value="0.360704888169214" calcext:value-type="percentage">
            <text:p>36,07 %</text:p>
          </table:table-cell>
          <table:table-cell table:style-name="ce28" office:value-type="currency" office:currency="EUR" office:value="179.99412037037" calcext:value-type="currency">
            <text:p>180 €</text:p>
          </table:table-cell>
          <table:table-cell table:style-name="ce31" table:formula="of:=[.F12]*[.D12]" office:value-type="currency" office:currency="EUR" office:value="769114.876342593" calcext:value-type="currency">
            <text:p>769.115 €</text:p>
          </table:table-cell>
          <table:table-cell table:style-name="ce34" table:formula="of:=SUM([.G$2:.G12])/SUM([.G$2:.G$126])" office:value-type="percentage" office:value="0.839180937012457" calcext:value-type="percentage">
            <text:p>83,92 %</text:p>
          </table:table-cell>
          <table:table-cell table:style-name="ce1" office:value-type="string" calcext:value-type="string">
            <text:p>desktop_ram</text:p>
          </table:table-cell>
          <table:table-cell table:style-name="ce11" office:value-type="string" calcext:value-type="string">
            <text:p>['mac', 'memory', 'ram', 'so-dimm', 'ddr3', 'pro', 'imac', 'owc', '8gb', '16gb']</text:p>
          </table:table-cell>
          <table:table-cell table:style-name="ce11" office:value-type="string" calcext:value-type="string">
            <text:p>['mac:363', 'memory:257', 'ram:199', 'so-dimm:158', 'ddr3:135', 'pro:133', 'imac:130', 'owc:100', '8gb:99', '16gb:91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2,16E+11</text:p>
          </table:table-cell>
          <table:table-cell table:style-name="ce17" office:value-type="float" office:value="48" calcext:value-type="float">
            <text:p>48</text:p>
          </table:table-cell>
          <table:table-cell table:style-name="ce20" table:formula="of:=SUM([.B$2:.B13])/SUM([.B$2:.B$126])" office:value-type="percentage" office:value="0.623767514270887" calcext:value-type="percentage">
            <text:p>62,38 %</text:p>
          </table:table-cell>
          <table:table-cell office:value-type="float" office:value="326" calcext:value-type="float">
            <text:p>326</text:p>
          </table:table-cell>
          <table:table-cell table:style-name="ce25" table:formula="of:=SUM([.D$2:.D13])/SUM([.D$2:.D$126])" office:value-type="percentage" office:value="0.364828964679688" calcext:value-type="percentage">
            <text:p>36,48 %</text:p>
          </table:table-cell>
          <table:table-cell table:style-name="ce28" office:value-type="currency" office:currency="EUR" office:value="2055.59083333333" calcext:value-type="currency">
            <text:p>2.056 €</text:p>
          </table:table-cell>
          <table:table-cell table:style-name="ce31" table:formula="of:=[.F13]*[.D13]" office:value-type="currency" office:currency="EUR" office:value="670122.611666667" calcext:value-type="currency">
            <text:p>670.123 €</text:p>
          </table:table-cell>
          <table:table-cell table:style-name="ce34" table:formula="of:=SUM([.G$2:.G13])/SUM([.G$2:.G$126])" office:value-type="percentage" office:value="0.851277300085912" calcext:value-type="percentage">
            <text:p>85,13 %</text:p>
          </table:table-cell>
          <table:table-cell table:style-name="ce1" office:value-type="string" calcext:value-type="string">
            <text:p>imac_2</text:p>
          </table:table-cell>
          <table:table-cell table:style-name="ce11" office:value-type="string" calcext:value-type="string">
            <text:p>['imac', '1tb', 'ram', 'ssd', 'apple', 'core', '215', 'inch', '8gb', '21.5"']</text:p>
          </table:table-cell>
          <table:table-cell table:style-name="ce11" office:value-type="string" calcext:value-type="string">
            <text:p>['imac:96', '1tb:56', 'ram:55', 'ssd:51', 'apple:49', 'core:49', '215:46', 'inch:46', '8gb:41', '21.5":41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12655397</text:p>
          </table:table-cell>
          <table:table-cell table:style-name="ce17" office:value-type="float" office:value="107" calcext:value-type="float">
            <text:p>107</text:p>
          </table:table-cell>
          <table:table-cell table:style-name="ce20" table:formula="of:=SUM([.B$2:.B14])/SUM([.B$2:.B$126])" office:value-type="percentage" office:value="0.62932018681889" calcext:value-type="percentage">
            <text:p>62,93 %</text:p>
          </table:table-cell>
          <table:table-cell office:value-type="float" office:value="2985" calcext:value-type="float">
            <text:p>2985</text:p>
          </table:table-cell>
          <table:table-cell table:style-name="ce25" table:formula="of:=SUM([.D$2:.D14])/SUM([.D$2:.D$126])" office:value-type="percentage" office:value="0.402590830887562" calcext:value-type="percentage">
            <text:p>40,26 %</text:p>
          </table:table-cell>
          <table:table-cell table:style-name="ce28" office:value-type="currency" office:currency="EUR" office:value="193.915904761905" calcext:value-type="currency">
            <text:p>194 €</text:p>
          </table:table-cell>
          <table:table-cell table:style-name="ce31" table:formula="of:=[.F14]*[.D14]" office:value-type="currency" office:currency="EUR" office:value="578838.975714286" calcext:value-type="currency">
            <text:p>578.839 €</text:p>
          </table:table-cell>
          <table:table-cell table:style-name="ce34" table:formula="of:=SUM([.G$2:.G14])/SUM([.G$2:.G$126])" office:value-type="percentage" office:value="0.861725904997024" calcext:value-type="percentage">
            <text:p>86,17 %</text:p>
          </table:table-cell>
          <table:table-cell table:style-name="ce1" office:value-type="string" calcext:value-type="string">
            <text:p>pc_hard_drive</text:p>
          </table:table-cell>
          <table:table-cell table:style-name="ce11" office:value-type="string" calcext:value-type="string">
            <text:p>['hard', 'drive', 'pc', 'sata', '35"', 'mac', 'nas', 'wd', 'digital', 'western']</text:p>
          </table:table-cell>
          <table:table-cell table:style-name="ce11" office:value-type="string" calcext:value-type="string">
            <text:p>['hard:163', 'drive:138', 'pc:94', 'sata:85', '35":65', 'mac:63', 'nas:57', 'wd:56', 'digital:53', 'western:53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11905404</text:p>
          </table:table-cell>
          <table:table-cell table:style-name="ce17" office:value-type="float" office:value="476" calcext:value-type="float">
            <text:p>476</text:p>
          </table:table-cell>
          <table:table-cell table:style-name="ce20" table:formula="of:=SUM([.B$2:.B15])/SUM([.B$2:.B$126])" office:value-type="percentage" office:value="0.654021795537104" calcext:value-type="percentage">
            <text:p>65,40 %</text:p>
          </table:table-cell>
          <table:table-cell office:value-type="float" office:value="4102" calcext:value-type="float">
            <text:p>4102</text:p>
          </table:table-cell>
          <table:table-cell table:style-name="ce25" table:formula="of:=SUM([.D$2:.D15])/SUM([.D$2:.D$126])" office:value-type="percentage" office:value="0.454483351887461" calcext:value-type="percentage">
            <text:p>45,45 %</text:p>
          </table:table-cell>
          <table:table-cell table:style-name="ce28" office:value-type="currency" office:currency="EUR" office:value="127.012236842105" calcext:value-type="currency">
            <text:p>127 €</text:p>
          </table:table-cell>
          <table:table-cell table:style-name="ce31" table:formula="of:=[.F15]*[.D15]" office:value-type="currency" office:currency="EUR" office:value="521004.195526316" calcext:value-type="currency">
            <text:p>521.004 €</text:p>
          </table:table-cell>
          <table:table-cell table:style-name="ce34" table:formula="of:=SUM([.G$2:.G15])/SUM([.G$2:.G$126])" office:value-type="percentage" office:value="0.871130536033433" calcext:value-type="percentage">
            <text:p>87,11 %</text:p>
          </table:table-cell>
          <table:table-cell table:style-name="ce1" office:value-type="string" calcext:value-type="string">
            <text:p>gadgets</text:p>
          </table:table-cell>
          <table:table-cell table:style-name="ce11" office:value-type="string" calcext:value-type="string">
            <text:p>['ipad', 'for_iphone', 'iphone', 'ipod', 'bluetooth', 'control', 'white', 'app', 'black', 'activity']</text:p>
          </table:table-cell>
          <table:table-cell table:style-name="ce11" office:value-type="string" calcext:value-type="string">
            <text:p>['ipad:230', 'for_iphone:205', 'iphone:157', 'ipod:138', 'bluetooth:100', 'control:97', 'white:94', 'app:80', 'black:75', 'activity:72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113271716</text:p>
          </table:table-cell>
          <table:table-cell table:style-name="ce17" office:value-type="float" office:value="7" calcext:value-type="float">
            <text:p>7</text:p>
          </table:table-cell>
          <table:table-cell table:style-name="ce20" table:formula="of:=SUM([.B$2:.B16])/SUM([.B$2:.B$126])" office:value-type="percentage" office:value="0.654385054488843" calcext:value-type="percentage">
            <text:p>65,44 %</text:p>
          </table:table-cell>
          <table:table-cell office:value-type="float" office:value="352" calcext:value-type="float">
            <text:p>352</text:p>
          </table:table-cell>
          <table:table-cell table:style-name="ce25" table:formula="of:=SUM([.D$2:.D16])/SUM([.D$2:.D$126])" office:value-type="percentage" office:value="0.458936342475458" calcext:value-type="percentage">
            <text:p>45,89 %</text:p>
          </table:table-cell>
          <table:table-cell table:style-name="ce28" office:value-type="currency" office:currency="EUR" office:value="1201.5" calcext:value-type="currency">
            <text:p>1.202 €</text:p>
          </table:table-cell>
          <table:table-cell table:style-name="ce31" table:formula="of:=[.F16]*[.D16]" office:value-type="currency" office:currency="EUR" office:value="422928" calcext:value-type="currency">
            <text:p>422.928 €</text:p>
          </table:table-cell>
          <table:table-cell table:style-name="ce34" table:formula="of:=SUM([.G$2:.G16])/SUM([.G$2:.G$126])" office:value-type="percentage" office:value="0.878764796619278" calcext:value-type="percentage">
            <text:p>87,88 %</text:p>
          </table:table-cell>
          <table:table-cell table:style-name="ce1" office:value-type="string" calcext:value-type="string">
            <text:p>iphone_x</text:p>
          </table:table-cell>
          <table:table-cell table:style-name="ce11" office:value-type="string" calcext:value-type="string">
            <text:p>['x', 'iphone', 'apple', '64gb', 'new', 'free', 'gray', '256gb', 'space', 'silver']</text:p>
          </table:table-cell>
          <table:table-cell table:style-name="ce11" office:value-type="string" calcext:value-type="string">
            <text:p>['x:14', 'iphone:14', 'apple:10', '64gb:8', 'new:7', 'free:7', 'gray:6', '256gb:6', 'space:6', 'silver:4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5384</text:p>
          </table:table-cell>
          <table:table-cell table:style-name="ce17" office:value-type="float" office:value="182" calcext:value-type="float">
            <text:p>182</text:p>
          </table:table-cell>
          <table:table-cell table:style-name="ce20" table:formula="of:=SUM([.B$2:.B17])/SUM([.B$2:.B$126])" office:value-type="percentage" office:value="0.663829787234043" calcext:value-type="percentage">
            <text:p>66,38 %</text:p>
          </table:table-cell>
          <table:table-cell office:value-type="float" office:value="2644" calcext:value-type="float">
            <text:p>2644</text:p>
          </table:table-cell>
          <table:table-cell table:style-name="ce25" table:formula="of:=SUM([.D$2:.D17])/SUM([.D$2:.D$126])" office:value-type="percentage" office:value="0.492384374051209" calcext:value-type="percentage">
            <text:p>49,24 %</text:p>
          </table:table-cell>
          <table:table-cell table:style-name="ce28" office:value-type="currency" office:currency="EUR" office:value="148.068826815642" calcext:value-type="currency">
            <text:p>148 €</text:p>
          </table:table-cell>
          <table:table-cell table:style-name="ce31" table:formula="of:=[.F17]*[.D17]" office:value-type="currency" office:currency="EUR" office:value="391493.978100559" calcext:value-type="currency">
            <text:p>391.494 €</text:p>
          </table:table-cell>
          <table:table-cell table:style-name="ce34" table:formula="of:=SUM([.G$2:.G17])/SUM([.G$2:.G$126])" office:value-type="percentage" office:value="0.885831642622874" calcext:value-type="percentage">
            <text:p>88,58 %</text:p>
          </table:table-cell>
          <table:table-cell table:style-name="ce1" office:value-type="string" calcext:value-type="string">
            <text:p>headphone</text:p>
          </table:table-cell>
          <table:table-cell table:style-name="ce11" office:value-type="string" calcext:value-type="string">
            <text:p>['headphones', 'ipad', 'headset', 'wireless', 'ipod', 'for_iphone', 'bluetooth', 'black', 'beats', 'iphone']</text:p>
          </table:table-cell>
          <table:table-cell table:style-name="ce11" office:value-type="string" calcext:value-type="string">
            <text:p>['headphones:183', 'ipad:137', 'headset:123', 'wireless:122', 'ipod:116', 'for_iphone:114', 'bluetooth:113', 'black:57', 'beats:56', 'iphone:46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51601716</text:p>
          </table:table-cell>
          <table:table-cell table:style-name="ce17" office:value-type="float" office:value="44" calcext:value-type="float">
            <text:p>44</text:p>
          </table:table-cell>
          <table:table-cell table:style-name="ce20" table:formula="of:=SUM([.B$2:.B18])/SUM([.B$2:.B$126])" office:value-type="percentage" office:value="0.666113129216399" calcext:value-type="percentage">
            <text:p>66,61 %</text:p>
          </table:table-cell>
          <table:table-cell office:value-type="float" office:value="832" calcext:value-type="float">
            <text:p>832</text:p>
          </table:table-cell>
          <table:table-cell table:style-name="ce25" table:formula="of:=SUM([.D$2:.D18])/SUM([.D$2:.D$126])" office:value-type="percentage" office:value="0.50290962453193" calcext:value-type="percentage">
            <text:p>50,29 %</text:p>
          </table:table-cell>
          <table:table-cell table:style-name="ce28" office:value-type="currency" office:currency="EUR" office:value="464.370930232558" calcext:value-type="currency">
            <text:p>464 €</text:p>
          </table:table-cell>
          <table:table-cell table:style-name="ce31" table:formula="of:=[.F18]*[.D18]" office:value-type="currency" office:currency="EUR" office:value="386356.613953488" calcext:value-type="currency">
            <text:p>386.357 €</text:p>
          </table:table-cell>
          <table:table-cell table:style-name="ce34" table:formula="of:=SUM([.G$2:.G18])/SUM([.G$2:.G$126])" office:value-type="percentage" office:value="0.892805754221032" calcext:value-type="percentage">
            <text:p>89,28 %</text:p>
          </table:table-cell>
          <table:table-cell table:style-name="ce1" office:value-type="string" calcext:value-type="string">
            <text:p>iphone</text:p>
          </table:table-cell>
          <table:table-cell table:style-name="ce11" office:value-type="string" calcext:value-type="string">
            <text:p>['iphone', 'apple', 'new', 'se', 'free', '16gb', 'like', 'gold', 'gray', '5s']</text:p>
          </table:table-cell>
          <table:table-cell table:style-name="ce11" office:value-type="string" calcext:value-type="string">
            <text:p>['iphone:88', 'apple:54', 'new:39', 'se:33', 'free:30', '16gb:30', 'like:25', 'gold:23', 'gray:20', '5s:20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1433</text:p>
          </table:table-cell>
          <table:table-cell table:style-name="ce17" office:value-type="float" office:value="215" calcext:value-type="float">
            <text:p>215</text:p>
          </table:table-cell>
          <table:table-cell table:style-name="ce20" table:formula="of:=SUM([.B$2:.B19])/SUM([.B$2:.B$126])" office:value-type="percentage" office:value="0.677270368448365" calcext:value-type="percentage">
            <text:p>67,73 %</text:p>
          </table:table-cell>
          <table:table-cell office:value-type="float" office:value="857" calcext:value-type="float">
            <text:p>857</text:p>
          </table:table-cell>
          <table:table-cell table:style-name="ce25" table:formula="of:=SUM([.D$2:.D19])/SUM([.D$2:.D$126])" office:value-type="percentage" office:value="0.51375113854873" calcext:value-type="percentage">
            <text:p>51,38 %</text:p>
          </table:table-cell>
          <table:table-cell table:style-name="ce28" office:value-type="currency" office:currency="EUR" office:value="367.130994152047" calcext:value-type="currency">
            <text:p>367 €</text:p>
          </table:table-cell>
          <table:table-cell table:style-name="ce31" table:formula="of:=[.F19]*[.D19]" office:value-type="currency" office:currency="EUR" office:value="314631.261988304" calcext:value-type="currency">
            <text:p>314.631 €</text:p>
          </table:table-cell>
          <table:table-cell table:style-name="ce34" table:formula="of:=SUM([.G$2:.G19])/SUM([.G$2:.G$126])" office:value-type="percentage" office:value="0.898485153651838" calcext:value-type="percentage">
            <text:p>89,85 %</text:p>
          </table:table-cell>
          <table:table-cell table:style-name="ce1" office:value-type="string" calcext:value-type="string">
            <text:p>ssd_kit_mini</text:p>
          </table:table-cell>
          <table:table-cell table:style-name="ce11" office:value-type="string" calcext:value-type="string">
            <text:p>['kit', 'ssd', 'expansion', 'pro', 'ram', 'datadoubler', 'mini', 'tools', '2012', 'crucial']</text:p>
          </table:table-cell>
          <table:table-cell table:style-name="ce11" office:value-type="string" calcext:value-type="string">
            <text:p>['kit:428', 'ssd:413', 'expansion:267', 'pro:219', 'ram:183', 'datadoubler:157', 'mini:155', 'tools:139', '2012:137', 'crucial:126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113281716</text:p>
          </table:table-cell>
          <table:table-cell table:style-name="ce17" office:value-type="float" office:value="16" calcext:value-type="float">
            <text:p>16</text:p>
          </table:table-cell>
          <table:table-cell table:style-name="ce20" table:formula="of:=SUM([.B$2:.B20])/SUM([.B$2:.B$126])" office:value-type="percentage" office:value="0.678100674623768" calcext:value-type="percentage">
            <text:p>67,81 %</text:p>
          </table:table-cell>
          <table:table-cell office:value-type="float" office:value="299" calcext:value-type="float">
            <text:p>299</text:p>
          </table:table-cell>
          <table:table-cell table:style-name="ce25" table:formula="of:=SUM([.D$2:.D20])/SUM([.D$2:.D$126])" office:value-type="percentage" office:value="0.517533650440239" calcext:value-type="percentage">
            <text:p>51,75 %</text:p>
          </table:table-cell>
          <table:table-cell table:style-name="ce28" office:value-type="currency" office:currency="EUR" office:value="993.375" calcext:value-type="currency">
            <text:p>993 €</text:p>
          </table:table-cell>
          <table:table-cell table:style-name="ce31" table:formula="of:=[.F20]*[.D20]" office:value-type="currency" office:currency="EUR" office:value="297019.125" calcext:value-type="currency">
            <text:p>297.019 €</text:p>
          </table:table-cell>
          <table:table-cell table:style-name="ce34" table:formula="of:=SUM([.G$2:.G20])/SUM([.G$2:.G$126])" office:value-type="percentage" office:value="0.903846636928494" calcext:value-type="percentage">
            <text:p>90,38 %</text:p>
          </table:table-cell>
          <table:table-cell table:style-name="ce1" office:value-type="string" calcext:value-type="string">
            <text:p>iphone_8_plus</text:p>
          </table:table-cell>
          <table:table-cell table:style-name="ce11" office:value-type="string" calcext:value-type="string">
            <text:p>['plus', '8', 'apple', 'iphone', '64gb', '256gb', 'gray', 'space', 'gold', 'free']</text:p>
          </table:table-cell>
          <table:table-cell table:style-name="ce11" office:value-type="string" calcext:value-type="string">
            <text:p>['plus:32', '8:32', 'apple:32', 'iphone:32', '64gb:18', '256gb:14', 'gray:14', 'space:14', 'gold:10', 'free:9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113291716</text:p>
          </table:table-cell>
          <table:table-cell table:style-name="ce17" office:value-type="float" office:value="13" calcext:value-type="float">
            <text:p>13</text:p>
          </table:table-cell>
          <table:table-cell table:style-name="ce20" table:formula="of:=SUM([.B$2:.B21])/SUM([.B$2:.B$126])" office:value-type="percentage" office:value="0.678775298391282" calcext:value-type="percentage">
            <text:p>67,88 %</text:p>
          </table:table-cell>
          <table:table-cell office:value-type="float" office:value="301" calcext:value-type="float">
            <text:p>301</text:p>
          </table:table-cell>
          <table:table-cell table:style-name="ce25" table:formula="of:=SUM([.D$2:.D21])/SUM([.D$2:.D$126])" office:value-type="percentage" office:value="0.521341463414634" calcext:value-type="percentage">
            <text:p>52,13 %</text:p>
          </table:table-cell>
          <table:table-cell table:style-name="ce28" office:value-type="currency" office:currency="EUR" office:value="887.461538461539" calcext:value-type="currency">
            <text:p>887 €</text:p>
          </table:table-cell>
          <table:table-cell table:style-name="ce31" table:formula="of:=[.F21]*[.D21]" office:value-type="currency" office:currency="EUR" office:value="267125.923076923" calcext:value-type="currency">
            <text:p>267.126 €</text:p>
          </table:table-cell>
          <table:table-cell table:style-name="ce34" table:formula="of:=SUM([.G$2:.G21])/SUM([.G$2:.G$126])" office:value-type="percentage" office:value="0.908668518917872" calcext:value-type="percentage">
            <text:p>90,87 %</text:p>
          </table:table-cell>
          <table:table-cell table:style-name="ce1" office:value-type="string" calcext:value-type="string">
            <text:p>iphone_8</text:p>
          </table:table-cell>
          <table:table-cell table:style-name="ce11" office:value-type="string" calcext:value-type="string">
            <text:p>['iphone', 'apple', '8', '64gb', '256gb', 'gold', 'silver', 'new', 'free', 'gray']</text:p>
          </table:table-cell>
          <table:table-cell table:style-name="ce11" office:value-type="string" calcext:value-type="string">
            <text:p>['iphone:26', 'apple:26', '8:26', '64gb:14', '256gb:12', 'gold:12', 'silver:8', 'new:6', 'free:6', 'gray:6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85641716</text:p>
          </table:table-cell>
          <table:table-cell table:style-name="ce17" office:value-type="float" office:value="33" calcext:value-type="float">
            <text:p>33</text:p>
          </table:table-cell>
          <table:table-cell table:style-name="ce20" table:formula="of:=SUM([.B$2:.B22])/SUM([.B$2:.B$126])" office:value-type="percentage" office:value="0.680487804878049" calcext:value-type="percentage">
            <text:p>68,05 %</text:p>
          </table:table-cell>
          <table:table-cell office:value-type="float" office:value="328" calcext:value-type="float">
            <text:p>328</text:p>
          </table:table-cell>
          <table:table-cell table:style-name="ce25" table:formula="of:=SUM([.D$2:.D22])/SUM([.D$2:.D$126])" office:value-type="percentage" office:value="0.525490841007995" calcext:value-type="percentage">
            <text:p>52,55 %</text:p>
          </table:table-cell>
          <table:table-cell table:style-name="ce28" office:value-type="currency" office:currency="EUR" office:value="797.540625" calcext:value-type="currency">
            <text:p>798 €</text:p>
          </table:table-cell>
          <table:table-cell table:style-name="ce31" table:formula="of:=[.F22]*[.D22]" office:value-type="currency" office:currency="EUR" office:value="261593.325" calcext:value-type="currency">
            <text:p>261.593 €</text:p>
          </table:table-cell>
          <table:table-cell table:style-name="ce34" table:formula="of:=SUM([.G$2:.G22])/SUM([.G$2:.G$126])" office:value-type="percentage" office:value="0.913390532146052" calcext:value-type="percentage">
            <text:p>91,34 %</text:p>
          </table:table-cell>
          <table:table-cell table:style-name="ce1" office:value-type="string" calcext:value-type="string">
            <text:p>iphone_7</text:p>
          </table:table-cell>
          <table:table-cell table:style-name="ce11" office:value-type="string" calcext:value-type="string">
            <text:p>['iphone', '7', 'apple', 'free', 'new', 'gold', 'black', '128gb', '256gb', '32gb']</text:p>
          </table:table-cell>
          <table:table-cell table:style-name="ce11" office:value-type="string" calcext:value-type="string">
            <text:p>['iphone:66', '7:66', 'apple:64', 'free:32', 'new:31', 'gold:24', 'black:24', '128gb:24', '256gb:21', '32gb:20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12995397</text:p>
          </table:table-cell>
          <table:table-cell table:style-name="ce17" office:value-type="float" office:value="97" calcext:value-type="float">
            <text:p>97</text:p>
          </table:table-cell>
          <table:table-cell table:style-name="ce20" table:formula="of:=SUM([.B$2:.B23])/SUM([.B$2:.B$126])" office:value-type="percentage" office:value="0.685521536066425" calcext:value-type="percentage">
            <text:p>68,55 %</text:p>
          </table:table-cell>
          <table:table-cell office:value-type="float" office:value="805" calcext:value-type="float">
            <text:p>805</text:p>
          </table:table-cell>
          <table:table-cell table:style-name="ce25" table:formula="of:=SUM([.D$2:.D23])/SUM([.D$2:.D$126])" office:value-type="percentage" office:value="0.53567452686975" calcext:value-type="percentage">
            <text:p>53,57 %</text:p>
          </table:table-cell>
          <table:table-cell table:style-name="ce28" office:value-type="currency" office:currency="EUR" office:value="309.746421052632" calcext:value-type="currency">
            <text:p>310 €</text:p>
          </table:table-cell>
          <table:table-cell table:style-name="ce31" table:formula="of:=[.F23]*[.D23]" office:value-type="currency" office:currency="EUR" office:value="249345.868947368" calcext:value-type="currency">
            <text:p>249.346 €</text:p>
          </table:table-cell>
          <table:table-cell table:style-name="ce34" table:formula="of:=SUM([.G$2:.G23])/SUM([.G$2:.G$126])" office:value-type="percentage" office:value="0.917891466914023" calcext:value-type="percentage">
            <text:p>91,79 %</text:p>
          </table:table-cell>
          <table:table-cell table:style-name="ce1" office:value-type="string" calcext:value-type="string">
            <text:p>thunderbolt_dock</text:p>
          </table:table-cell>
          <table:table-cell table:style-name="ce11" office:value-type="string" calcext:value-type="string">
            <text:p>['thunderbolt', 'usb', 'external', '3.0', 'pc', 'dock', 'for_mac', '3', 'box', '2']</text:p>
          </table:table-cell>
          <table:table-cell table:style-name="ce11" office:value-type="string" calcext:value-type="string">
            <text:p>['thunderbolt:73', 'usb:72', 'external:48', '3.0:47', 'pc:41', 'dock:40', 'for_mac:39', '3:39', 'box:38', '2:34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1714</text:p>
          </table:table-cell>
          <table:table-cell table:style-name="ce17" office:value-type="float" office:value="28" calcext:value-type="float">
            <text:p>28</text:p>
          </table:table-cell>
          <table:table-cell table:style-name="ce20" table:formula="of:=SUM([.B$2:.B24])/SUM([.B$2:.B$126])" office:value-type="percentage" office:value="0.686974571873378" calcext:value-type="percentage">
            <text:p>68,70 %</text:p>
          </table:table-cell>
          <table:table-cell office:value-type="float" office:value="306" calcext:value-type="float">
            <text:p>306</text:p>
          </table:table-cell>
          <table:table-cell table:style-name="ce25" table:formula="of:=SUM([.D$2:.D24])/SUM([.D$2:.D$126])" office:value-type="percentage" office:value="0.539545592551361" calcext:value-type="percentage">
            <text:p>53,95 %</text:p>
          </table:table-cell>
          <table:table-cell table:style-name="ce28" office:value-type="currency" office:currency="EUR" office:value="794.969642857143" calcext:value-type="currency">
            <text:p>795 €</text:p>
          </table:table-cell>
          <table:table-cell table:style-name="ce31" table:formula="of:=[.F24]*[.D24]" office:value-type="currency" office:currency="EUR" office:value="243260.710714286" calcext:value-type="currency">
            <text:p>243.261 €</text:p>
          </table:table-cell>
          <table:table-cell table:style-name="ce34" table:formula="of:=SUM([.G$2:.G24])/SUM([.G$2:.G$126])" office:value-type="percentage" office:value="0.922282558674064" calcext:value-type="percentage">
            <text:p>92,23 %</text:p>
          </table:table-cell>
          <table:table-cell table:style-name="ce1" office:value-type="string" calcext:value-type="string">
            <text:p>ipad</text:p>
          </table:table-cell>
          <table:table-cell table:style-name="ce11" office:value-type="string" calcext:value-type="string">
            <text:p>['ipad', 'wifi', 'apple', 'new', 'pro', 'cellular', '128gb', '32gb', 'gold', 'a)']</text:p>
          </table:table-cell>
          <table:table-cell table:style-name="ce11" office:value-type="string" calcext:value-type="string">
            <text:p>['ipad:56', 'wifi:50', 'apple:30', 'new:27', 'pro:26', 'cellular:25', '128gb:23', '32gb:16', 'gold:16', 'a):14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24895185</text:p>
          </table:table-cell>
          <table:table-cell table:style-name="ce17" office:value-type="float" office:value="70" calcext:value-type="float">
            <text:p>70</text:p>
          </table:table-cell>
          <table:table-cell table:style-name="ce20" table:formula="of:=SUM([.B$2:.B25])/SUM([.B$2:.B$126])" office:value-type="percentage" office:value="0.690607161390763" calcext:value-type="percentage">
            <text:p>69,06 %</text:p>
          </table:table-cell>
          <table:table-cell office:value-type="float" office:value="425" calcext:value-type="float">
            <text:p>425</text:p>
          </table:table-cell>
          <table:table-cell table:style-name="ce25" table:formula="of:=SUM([.D$2:.D25])/SUM([.D$2:.D$126])" office:value-type="percentage" office:value="0.54492207266471" calcext:value-type="percentage">
            <text:p>54,49 %</text:p>
          </table:table-cell>
          <table:table-cell table:style-name="ce28" office:value-type="currency" office:currency="EUR" office:value="549.298507462687" calcext:value-type="currency">
            <text:p>549 €</text:p>
          </table:table-cell>
          <table:table-cell table:style-name="ce31" table:formula="of:=[.F25]*[.D25]" office:value-type="currency" office:currency="EUR" office:value="233451.865671642" calcext:value-type="currency">
            <text:p>233.452 €</text:p>
          </table:table-cell>
          <table:table-cell table:style-name="ce34" table:formula="of:=SUM([.G$2:.G25])/SUM([.G$2:.G$126])" office:value-type="percentage" office:value="0.926496591267766" calcext:value-type="percentage">
            <text:p>92,65 %</text:p>
          </table:table-cell>
          <table:table-cell table:style-name="ce1" office:value-type="string" calcext:value-type="string">
            <text:p>apple_watch_42</text:p>
          </table:table-cell>
          <table:table-cell table:style-name="ce11" office:value-type="string" calcext:value-type="string">
            <text:p>['watch', 'apple', '42mm', 'strap', 'case', 'aluminum', 'sport', 'series', 'gps', 'nike']</text:p>
          </table:table-cell>
          <table:table-cell table:style-name="ce11" office:value-type="string" calcext:value-type="string">
            <text:p>['watch:140', 'apple:140', '42mm:93', 'strap:82', 'case:64', 'aluminum:59', 'sport:57', 'series:56', 'gps:50', 'nike:39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85651716</text:p>
          </table:table-cell>
          <table:table-cell table:style-name="ce17" office:value-type="float" office:value="42" calcext:value-type="float">
            <text:p>42</text:p>
          </table:table-cell>
          <table:table-cell table:style-name="ce20" table:formula="of:=SUM([.B$2:.B26])/SUM([.B$2:.B$126])" office:value-type="percentage" office:value="0.692786715101194" calcext:value-type="percentage">
            <text:p>69,28 %</text:p>
          </table:table-cell>
          <table:table-cell office:value-type="float" office:value="246" calcext:value-type="float">
            <text:p>246</text:p>
          </table:table-cell>
          <table:table-cell table:style-name="ce25" table:formula="of:=SUM([.D$2:.D26])/SUM([.D$2:.D$126])" office:value-type="percentage" office:value="0.548034105859731" calcext:value-type="percentage">
            <text:p>54,80 %</text:p>
          </table:table-cell>
          <table:table-cell table:style-name="ce28" office:value-type="currency" office:currency="EUR" office:value="947.681666666667" calcext:value-type="currency">
            <text:p>948 €</text:p>
          </table:table-cell>
          <table:table-cell table:style-name="ce31" table:formula="of:=[.F26]*[.D26]" office:value-type="currency" office:currency="EUR" office:value="233129.69" calcext:value-type="currency">
            <text:p>233.130 €</text:p>
          </table:table-cell>
          <table:table-cell table:style-name="ce34" table:formula="of:=SUM([.G$2:.G26])/SUM([.G$2:.G$126])" office:value-type="percentage" office:value="0.930704808278125" calcext:value-type="percentage">
            <text:p>93,07 %</text:p>
          </table:table-cell>
          <table:table-cell table:style-name="ce1" office:value-type="string" calcext:value-type="string">
            <text:p>iphone_7_plus</text:p>
          </table:table-cell>
          <table:table-cell table:style-name="ce11" office:value-type="string" calcext:value-type="string">
            <text:p>['iphone', '7', 'plus', 'apple', 'new', 'free', '128gb', 'black', '256gb', 'gold']</text:p>
          </table:table-cell>
          <table:table-cell table:style-name="ce11" office:value-type="string" calcext:value-type="string">
            <text:p>['iphone:84', '7:84', 'plus:84', 'apple:82', 'new:43', 'free:38', '128gb:29', 'black:29', '256gb:26', 'gold:25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106431714</text:p>
          </table:table-cell>
          <table:table-cell table:style-name="ce17" office:value-type="float" office:value="29" calcext:value-type="float">
            <text:p>29</text:p>
          </table:table-cell>
          <table:table-cell table:style-name="ce20" table:formula="of:=SUM([.B$2:.B27])/SUM([.B$2:.B$126])" office:value-type="percentage" office:value="0.69429164504411" calcext:value-type="percentage">
            <text:p>69,43 %</text:p>
          </table:table-cell>
          <table:table-cell office:value-type="float" office:value="233" calcext:value-type="float">
            <text:p>233</text:p>
          </table:table-cell>
          <table:table-cell table:style-name="ce25" table:formula="of:=SUM([.D$2:.D27])/SUM([.D$2:.D$126])" office:value-type="percentage" office:value="0.55098168201599" calcext:value-type="percentage">
            <text:p>55,10 %</text:p>
          </table:table-cell>
          <table:table-cell table:style-name="ce28" office:value-type="currency" office:currency="EUR" office:value="989.689655172414" calcext:value-type="currency">
            <text:p>990 €</text:p>
          </table:table-cell>
          <table:table-cell table:style-name="ce31" table:formula="of:=[.F27]*[.D27]" office:value-type="currency" office:currency="EUR" office:value="230597.689655172" calcext:value-type="currency">
            <text:p>230.598 €</text:p>
          </table:table-cell>
          <table:table-cell table:style-name="ce34" table:formula="of:=SUM([.G$2:.G27])/SUM([.G$2:.G$126])" office:value-type="percentage" office:value="0.934867320226545" calcext:value-type="percentage">
            <text:p>93,49 %</text:p>
          </table:table-cell>
          <table:table-cell table:style-name="ce1" office:value-type="string" calcext:value-type="string">
            <text:p>ipad_pro</text:p>
          </table:table-cell>
          <table:table-cell table:style-name="ce11" office:value-type="string" calcext:value-type="string">
            <text:p>['pro', 'ipad', 'wifi', 'apple', 'cellular', 'new', '10.5"', '64gb', '256gb', '512gb']</text:p>
          </table:table-cell>
          <table:table-cell table:style-name="ce11" office:value-type="string" calcext:value-type="string">
            <text:p>['pro:57', 'ipad:57', 'wifi:56', 'apple:29', 'cellular:29', 'new:27', '10.5":26', '64gb:24', '256gb:17', '512gb:16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1231</text:p>
          </table:table-cell>
          <table:table-cell table:style-name="ce17" office:value-type="float" office:value="10" calcext:value-type="float">
            <text:p>10</text:p>
          </table:table-cell>
          <table:table-cell table:style-name="ce20" table:formula="of:=SUM([.B$2:.B28])/SUM([.B$2:.B$126])" office:value-type="percentage" office:value="0.694810586403736" calcext:value-type="percentage">
            <text:p>69,48 %</text:p>
          </table:table-cell>
          <table:table-cell office:value-type="float" office:value="1477" calcext:value-type="float">
            <text:p>1477</text:p>
          </table:table-cell>
          <table:table-cell table:style-name="ce25" table:formula="of:=SUM([.D$2:.D28])/SUM([.D$2:.D$126])" office:value-type="percentage" office:value="0.569666531727558" calcext:value-type="percentage">
            <text:p>56,97 %</text:p>
          </table:table-cell>
          <table:table-cell table:style-name="ce28" office:value-type="currency" office:currency="EUR" office:value="145.2" calcext:value-type="currency">
            <text:p>145 €</text:p>
          </table:table-cell>
          <table:table-cell table:style-name="ce31" table:formula="of:=[.F28]*[.D28]" office:value-type="currency" office:currency="EUR" office:value="214460.4" calcext:value-type="currency">
            <text:p>214.460 €</text:p>
          </table:table-cell>
          <table:table-cell table:style-name="ce34" table:formula="of:=SUM([.G$2:.G28])/SUM([.G$2:.G$126])" office:value-type="percentage" office:value="0.938738538445591" calcext:value-type="percentage">
            <text:p>93,87 %</text:p>
          </table:table-cell>
          <table:table-cell table:style-name="ce1" office:value-type="string" calcext:value-type="string">
            <text:p>applecare</text:p>
          </table:table-cell>
          <table:table-cell table:style-name="ce11" office:value-type="string" calcext:value-type="string">
            <text:p>['extended', 'applecare', 'apple', 'warranty', 'care', 'protection', 'macbook', 'plan', 'pro', 'mac']</text:p>
          </table:table-cell>
          <table:table-cell table:style-name="ce11" office:value-type="string" calcext:value-type="string">
            <text:p>['extended:10', 'applecare:10', 'apple:10', 'warranty:10', 'care:9', 'protection:9', 'macbook:7', 'plan:7', 'pro:6', 'mac:4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21561716</text:p>
          </table:table-cell>
          <table:table-cell table:style-name="ce17" office:value-type="float" office:value="5" calcext:value-type="float">
            <text:p>5</text:p>
          </table:table-cell>
          <table:table-cell table:style-name="ce20" table:formula="of:=SUM([.B$2:.B29])/SUM([.B$2:.B$126])" office:value-type="percentage" office:value="0.69507005708355" calcext:value-type="percentage">
            <text:p>69,51 %</text:p>
          </table:table-cell>
          <table:table-cell office:value-type="float" office:value="352" calcext:value-type="float">
            <text:p>352</text:p>
          </table:table-cell>
          <table:table-cell table:style-name="ce25" table:formula="of:=SUM([.D$2:.D29])/SUM([.D$2:.D$126])" office:value-type="percentage" office:value="0.574119522315555" calcext:value-type="percentage">
            <text:p>57,41 %</text:p>
          </table:table-cell>
          <table:table-cell table:style-name="ce28" office:value-type="currency" office:currency="EUR" office:value="585.132" calcext:value-type="currency">
            <text:p>585 €</text:p>
          </table:table-cell>
          <table:table-cell table:style-name="ce31" table:formula="of:=[.F29]*[.D29]" office:value-type="currency" office:currency="EUR" office:value="205966.464" calcext:value-type="currency">
            <text:p>205.966 €</text:p>
          </table:table-cell>
          <table:table-cell table:style-name="ce34" table:formula="of:=SUM([.G$2:.G29])/SUM([.G$2:.G$126])" office:value-type="percentage" office:value="0.94245643288181" calcext:value-type="percentage">
            <text:p>94,25 %</text:p>
          </table:table-cell>
          <table:table-cell table:style-name="ce1" office:value-type="string" calcext:value-type="string">
            <text:p>iphone_6</text:p>
          </table:table-cell>
          <table:table-cell table:style-name="ce11" office:value-type="string" calcext:value-type="string">
            <text:p>['iphone', '6', 'apple', 'space', 'gray', 'new', '32gb', '16gb', 'like', 'free']</text:p>
          </table:table-cell>
          <table:table-cell table:style-name="ce11" office:value-type="string" calcext:value-type="string">
            <text:p>['iphone:10', '6:10', 'apple:9', 'space:8', 'gray:8', 'new:5', '32gb:4', '16gb:4', 'like:4', 'free:3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11865403</text:p>
          </table:table-cell>
          <table:table-cell table:style-name="ce17" office:value-type="float" office:value="1092" calcext:value-type="float">
            <text:p>1092</text:p>
          </table:table-cell>
          <table:table-cell table:style-name="ce20" table:formula="of:=SUM([.B$2:.B30])/SUM([.B$2:.B$126])" office:value-type="percentage" office:value="0.751738453554748" calcext:value-type="percentage">
            <text:p>75,17 %</text:p>
          </table:table-cell>
          <table:table-cell office:value-type="float" office:value="4848" calcext:value-type="float">
            <text:p>4848</text:p>
          </table:table-cell>
          <table:table-cell table:style-name="ce25" table:formula="of:=SUM([.D$2:.D30])/SUM([.D$2:.D$126])" office:value-type="percentage" office:value="0.635449347232062" calcext:value-type="percentage">
            <text:p>63,54 %</text:p>
          </table:table-cell>
          <table:table-cell table:style-name="ce28" office:value-type="currency" office:currency="EUR" office:value="39.8057994323557" calcext:value-type="currency">
            <text:p>40 €</text:p>
          </table:table-cell>
          <table:table-cell table:style-name="ce31" table:formula="of:=[.F30]*[.D30]" office:value-type="currency" office:currency="EUR" office:value="192978.515648061" calcext:value-type="currency">
            <text:p>192.979 €</text:p>
          </table:table-cell>
          <table:table-cell table:style-name="ce34" table:formula="of:=SUM([.G$2:.G30])/SUM([.G$2:.G$126])" office:value-type="percentage" office:value="0.945939882253634" calcext:value-type="percentage">
            <text:p>94,59 %</text:p>
          </table:table-cell>
          <table:table-cell table:style-name="ce1" office:value-type="string" calcext:value-type="string">
            <text:p>iphone_case</text:p>
          </table:table-cell>
          <table:table-cell table:style-name="ce11" office:value-type="string" calcext:value-type="string">
            <text:p>['case', 'iphone', '6', 'plus', 'for_iphone', '6s', '7', 'cover', 'black', 'leather']</text:p>
          </table:table-cell>
          <table:table-cell table:style-name="ce11" office:value-type="string" calcext:value-type="string">
            <text:p>['case:1631', 'iphone:1318', '6:899', 'plus:850', 'for_iphone:789', '6s:623', '7:491', 'cover:448', 'black:358', 'leather:339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12585395</text:p>
          </table:table-cell>
          <table:table-cell table:style-name="ce17" office:value-type="float" office:value="190" calcext:value-type="float">
            <text:p>190</text:p>
          </table:table-cell>
          <table:table-cell table:style-name="ce20" table:formula="of:=SUM([.B$2:.B31])/SUM([.B$2:.B$126])" office:value-type="percentage" office:value="0.761598339387649" calcext:value-type="percentage">
            <text:p>76,16 %</text:p>
          </table:table-cell>
          <table:table-cell office:value-type="float" office:value="2421" calcext:value-type="float">
            <text:p>2421</text:p>
          </table:table-cell>
          <table:table-cell table:style-name="ce25" table:formula="of:=SUM([.D$2:.D31])/SUM([.D$2:.D$126])" office:value-type="percentage" office:value="0.666076308065985" calcext:value-type="percentage">
            <text:p>66,61 %</text:p>
          </table:table-cell>
          <table:table-cell table:style-name="ce28" office:value-type="currency" office:currency="EUR" office:value="74.4417368421053" calcext:value-type="currency">
            <text:p>74 €</text:p>
          </table:table-cell>
          <table:table-cell table:style-name="ce31" table:formula="of:=[.F31]*[.D31]" office:value-type="currency" office:currency="EUR" office:value="180223.444894737" calcext:value-type="currency">
            <text:p>180.223 €</text:p>
          </table:table-cell>
          <table:table-cell table:style-name="ce34" table:formula="of:=SUM([.G$2:.G31])/SUM([.G$2:.G$126])" office:value-type="percentage" office:value="0.94919309022758" calcext:value-type="percentage">
            <text:p>94,92 %</text:p>
          </table:table-cell>
          <table:table-cell table:style-name="ce1" office:value-type="string" calcext:value-type="string">
            <text:p>usb_adapter</text:p>
          </table:table-cell>
          <table:table-cell table:style-name="ce11" office:value-type="string" calcext:value-type="string">
            <text:p>['usb', 'adapter', 'usb-c', '3.0', 'hdmi', 'hub', 'for_mac', 'ethernet', 'thunderbolt', 'pc']</text:p>
          </table:table-cell>
          <table:table-cell table:style-name="ce11" office:value-type="string" calcext:value-type="string">
            <text:p>['usb:250', 'adapter:204', 'usb-c:145', '3.0:96', 'hdmi:89', 'hub:87', 'for_mac:77', 'ethernet:74', 'thunderbolt:69', 'pc:65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5398</text:p>
          </table:table-cell>
          <table:table-cell table:style-name="ce17" office:value-type="float" office:value="160" calcext:value-type="float">
            <text:p>160</text:p>
          </table:table-cell>
          <table:table-cell table:style-name="ce20" table:formula="of:=SUM([.B$2:.B32])/SUM([.B$2:.B$126])" office:value-type="percentage" office:value="0.769901401141671" calcext:value-type="percentage">
            <text:p>76,99 %</text:p>
          </table:table-cell>
          <table:table-cell office:value-type="float" office:value="899" calcext:value-type="float">
            <text:p>899</text:p>
          </table:table-cell>
          <table:table-cell table:style-name="ce25" table:formula="of:=SUM([.D$2:.D32])/SUM([.D$2:.D$126])" office:value-type="percentage" office:value="0.677449144823399" calcext:value-type="percentage">
            <text:p>67,74 %</text:p>
          </table:table-cell>
          <table:table-cell table:style-name="ce28" office:value-type="currency" office:currency="EUR" office:value="190.822327044025" calcext:value-type="currency">
            <text:p>191 €</text:p>
          </table:table-cell>
          <table:table-cell table:style-name="ce31" table:formula="of:=[.F32]*[.D32]" office:value-type="currency" office:currency="EUR" office:value="171549.272012579" calcext:value-type="currency">
            <text:p>171.549 €</text:p>
          </table:table-cell>
          <table:table-cell table:style-name="ce34" table:formula="of:=SUM([.G$2:.G32])/SUM([.G$2:.G$126])" office:value-type="percentage" office:value="0.952289720968169" calcext:value-type="percentage">
            <text:p>95,23 %</text:p>
          </table:table-cell>
          <table:table-cell table:style-name="ce1" office:value-type="string" calcext:value-type="string">
            <text:p>bluetooth_speaker</text:p>
          </table:table-cell>
          <table:table-cell table:style-name="ce11" office:value-type="string" calcext:value-type="string">
            <text:p>['speaker', 'bluetooth', 'ipad', 'for_iphone', 'portable', 'wireless', 'ipod', 'black', 'ipod.', 'waterproof']</text:p>
          </table:table-cell>
          <table:table-cell table:style-name="ce11" office:value-type="string" calcext:value-type="string">
            <text:p>['speaker:249', 'bluetooth:177', 'ipad:109', 'for_iphone:99', 'portable:75', 'wireless:74', 'ipod:58', 'black:57', 'ipod.:48', 'waterproof:38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21632158</text:p>
          </table:table-cell>
          <table:table-cell table:style-name="ce17" office:value-type="float" office:value="37" calcext:value-type="float">
            <text:p>37</text:p>
          </table:table-cell>
          <table:table-cell table:style-name="ce20" table:formula="of:=SUM([.B$2:.B33])/SUM([.B$2:.B$126])" office:value-type="percentage" office:value="0.771821484172289" calcext:value-type="percentage">
            <text:p>77,18 %</text:p>
          </table:table-cell>
          <table:table-cell office:value-type="float" office:value="29" calcext:value-type="float">
            <text:p>29</text:p>
          </table:table-cell>
          <table:table-cell table:style-name="ce25" table:formula="of:=SUM([.D$2:.D33])/SUM([.D$2:.D$126])" office:value-type="percentage" office:value="0.677816010525251" calcext:value-type="percentage">
            <text:p>67,78 %</text:p>
          </table:table-cell>
          <table:table-cell table:style-name="ce28" office:value-type="currency" office:currency="EUR" office:value="5467.00972972973" calcext:value-type="currency">
            <text:p>5.467 €</text:p>
          </table:table-cell>
          <table:table-cell table:style-name="ce31" table:formula="of:=[.F33]*[.D33]" office:value-type="currency" office:currency="EUR" office:value="158543.282162162" calcext:value-type="currency">
            <text:p>158.543 €</text:p>
          </table:table-cell>
          <table:table-cell table:style-name="ce34" table:formula="of:=SUM([.G$2:.G33])/SUM([.G$2:.G$126])" office:value-type="percentage" office:value="0.955151580977819" calcext:value-type="percentage">
            <text:p>95,52 %</text:p>
          </table:table-cell>
          <table:table-cell table:style-name="ce1" office:value-type="string" calcext:value-type="string">
            <text:p>mac_pro_ram</text:p>
          </table:table-cell>
          <table:table-cell table:style-name="ce11" office:value-type="string" calcext:value-type="string">
            <text:p>['mac', 'ram', 'pro', 'apple', 'pcie', 'ssd', '35ghz', '64gb', 'firepro', '16gb']</text:p>
          </table:table-cell>
          <table:table-cell table:style-name="ce11" office:value-type="string" calcext:value-type="string">
            <text:p>['mac:74', 'ram:74', 'pro:74', 'apple:56', 'pcie:56', 'ssd:40', '35ghz:36', '64gb:26', 'firepro:26', '16gb:25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1298</text:p>
          </table:table-cell>
          <table:table-cell table:style-name="ce17" office:value-type="float" office:value="836" calcext:value-type="float">
            <text:p>836</text:p>
          </table:table-cell>
          <table:table-cell table:style-name="ce20" table:formula="of:=SUM([.B$2:.B34])/SUM([.B$2:.B$126])" office:value-type="percentage" office:value="0.815204981837052" calcext:value-type="percentage">
            <text:p>81,52 %</text:p>
          </table:table-cell>
          <table:table-cell office:value-type="float" office:value="671" calcext:value-type="float">
            <text:p>671</text:p>
          </table:table-cell>
          <table:table-cell table:style-name="ce25" table:formula="of:=SUM([.D$2:.D34])/SUM([.D$2:.D$126])" office:value-type="percentage" office:value="0.68630452383362" calcext:value-type="percentage">
            <text:p>68,63 %</text:p>
          </table:table-cell>
          <table:table-cell table:style-name="ce28" office:value-type="currency" office:currency="EUR" office:value="236.202733077906" calcext:value-type="currency">
            <text:p>236 €</text:p>
          </table:table-cell>
          <table:table-cell table:style-name="ce31" table:formula="of:=[.F34]*[.D34]" office:value-type="currency" office:currency="EUR" office:value="158492.033895275" calcext:value-type="currency">
            <text:p>158.492 €</text:p>
          </table:table-cell>
          <table:table-cell table:style-name="ce34" table:formula="of:=SUM([.G$2:.G34])/SUM([.G$2:.G$126])" office:value-type="percentage" office:value="0.958012515906547" calcext:value-type="percentage">
            <text:p>95,80 %</text:p>
          </table:table-cell>
          <table:table-cell table:style-name="ce1" office:value-type="string" calcext:value-type="string">
            <text:p>refurbished</text:p>
          </table:table-cell>
          <table:table-cell table:style-name="ce11" office:value-type="string" calcext:value-type="string">
            <text:p>['open', 'pro', '(open)', 'usb', 'macbook', 'case', 'iphone', 'pc', 'mac', 'hard']</text:p>
          </table:table-cell>
          <table:table-cell table:style-name="ce11" office:value-type="string" calcext:value-type="string">
            <text:p>['open:583', 'pro:270', '(open):228', 'usb:221', 'macbook:213', 'case:211', 'iphone:204', 'pc:193', 'mac:175', 'hard:173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5,39E+11</text:p>
          </table:table-cell>
          <table:table-cell table:style-name="ce17" office:value-type="float" office:value="47" calcext:value-type="float">
            <text:p>47</text:p>
          </table:table-cell>
          <table:table-cell table:style-name="ce20" table:formula="of:=SUM([.B$2:.B35])/SUM([.B$2:.B$126])" office:value-type="percentage" office:value="0.817644006227296" calcext:value-type="percentage">
            <text:p>81,76 %</text:p>
          </table:table-cell>
          <table:table-cell office:value-type="float" office:value="72" calcext:value-type="float">
            <text:p>72</text:p>
          </table:table-cell>
          <table:table-cell table:style-name="ce25" table:formula="of:=SUM([.D$2:.D35])/SUM([.D$2:.D$126])" office:value-type="percentage" office:value="0.687215362817529" calcext:value-type="percentage">
            <text:p>68,72 %</text:p>
          </table:table-cell>
          <table:table-cell table:style-name="ce28" office:value-type="currency" office:currency="EUR" office:value="1822.74255319149" calcext:value-type="currency">
            <text:p>1.823 €</text:p>
          </table:table-cell>
          <table:table-cell table:style-name="ce31" table:formula="of:=[.F35]*[.D35]" office:value-type="currency" office:currency="EUR" office:value="131237.463829787" calcext:value-type="currency">
            <text:p>131.237 €</text:p>
          </table:table-cell>
          <table:table-cell table:style-name="ce34" table:formula="of:=SUM([.G$2:.G35])/SUM([.G$2:.G$126])" office:value-type="percentage" office:value="0.96038147941216" calcext:value-type="percentage">
            <text:p>96,04 %</text:p>
          </table:table-cell>
          <table:table-cell table:style-name="ce1" office:value-type="string" calcext:value-type="string">
            <text:p>macbook_12</text:p>
          </table:table-cell>
          <table:table-cell table:style-name="ce11" office:value-type="string" calcext:value-type="string">
            <text:p>['macbook', 'core', 'ssd', 'ram', 'retina', '256gb', '8gb', '12"', 'apple', 'new']</text:p>
          </table:table-cell>
          <table:table-cell table:style-name="ce11" office:value-type="string" calcext:value-type="string">
            <text:p>['macbook:94', 'core:92', 'ssd:86', 'ram:62', 'retina:59', '256gb:56', '8gb:54', '12":47', 'apple:47', 'new:44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118692158</text:p>
          </table:table-cell>
          <table:table-cell table:style-name="ce17" office:value-type="float" office:value="72" calcext:value-type="float">
            <text:p>72</text:p>
          </table:table-cell>
          <table:table-cell table:style-name="ce20" table:formula="of:=SUM([.B$2:.B36])/SUM([.B$2:.B$126])" office:value-type="percentage" office:value="0.821380384016606" calcext:value-type="percentage">
            <text:p>82,14 %</text:p>
          </table:table-cell>
          <table:table-cell office:value-type="float" office:value="13" calcext:value-type="float">
            <text:p>13</text:p>
          </table:table-cell>
          <table:table-cell table:style-name="ce25" table:formula="of:=SUM([.D$2:.D36])/SUM([.D$2:.D$126])" office:value-type="percentage" office:value="0.68737981985629" calcext:value-type="percentage">
            <text:p>68,74 %</text:p>
          </table:table-cell>
          <table:table-cell table:style-name="ce28" office:value-type="currency" office:currency="EUR" office:value="10019" calcext:value-type="currency">
            <text:p>10.019 €</text:p>
          </table:table-cell>
          <table:table-cell table:style-name="ce31" table:formula="of:=[.F36]*[.D36]" office:value-type="currency" office:currency="EUR" office:value="130247" calcext:value-type="currency">
            <text:p>130.247 €</text:p>
          </table:table-cell>
          <table:table-cell table:style-name="ce34" table:formula="of:=SUM([.G$2:.G36])/SUM([.G$2:.G$126])" office:value-type="percentage" office:value="0.962732564085023" calcext:value-type="percentage">
            <text:p>96,27 %</text:p>
          </table:table-cell>
          <table:table-cell table:style-name="ce1" office:value-type="string" calcext:value-type="string">
            <text:p>imac_pro</text:p>
          </table:table-cell>
          <table:table-cell table:style-name="ce11" office:value-type="string" calcext:value-type="string">
            <text:p>['pro', 'xeon', 'w', 'imac', 'intel', 'apple', 'retina', '27"', '27', 'inch']</text:p>
          </table:table-cell>
          <table:table-cell table:style-name="ce11" office:value-type="string" calcext:value-type="string">
            <text:p>['pro:216', 'xeon:144', 'w:144', 'imac:144', 'intel:143', 'apple:72', 'retina:72', '27":72', '27:72', 'inch:72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10142</text:p>
          </table:table-cell>
          <table:table-cell table:style-name="ce17" office:value-type="float" office:value="23" calcext:value-type="float">
            <text:p>23</text:p>
          </table:table-cell>
          <table:table-cell table:style-name="ce20" table:formula="of:=SUM([.B$2:.B37])/SUM([.B$2:.B$126])" office:value-type="percentage" office:value="0.822573949143747" calcext:value-type="percentage">
            <text:p>82,26 %</text:p>
          </table:table-cell>
          <table:table-cell office:value-type="float" office:value="884" calcext:value-type="float">
            <text:p>884</text:p>
          </table:table-cell>
          <table:table-cell table:style-name="ce25" table:formula="of:=SUM([.D$2:.D37])/SUM([.D$2:.D$126])" office:value-type="percentage" office:value="0.698562898492055" calcext:value-type="percentage">
            <text:p>69,86 %</text:p>
          </table:table-cell>
          <table:table-cell table:style-name="ce28" office:value-type="currency" office:currency="EUR" office:value="118.683913043478" calcext:value-type="currency">
            <text:p>119 €</text:p>
          </table:table-cell>
          <table:table-cell table:style-name="ce31" table:formula="of:=[.F37]*[.D37]" office:value-type="currency" office:currency="EUR" office:value="104916.579130435" calcext:value-type="currency">
            <text:p>104.917 €</text:p>
          </table:table-cell>
          <table:table-cell table:style-name="ce34" table:formula="of:=SUM([.G$2:.G37])/SUM([.G$2:.G$126])" office:value-type="percentage" office:value="0.964626410093935" calcext:value-type="percentage">
            <text:p>96,46 %</text:p>
          </table:table-cell>
          <table:table-cell table:style-name="ce1" office:value-type="string" calcext:value-type="string">
            <text:p>macbook_battery</text:p>
          </table:table-cell>
          <table:table-cell table:style-name="ce11" office:value-type="string" calcext:value-type="string">
            <text:p>['battery', 'macbook', 'pro', 'nupower', 'newertech', 'late', '13"', 'early', 'air', 'mid']</text:p>
          </table:table-cell>
          <table:table-cell table:style-name="ce11" office:value-type="string" calcext:value-type="string">
            <text:p>['battery:45', 'macbook:35', 'pro:23', 'nupower:17', 'newertech:17', 'late:12', '13":11', 'early:10', 'air:10', 'mid:9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24885185</text:p>
          </table:table-cell>
          <table:table-cell table:style-name="ce17" office:value-type="float" office:value="68" calcext:value-type="float">
            <text:p>68</text:p>
          </table:table-cell>
          <table:table-cell table:style-name="ce20" table:formula="of:=SUM([.B$2:.B38])/SUM([.B$2:.B$126])" office:value-type="percentage" office:value="0.826102750389206" calcext:value-type="percentage">
            <text:p>82,61 %</text:p>
          </table:table-cell>
          <table:table-cell office:value-type="float" office:value="170" calcext:value-type="float">
            <text:p>170</text:p>
          </table:table-cell>
          <table:table-cell table:style-name="ce25" table:formula="of:=SUM([.D$2:.D38])/SUM([.D$2:.D$126])" office:value-type="percentage" office:value="0.700713490537395" calcext:value-type="percentage">
            <text:p>70,07 %</text:p>
          </table:table-cell>
          <table:table-cell table:style-name="ce28" office:value-type="currency" office:currency="EUR" office:value="540.791044776119" calcext:value-type="currency">
            <text:p>541 €</text:p>
          </table:table-cell>
          <table:table-cell table:style-name="ce31" table:formula="of:=[.F38]*[.D38]" office:value-type="currency" office:currency="EUR" office:value="91934.4776119403" calcext:value-type="currency">
            <text:p>91.934 €</text:p>
          </table:table-cell>
          <table:table-cell table:style-name="ce34" table:formula="of:=SUM([.G$2:.G38])/SUM([.G$2:.G$126])" office:value-type="percentage" office:value="0.966285916579467" calcext:value-type="percentage">
            <text:p>96,63 %</text:p>
          </table:table-cell>
          <table:table-cell table:style-name="ce1" office:value-type="string" calcext:value-type="string">
            <text:p>apple_watch_38</text:p>
          </table:table-cell>
          <table:table-cell table:style-name="ce11" office:value-type="string" calcext:value-type="string">
            <text:p>['apple', 'watch', '38mm', 'strap', 'case', 'sport', 'series', 'aluminum', 'gps', 'steel']</text:p>
          </table:table-cell>
          <table:table-cell table:style-name="ce11" office:value-type="string" calcext:value-type="string">
            <text:p>['apple:136', 'watch:136', '38mm:93', 'strap:65', 'case:62', 'sport:59', 'series:56', 'aluminum:47', 'gps:47', 'steel:34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42945397</text:p>
          </table:table-cell>
          <table:table-cell table:style-name="ce17" office:value-type="float" office:value="44" calcext:value-type="float">
            <text:p>44</text:p>
          </table:table-cell>
          <table:table-cell table:style-name="ce20" table:formula="of:=SUM([.B$2:.B39])/SUM([.B$2:.B$126])" office:value-type="percentage" office:value="0.828386092371562" calcext:value-type="percentage">
            <text:p>82,84 %</text:p>
          </table:table-cell>
          <table:table-cell office:value-type="float" office:value="981" calcext:value-type="float">
            <text:p>981</text:p>
          </table:table-cell>
          <table:table-cell table:style-name="ce25" table:formula="of:=SUM([.D$2:.D39])/SUM([.D$2:.D$126])" office:value-type="percentage" office:value="0.713123671693149" calcext:value-type="percentage">
            <text:p>71,31 %</text:p>
          </table:table-cell>
          <table:table-cell table:style-name="ce28" office:value-type="currency" office:currency="EUR" office:value="87.7690909090909" calcext:value-type="currency">
            <text:p>88 €</text:p>
          </table:table-cell>
          <table:table-cell table:style-name="ce31" table:formula="of:=[.F39]*[.D39]" office:value-type="currency" office:currency="EUR" office:value="86101.4781818182" calcext:value-type="currency">
            <text:p>86.101 €</text:p>
          </table:table-cell>
          <table:table-cell table:style-name="ce34" table:formula="of:=SUM([.G$2:.G39])/SUM([.G$2:.G$126])" office:value-type="percentage" office:value="0.967840131768025" calcext:value-type="percentage">
            <text:p>96,78 %</text:p>
          </table:table-cell>
          <table:table-cell table:style-name="ce1" office:value-type="string" calcext:value-type="string">
            <text:p>lightning_pendrive</text:p>
          </table:table-cell>
          <table:table-cell table:style-name="ce11" office:value-type="string" calcext:value-type="string">
            <text:p>['lightning', 'usb', 'pendrive', 'for_iphone', '2.0', '64gb', 'wireless', 'flash', '3.0', 'sandisk']</text:p>
          </table:table-cell>
          <table:table-cell table:style-name="ce11" office:value-type="string" calcext:value-type="string">
            <text:p>['lightning:56', 'usb:52', 'pendrive:30', 'for_iphone:28', '2.0:25', '64gb:22', 'wireless:21', 'flash:20', '3.0:20', 'sandisk:20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51861714</text:p>
          </table:table-cell>
          <table:table-cell table:style-name="ce17" office:value-type="float" office:value="28" calcext:value-type="float">
            <text:p>28</text:p>
          </table:table-cell>
          <table:table-cell table:style-name="ce20" table:formula="of:=SUM([.B$2:.B40])/SUM([.B$2:.B$126])" office:value-type="percentage" office:value="0.829839128178516" calcext:value-type="percentage">
            <text:p>82,98 %</text:p>
          </table:table-cell>
          <table:table-cell office:value-type="float" office:value="74" calcext:value-type="float">
            <text:p>74</text:p>
          </table:table-cell>
          <table:table-cell table:style-name="ce25" table:formula="of:=SUM([.D$2:.D40])/SUM([.D$2:.D$126])" office:value-type="percentage" office:value="0.714059811759943" calcext:value-type="percentage">
            <text:p>71,41 %</text:p>
          </table:table-cell>
          <table:table-cell table:style-name="ce28" office:value-type="currency" office:currency="EUR" office:value="1122.21428571429" calcext:value-type="currency">
            <text:p>1.122 €</text:p>
          </table:table-cell>
          <table:table-cell table:style-name="ce31" table:formula="of:=[.F40]*[.D40]" office:value-type="currency" office:currency="EUR" office:value="83043.8571428571" calcext:value-type="currency">
            <text:p>83.044 €</text:p>
          </table:table-cell>
          <table:table-cell table:style-name="ce34" table:formula="of:=SUM([.G$2:.G40])/SUM([.G$2:.G$126])" office:value-type="percentage" office:value="0.969339153931331" calcext:value-type="percentage">
            <text:p>96,93 %</text:p>
          </table:table-cell>
          <table:table-cell table:style-name="ce1" office:value-type="string" calcext:value-type="string">
            <text:p>ipad_pro_12</text:p>
          </table:table-cell>
          <table:table-cell table:style-name="ce11" office:value-type="string" calcext:value-type="string">
            <text:p>['ipad', 'pro', 'wifi', 'apple', '12.9"', 'new', 'inch', '256gb', '12.9', '512gb']</text:p>
          </table:table-cell>
          <table:table-cell table:style-name="ce11" office:value-type="string" calcext:value-type="string">
            <text:p>['ipad:56', 'pro:56', 'wifi:53', 'apple:29', '12.9":28', 'new:25', 'inch:16', '256gb:16', '12.9:16', '512gb:16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24821716</text:p>
          </table:table-cell>
          <table:table-cell table:style-name="ce17" office:value-type="float" office:value="20" calcext:value-type="float">
            <text:p>20</text:p>
          </table:table-cell>
          <table:table-cell table:style-name="ce20" table:formula="of:=SUM([.B$2:.B41])/SUM([.B$2:.B$126])" office:value-type="percentage" office:value="0.830877010897769" calcext:value-type="percentage">
            <text:p>83,09 %</text:p>
          </table:table-cell>
          <table:table-cell office:value-type="float" office:value="128" calcext:value-type="float">
            <text:p>128</text:p>
          </table:table-cell>
          <table:table-cell table:style-name="ce25" table:formula="of:=SUM([.D$2:.D41])/SUM([.D$2:.D$126])" office:value-type="percentage" office:value="0.71567908106467" calcext:value-type="percentage">
            <text:p>71,57 %</text:p>
          </table:table-cell>
          <table:table-cell table:style-name="ce28" office:value-type="currency" office:currency="EUR" office:value="633.5" calcext:value-type="currency">
            <text:p>634 €</text:p>
          </table:table-cell>
          <table:table-cell table:style-name="ce31" table:formula="of:=[.F41]*[.D41]" office:value-type="currency" office:currency="EUR" office:value="81088" calcext:value-type="currency">
            <text:p>81.088 €</text:p>
          </table:table-cell>
          <table:table-cell table:style-name="ce34" table:formula="of:=SUM([.G$2:.G41])/SUM([.G$2:.G$126])" office:value-type="percentage" office:value="0.970802870976277" calcext:value-type="percentage">
            <text:p>97,08 %</text:p>
          </table:table-cell>
          <table:table-cell table:style-name="ce1" office:value-type="string" calcext:value-type="string">
            <text:p>iphone_6s</text:p>
          </table:table-cell>
          <table:table-cell table:style-name="ce11" office:value-type="string" calcext:value-type="string">
            <text:p>['6s', 'iphone', 'apple', 'new', '32gb', 'free', 'gold', 'like', '128gb', 'refurbished']</text:p>
          </table:table-cell>
          <table:table-cell table:style-name="ce11" office:value-type="string" calcext:value-type="string">
            <text:p>['6s:40', 'iphone:40', 'apple:32', 'new:19', '32gb:16', 'free:15', 'gold:14', 'like:11', '128gb:10', 'refurbished:10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13855401</text:p>
          </table:table-cell>
          <table:table-cell table:style-name="ce17" office:value-type="float" office:value="35" calcext:value-type="float">
            <text:p>35</text:p>
          </table:table-cell>
          <table:table-cell table:style-name="ce20" table:formula="of:=SUM([.B$2:.B42])/SUM([.B$2:.B$126])" office:value-type="percentage" office:value="0.832693305656461" calcext:value-type="percentage">
            <text:p>83,27 %</text:p>
          </table:table-cell>
          <table:table-cell office:value-type="float" office:value="1076" calcext:value-type="float">
            <text:p>1076</text:p>
          </table:table-cell>
          <table:table-cell table:style-name="ce25" table:formula="of:=SUM([.D$2:.D42])/SUM([.D$2:.D$126])" office:value-type="percentage" office:value="0.729291063657525" calcext:value-type="percentage">
            <text:p>72,93 %</text:p>
          </table:table-cell>
          <table:table-cell table:style-name="ce28" office:value-type="currency" office:currency="EUR" office:value="73.2538235294118" calcext:value-type="currency">
            <text:p>73 €</text:p>
          </table:table-cell>
          <table:table-cell table:style-name="ce31" table:formula="of:=[.F42]*[.D42]" office:value-type="currency" office:currency="EUR" office:value="78821.1141176471" calcext:value-type="currency">
            <text:p>78.821 €</text:p>
          </table:table-cell>
          <table:table-cell table:style-name="ce34" table:formula="of:=SUM([.G$2:.G42])/SUM([.G$2:.G$126])" office:value-type="percentage" office:value="0.972225668532458" calcext:value-type="percentage">
            <text:p>97,22 %</text:p>
          </table:table-cell>
          <table:table-cell table:style-name="ce1" office:value-type="string" calcext:value-type="string">
            <text:p>keyboard</text:p>
          </table:table-cell>
          <table:table-cell table:style-name="ce11" office:value-type="string" calcext:value-type="string">
            <text:p>['keyboard', 'mac', 'bluetooth', 'keypad', 'wireless', 'apple', 'spanish', 'ipad', 'for_mac', 'ultrathin']</text:p>
          </table:table-cell>
          <table:table-cell table:style-name="ce11" office:value-type="string" calcext:value-type="string">
            <text:p>['keyboard:62', 'mac:31', 'bluetooth:26', 'keypad:25', 'wireless:21', 'apple:21', 'spanish:18', 'ipad:10', 'for_mac:9', 'ultrathin:9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1325</text:p>
          </table:table-cell>
          <table:table-cell table:style-name="ce17" office:value-type="float" office:value="186" calcext:value-type="float">
            <text:p>186</text:p>
          </table:table-cell>
          <table:table-cell table:style-name="ce20" table:formula="of:=SUM([.B$2:.B43])/SUM([.B$2:.B$126])" office:value-type="percentage" office:value="0.842345614945511" calcext:value-type="percentage">
            <text:p>84,23 %</text:p>
          </table:table-cell>
          <table:table-cell office:value-type="float" office:value="1429" calcext:value-type="float">
            <text:p>1429</text:p>
          </table:table-cell>
          <table:table-cell table:style-name="ce25" table:formula="of:=SUM([.D$2:.D43])/SUM([.D$2:.D$126])" office:value-type="percentage" office:value="0.74736868737982" calcext:value-type="percentage">
            <text:p>74,74 %</text:p>
          </table:table-cell>
          <table:table-cell table:style-name="ce28" office:value-type="currency" office:currency="EUR" office:value="49.7646486486486" calcext:value-type="currency">
            <text:p>50 €</text:p>
          </table:table-cell>
          <table:table-cell table:style-name="ce31" table:formula="of:=[.F43]*[.D43]" office:value-type="currency" office:currency="EUR" office:value="71113.6829189189" calcext:value-type="currency">
            <text:p>71.114 €</text:p>
          </table:table-cell>
          <table:table-cell table:style-name="ce34" table:formula="of:=SUM([.G$2:.G43])/SUM([.G$2:.G$126])" office:value-type="percentage" office:value="0.973509339480284" calcext:value-type="percentage">
            <text:p>97,35 %</text:p>
          </table:table-cell>
          <table:table-cell table:style-name="ce1" office:value-type="string" calcext:value-type="string">
            <text:p>usb_cable</text:p>
          </table:table-cell>
          <table:table-cell table:style-name="ce11" office:value-type="string" calcext:value-type="string">
            <text:p>['cable', 'usb', 'thunderbolt', 'adapter', 'hdmi', 'usb-c', 'mini', 'belkin', '3', 'black']</text:p>
          </table:table-cell>
          <table:table-cell table:style-name="ce11" office:value-type="string" calcext:value-type="string">
            <text:p>['cable:281', 'usb:112', 'thunderbolt:102', 'adapter:77', 'hdmi:66', 'usb-c:60', 'mini:56', 'belkin:53', '3:49', 'black:41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13005399</text:p>
          </table:table-cell>
          <table:table-cell table:style-name="ce17" office:value-type="float" office:value="37" calcext:value-type="float">
            <text:p>37</text:p>
          </table:table-cell>
          <table:table-cell table:style-name="ce20" table:formula="of:=SUM([.B$2:.B44])/SUM([.B$2:.B$126])" office:value-type="percentage" office:value="0.844265697976129" calcext:value-type="percentage">
            <text:p>84,43 %</text:p>
          </table:table-cell>
          <table:table-cell office:value-type="float" office:value="725" calcext:value-type="float">
            <text:p>725</text:p>
          </table:table-cell>
          <table:table-cell table:style-name="ce25" table:formula="of:=SUM([.D$2:.D44])/SUM([.D$2:.D$126])" office:value-type="percentage" office:value="0.756540329926121" calcext:value-type="percentage">
            <text:p>75,65 %</text:p>
          </table:table-cell>
          <table:table-cell table:style-name="ce28" office:value-type="currency" office:currency="EUR" office:value="94.3321621621622" calcext:value-type="currency">
            <text:p>94 €</text:p>
          </table:table-cell>
          <table:table-cell table:style-name="ce31" table:formula="of:=[.F44]*[.D44]" office:value-type="currency" office:currency="EUR" office:value="68390.8175675676" calcext:value-type="currency">
            <text:p>68.391 €</text:p>
          </table:table-cell>
          <table:table-cell table:style-name="ce34" table:formula="of:=SUM([.G$2:.G44])/SUM([.G$2:.G$126])" office:value-type="percentage" office:value="0.974743860067689" calcext:value-type="percentage">
            <text:p>97,47 %</text:p>
          </table:table-cell>
          <table:table-cell table:style-name="ce1" office:value-type="string" calcext:value-type="string">
            <text:p>macbook_charger</text:p>
          </table:table-cell>
          <table:table-cell table:style-name="ce11" office:value-type="string" calcext:value-type="string">
            <text:p>['charger', 'macbook', 'magsafe', 'apple', 'air', 'battery', 'pro', '2', 'for_macbook', 'mid']</text:p>
          </table:table-cell>
          <table:table-cell table:style-name="ce11" office:value-type="string" calcext:value-type="string">
            <text:p>['charger:43', 'macbook:38', 'magsafe:33', 'apple:23', 'air:23', 'battery:22', 'pro:22', '2:16', 'for_macbook:13', 'mid:12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12575403</text:p>
          </table:table-cell>
          <table:table-cell table:style-name="ce17" office:value-type="float" office:value="22" calcext:value-type="float">
            <text:p>22</text:p>
          </table:table-cell>
          <table:table-cell table:style-name="ce20" table:formula="of:=SUM([.B$2:.B45])/SUM([.B$2:.B$126])" office:value-type="percentage" office:value="0.845407368967307" calcext:value-type="percentage">
            <text:p>84,54 %</text:p>
          </table:table-cell>
          <table:table-cell office:value-type="float" office:value="583" calcext:value-type="float">
            <text:p>583</text:p>
          </table:table-cell>
          <table:table-cell table:style-name="ce25" table:formula="of:=SUM([.D$2:.D45])/SUM([.D$2:.D$126])" office:value-type="percentage" office:value="0.763915595587491" calcext:value-type="percentage">
            <text:p>76,39 %</text:p>
          </table:table-cell>
          <table:table-cell table:style-name="ce28" office:value-type="currency" office:currency="EUR" office:value="112.061363636364" calcext:value-type="currency">
            <text:p>112 €</text:p>
          </table:table-cell>
          <table:table-cell table:style-name="ce31" table:formula="of:=[.F45]*[.D45]" office:value-type="currency" office:currency="EUR" office:value="65331.775" calcext:value-type="currency">
            <text:p>65.332 €</text:p>
          </table:table-cell>
          <table:table-cell table:style-name="ce34" table:formula="of:=SUM([.G$2:.G45])/SUM([.G$2:.G$126])" office:value-type="percentage" office:value="0.97592316196987" calcext:value-type="percentage">
            <text:p>97,59 %</text:p>
          </table:table-cell>
          <table:table-cell table:style-name="ce1" office:value-type="string" calcext:value-type="string">
            <text:p>ipad_keyboard</text:p>
          </table:table-cell>
          <table:table-cell table:style-name="ce11" office:value-type="string" calcext:value-type="string">
            <text:p>['keyboard', 'ipad', 'folio', 'air', 'cover', 'for_ipad', 'black', '2', 'pro', 'case']</text:p>
          </table:table-cell>
          <table:table-cell table:style-name="ce11" office:value-type="string" calcext:value-type="string">
            <text:p>['keyboard:48', 'ipad:29', 'folio:20', 'air:19', 'cover:17', 'for_ipad:16', 'black:15', '2:14', 'pro:14', 'case:13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1334</text:p>
          </table:table-cell>
          <table:table-cell table:style-name="ce17" office:value-type="float" office:value="135" calcext:value-type="float">
            <text:p>135</text:p>
          </table:table-cell>
          <table:table-cell table:style-name="ce20" table:formula="of:=SUM([.B$2:.B46])/SUM([.B$2:.B$126])" office:value-type="percentage" office:value="0.852413077322263" calcext:value-type="percentage">
            <text:p>85,24 %</text:p>
          </table:table-cell>
          <table:table-cell office:value-type="float" office:value="577" calcext:value-type="float">
            <text:p>577</text:p>
          </table:table-cell>
          <table:table-cell table:style-name="ce25" table:formula="of:=SUM([.D$2:.D46])/SUM([.D$2:.D$126])" office:value-type="percentage" office:value="0.771214958000203" calcext:value-type="percentage">
            <text:p>77,12 %</text:p>
          </table:table-cell>
          <table:table-cell table:style-name="ce28" office:value-type="currency" office:currency="EUR" office:value="107.637739130435" calcext:value-type="currency">
            <text:p>108 €</text:p>
          </table:table-cell>
          <table:table-cell table:style-name="ce31" table:formula="of:=[.F46]*[.D46]" office:value-type="currency" office:currency="EUR" office:value="62106.9754782609" calcext:value-type="currency">
            <text:p>62.107 €</text:p>
          </table:table-cell>
          <table:table-cell table:style-name="ce34" table:formula="of:=SUM([.G$2:.G46])/SUM([.G$2:.G$126])" office:value-type="percentage" office:value="0.977044253113043" calcext:value-type="percentage">
            <text:p>97,70 %</text:p>
          </table:table-cell>
          <table:table-cell table:style-name="ce1" office:value-type="string" calcext:value-type="string">
            <text:p>wifi_router</text:p>
          </table:table-cell>
          <table:table-cell table:style-name="ce11" office:value-type="string" calcext:value-type="string">
            <text:p>['wifi', 'd-link', 'router', 'gigabit', 'wireless', 'switch', 'kit', 'ports', 'ethernet', 'adapter']</text:p>
          </table:table-cell>
          <table:table-cell table:style-name="ce11" office:value-type="string" calcext:value-type="string">
            <text:p>['wifi:103', 'd-link:72', 'router:69', 'gigabit:65', 'wireless:53', 'switch:47', 'kit:46', 'ports:35', 'ethernet:35', 'adapter:34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12755395</text:p>
          </table:table-cell>
          <table:table-cell table:style-name="ce17" office:value-type="float" office:value="29" calcext:value-type="float">
            <text:p>29</text:p>
          </table:table-cell>
          <table:table-cell table:style-name="ce20" table:formula="of:=SUM([.B$2:.B47])/SUM([.B$2:.B$126])" office:value-type="percentage" office:value="0.853918007265179" calcext:value-type="percentage">
            <text:p>85,39 %</text:p>
          </table:table-cell>
          <table:table-cell office:value-type="float" office:value="1060" calcext:value-type="float">
            <text:p>1060</text:p>
          </table:table-cell>
          <table:table-cell table:style-name="ce25" table:formula="of:=SUM([.D$2:.D47])/SUM([.D$2:.D$126])" office:value-type="percentage" office:value="0.784624531929967" calcext:value-type="percentage">
            <text:p>78,46 %</text:p>
          </table:table-cell>
          <table:table-cell table:style-name="ce28" office:value-type="currency" office:currency="EUR" office:value="55.1924137931035" calcext:value-type="currency">
            <text:p>55 €</text:p>
          </table:table-cell>
          <table:table-cell table:style-name="ce31" table:formula="of:=[.F47]*[.D47]" office:value-type="currency" office:currency="EUR" office:value="58503.9586206897" calcext:value-type="currency">
            <text:p>58.504 €</text:p>
          </table:table-cell>
          <table:table-cell table:style-name="ce34" table:formula="of:=SUM([.G$2:.G47])/SUM([.G$2:.G$126])" office:value-type="percentage" office:value="0.978100306307473" calcext:value-type="percentage">
            <text:p>97,81 %</text:p>
          </table:table-cell>
          <table:table-cell table:style-name="ce1" office:value-type="string" calcext:value-type="string">
            <text:p>ssd_adapter_kit</text:p>
          </table:table-cell>
          <table:table-cell table:style-name="ce11" office:value-type="string" calcext:value-type="string">
            <text:p>['kit', 'adapter', 'ssd', 'owc', 'mac', 'mini', 'pro', 'bay', 'hard', 'installation']</text:p>
          </table:table-cell>
          <table:table-cell table:style-name="ce11" office:value-type="string" calcext:value-type="string">
            <text:p>['kit:25', 'adapter:24', 'ssd:23', 'owc:22', 'mac:17', 'mini:16', 'pro:16', 'bay:15', 'hard:14', 'installation:14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9094</text:p>
          </table:table-cell>
          <table:table-cell table:style-name="ce17" office:value-type="float" office:value="58" calcext:value-type="float">
            <text:p>58</text:p>
          </table:table-cell>
          <table:table-cell table:style-name="ce20" table:formula="of:=SUM([.B$2:.B48])/SUM([.B$2:.B$126])" office:value-type="percentage" office:value="0.856927867151012" calcext:value-type="percentage">
            <text:p>85,69 %</text:p>
          </table:table-cell>
          <table:table-cell office:value-type="float" office:value="201" calcext:value-type="float">
            <text:p>201</text:p>
          </table:table-cell>
          <table:table-cell table:style-name="ce25" table:formula="of:=SUM([.D$2:.D48])/SUM([.D$2:.D$126])" office:value-type="percentage" office:value="0.787167290760045" calcext:value-type="percentage">
            <text:p>78,72 %</text:p>
          </table:table-cell>
          <table:table-cell table:style-name="ce28" office:value-type="currency" office:currency="EUR" office:value="272.2892" calcext:value-type="currency">
            <text:p>272 €</text:p>
          </table:table-cell>
          <table:table-cell table:style-name="ce31" table:formula="of:=[.F48]*[.D48]" office:value-type="currency" office:currency="EUR" office:value="54730.1292" calcext:value-type="currency">
            <text:p>54.730 €</text:p>
          </table:table-cell>
          <table:table-cell table:style-name="ce34" table:formula="of:=SUM([.G$2:.G48])/SUM([.G$2:.G$126])" office:value-type="percentage" office:value="0.979088238220729" calcext:value-type="percentage">
            <text:p>97,91 %</text:p>
          </table:table-cell>
          <table:table-cell table:style-name="ce1" office:value-type="string" calcext:value-type="string">
            <text:p>surveillance</text:p>
          </table:table-cell>
          <table:table-cell table:style-name="ce11" office:value-type="string" calcext:value-type="string">
            <text:p>['camera', 'arlo', 'surveillance', 'hd', 'netgear', '2', 'ipad', 'pro', 'night', 'vision']</text:p>
          </table:table-cell>
          <table:table-cell table:style-name="ce11" office:value-type="string" calcext:value-type="string">
            <text:p>['camera:85', 'arlo:45', 'surveillance:41', 'hd:39', 'netgear:37', '2:33', 'ipad:33', 'pro:29', 'night:27', 'vision:26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12635403</text:p>
          </table:table-cell>
          <table:table-cell table:style-name="ce17" office:value-type="float" office:value="369" calcext:value-type="float">
            <text:p>369</text:p>
          </table:table-cell>
          <table:table-cell table:style-name="ce20" table:formula="of:=SUM([.B$2:.B49])/SUM([.B$2:.B$126])" office:value-type="percentage" office:value="0.876076803321225" calcext:value-type="percentage">
            <text:p>87,61 %</text:p>
          </table:table-cell>
          <table:table-cell office:value-type="float" office:value="878" calcext:value-type="float">
            <text:p>878</text:p>
          </table:table-cell>
          <table:table-cell table:style-name="ce25" table:formula="of:=SUM([.D$2:.D49])/SUM([.D$2:.D$126])" office:value-type="percentage" office:value="0.798274466147151" calcext:value-type="percentage">
            <text:p>79,83 %</text:p>
          </table:table-cell>
          <table:table-cell table:style-name="ce28" office:value-type="currency" office:currency="EUR" office:value="61.2532596685083" calcext:value-type="currency">
            <text:p>61 €</text:p>
          </table:table-cell>
          <table:table-cell table:style-name="ce31" table:formula="of:=[.F49]*[.D49]" office:value-type="currency" office:currency="EUR" office:value="53780.3619889503" calcext:value-type="currency">
            <text:p>53.780 €</text:p>
          </table:table-cell>
          <table:table-cell table:style-name="ce34" table:formula="of:=SUM([.G$2:.G49])/SUM([.G$2:.G$126])" office:value-type="percentage" office:value="0.980059025914674" calcext:value-type="percentage">
            <text:p>98,01 %</text:p>
          </table:table-cell>
          <table:table-cell table:style-name="ce1" office:value-type="string" calcext:value-type="string">
            <text:p>ipad_protection</text:p>
          </table:table-cell>
          <table:table-cell table:style-name="ce11" office:value-type="string" calcext:value-type="string">
            <text:p>['ipad', 'case', 'pro', 'cover', 'mini', 'for_ipad', 'air', 'apple', 'smart', '4']</text:p>
          </table:table-cell>
          <table:table-cell table:style-name="ce11" office:value-type="string" calcext:value-type="string">
            <text:p>['ipad:475', 'case:463', 'pro:289', 'cover:248', 'mini:218', 'for_ipad:181', 'air:167', 'apple:166', 'smart:161', '4:128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1230</text:p>
          </table:table-cell>
          <table:table-cell table:style-name="ce17" office:value-type="float" office:value="74" calcext:value-type="float">
            <text:p>74</text:p>
          </table:table-cell>
          <table:table-cell table:style-name="ce20" table:formula="of:=SUM([.B$2:.B50])/SUM([.B$2:.B$126])" office:value-type="percentage" office:value="0.87991696938246" calcext:value-type="percentage">
            <text:p>87,99 %</text:p>
          </table:table-cell>
          <table:table-cell office:value-type="float" office:value="2015" calcext:value-type="float">
            <text:p>2015</text:p>
          </table:table-cell>
          <table:table-cell table:style-name="ce25" table:formula="of:=SUM([.D$2:.D50])/SUM([.D$2:.D$126])" office:value-type="percentage" office:value="0.823765307155146" calcext:value-type="percentage">
            <text:p>82,38 %</text:p>
          </table:table-cell>
          <table:table-cell table:style-name="ce28" office:value-type="currency" office:currency="EUR" office:value="26.3955405405405" calcext:value-type="currency">
            <text:p>26 €</text:p>
          </table:table-cell>
          <table:table-cell table:style-name="ce31" table:formula="of:=[.F50]*[.D50]" office:value-type="currency" office:currency="EUR" office:value="53187.0141891892" calcext:value-type="currency">
            <text:p>53.187 €</text:p>
          </table:table-cell>
          <table:table-cell table:style-name="ce34" table:formula="of:=SUM([.G$2:.G50])/SUM([.G$2:.G$126])" office:value-type="percentage" office:value="0.981019103105362" calcext:value-type="percentage">
            <text:p>98,10 %</text:p>
          </table:table-cell>
          <table:table-cell table:style-name="ce1" office:value-type="string" calcext:value-type="string">
            <text:p>lightning_cable</text:p>
          </table:table-cell>
          <table:table-cell table:style-name="ce11" office:value-type="string" calcext:value-type="string">
            <text:p>['cable', 'lightning', 'usb', 'ipad', 'ipod', 'iphone', 'for_iphone', 'apple', 'white', 'ipod.']</text:p>
          </table:table-cell>
          <table:table-cell table:style-name="ce11" office:value-type="string" calcext:value-type="string">
            <text:p>['cable:120', 'lightning:118', 'usb:102', 'ipad:56', 'ipod:46', 'iphone:41', 'for_iphone:30', 'apple:26', 'white:24', 'ipod.:20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51882158</text:p>
          </table:table-cell>
          <table:table-cell table:style-name="ce17" office:value-type="float" office:value="10" calcext:value-type="float">
            <text:p>10</text:p>
          </table:table-cell>
          <table:table-cell table:style-name="ce20" table:formula="of:=SUM([.B$2:.B51])/SUM([.B$2:.B$126])" office:value-type="percentage" office:value="0.880435910742086" calcext:value-type="percentage">
            <text:p>88,04 %</text:p>
          </table:table-cell>
          <table:table-cell office:value-type="float" office:value="22" calcext:value-type="float">
            <text:p>22</text:p>
          </table:table-cell>
          <table:table-cell table:style-name="ce25" table:formula="of:=SUM([.D$2:.D51])/SUM([.D$2:.D$126])" office:value-type="percentage" office:value="0.824043619066896" calcext:value-type="percentage">
            <text:p>82,40 %</text:p>
          </table:table-cell>
          <table:table-cell table:style-name="ce28" office:value-type="currency" office:currency="EUR" office:value="2391" calcext:value-type="currency">
            <text:p>2.391 €</text:p>
          </table:table-cell>
          <table:table-cell table:style-name="ce31" table:formula="of:=[.F51]*[.D51]" office:value-type="currency" office:currency="EUR" office:value="52602" calcext:value-type="currency">
            <text:p>52.602 €</text:p>
          </table:table-cell>
          <table:table-cell table:style-name="ce34" table:formula="of:=SUM([.G$2:.G51])/SUM([.G$2:.G$126])" office:value-type="percentage" office:value="0.981968620222547" calcext:value-type="percentage">
            <text:p>98,20 %</text:p>
          </table:table-cell>
          <table:table-cell table:style-name="ce1" office:value-type="string" calcext:value-type="string">
            <text:p>imac_3</text:p>
          </table:table-cell>
          <table:table-cell table:style-name="ce11" office:value-type="string" calcext:value-type="string">
            <text:p>['imac', 'core', 'ram', '4gb', 'apple', 'hdd', 'inch', '2', '5k', '8gb']</text:p>
          </table:table-cell>
          <table:table-cell table:style-name="ce11" office:value-type="string" calcext:value-type="string">
            <text:p>['imac:20', 'core:18', 'ram:17', '4gb:12', 'apple:10', 'hdd:10', 'inch:9', '2:9', '5k:8', '8gb:8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13835403</text:p>
          </table:table-cell>
          <table:table-cell table:style-name="ce17" office:value-type="float" office:value="271" calcext:value-type="float">
            <text:p>271</text:p>
          </table:table-cell>
          <table:table-cell table:style-name="ce20" table:formula="of:=SUM([.B$2:.B52])/SUM([.B$2:.B$126])" office:value-type="percentage" office:value="0.894499221587961" calcext:value-type="percentage">
            <text:p>89,45 %</text:p>
          </table:table-cell>
          <table:table-cell office:value-type="float" office:value="1155" calcext:value-type="float">
            <text:p>1155</text:p>
          </table:table-cell>
          <table:table-cell table:style-name="ce25" table:formula="of:=SUM([.D$2:.D52])/SUM([.D$2:.D$126])" office:value-type="percentage" office:value="0.838654994433762" calcext:value-type="percentage">
            <text:p>83,87 %</text:p>
          </table:table-cell>
          <table:table-cell table:style-name="ce28" office:value-type="currency" office:currency="EUR" office:value="44.6192962962963" calcext:value-type="currency">
            <text:p>45 €</text:p>
          </table:table-cell>
          <table:table-cell table:style-name="ce31" table:formula="of:=[.F52]*[.D52]" office:value-type="currency" office:currency="EUR" office:value="51535.2872222222" calcext:value-type="currency">
            <text:p>51.535 €</text:p>
          </table:table-cell>
          <table:table-cell table:style-name="ce34" table:formula="of:=SUM([.G$2:.G52])/SUM([.G$2:.G$126])" office:value-type="percentage" office:value="0.982898882139518" calcext:value-type="percentage">
            <text:p>98,29 %</text:p>
          </table:table-cell>
          <table:table-cell table:style-name="ce1" office:value-type="string" calcext:value-type="string">
            <text:p>macbook_protection</text:p>
          </table:table-cell>
          <table:table-cell table:style-name="ce11" office:value-type="string" calcext:value-type="string">
            <text:p>['macbook', 'pro', 'case', 'air', '13"', 'retina', 'for_macbook', 'black', 'sleeve', '13']</text:p>
          </table:table-cell>
          <table:table-cell table:style-name="ce11" office:value-type="string" calcext:value-type="string">
            <text:p>['macbook:412', 'pro:297', 'case:249', 'air:169', '13":152', 'retina:138', 'for_macbook:124', 'black:97', 'sleeve:95', '13:91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57445397</text:p>
          </table:table-cell>
          <table:table-cell table:style-name="ce17" office:value-type="float" office:value="141" calcext:value-type="float">
            <text:p>141</text:p>
          </table:table-cell>
          <table:table-cell table:style-name="ce20" table:formula="of:=SUM([.B$2:.B53])/SUM([.B$2:.B$126])" office:value-type="percentage" office:value="0.901816294758692" calcext:value-type="percentage">
            <text:p>90,18 %</text:p>
          </table:table-cell>
          <table:table-cell office:value-type="float" office:value="1019" calcext:value-type="float">
            <text:p>1019</text:p>
          </table:table-cell>
          <table:table-cell table:style-name="ce25" table:formula="of:=SUM([.D$2:.D53])/SUM([.D$2:.D$126])" office:value-type="percentage" office:value="0.851545896164356" calcext:value-type="percentage">
            <text:p>85,15 %</text:p>
          </table:table-cell>
          <table:table-cell table:style-name="ce28" office:value-type="currency" office:currency="EUR" office:value="49.7957364341085" calcext:value-type="currency">
            <text:p>50 €</text:p>
          </table:table-cell>
          <table:table-cell table:style-name="ce31" table:formula="of:=[.F53]*[.D53]" office:value-type="currency" office:currency="EUR" office:value="50741.8554263566" calcext:value-type="currency">
            <text:p>50.742 €</text:p>
          </table:table-cell>
          <table:table-cell table:style-name="ce34" table:formula="of:=SUM([.G$2:.G53])/SUM([.G$2:.G$126])" office:value-type="percentage" office:value="0.983814821843047" calcext:value-type="percentage">
            <text:p>98,38 %</text:p>
          </table:table-cell>
          <table:table-cell table:style-name="ce1" office:value-type="string" calcext:value-type="string">
            <text:p>memory_card</text:p>
          </table:table-cell>
          <table:table-cell table:style-name="ce11" office:value-type="string" calcext:value-type="string">
            <text:p>['card', 'memory', 'class', 'usb', 's', '64gb', 'uhs', '32gb', 'sandisk', '3.0']</text:p>
          </table:table-cell>
          <table:table-cell table:style-name="ce11" office:value-type="string" calcext:value-type="string">
            <text:p>['card:150', 'memory:137', 'class:103', 'usb:98', 's:87', '64gb:71', 'uhs:60', '32gb:55', 'sandisk:53', '3.0:50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51871714</text:p>
          </table:table-cell>
          <table:table-cell table:style-name="ce17" office:value-type="float" office:value="15" calcext:value-type="float">
            <text:p>15</text:p>
          </table:table-cell>
          <table:table-cell table:style-name="ce20" table:formula="of:=SUM([.B$2:.B54])/SUM([.B$2:.B$126])" office:value-type="percentage" office:value="0.902594706798132" calcext:value-type="percentage">
            <text:p>90,26 %</text:p>
          </table:table-cell>
          <table:table-cell office:value-type="float" office:value="62" calcext:value-type="float">
            <text:p>62</text:p>
          </table:table-cell>
          <table:table-cell table:style-name="ce25" table:formula="of:=SUM([.D$2:.D54])/SUM([.D$2:.D$126])" office:value-type="percentage" office:value="0.852330229733833" calcext:value-type="percentage">
            <text:p>85,23 %</text:p>
          </table:table-cell>
          <table:table-cell table:style-name="ce28" office:value-type="currency" office:currency="EUR" office:value="785" calcext:value-type="currency">
            <text:p>785 €</text:p>
          </table:table-cell>
          <table:table-cell table:style-name="ce31" table:formula="of:=[.F54]*[.D54]" office:value-type="currency" office:currency="EUR" office:value="48670" calcext:value-type="currency">
            <text:p>48.670 €</text:p>
          </table:table-cell>
          <table:table-cell table:style-name="ce34" table:formula="of:=SUM([.G$2:.G54])/SUM([.G$2:.G$126])" office:value-type="percentage" office:value="0.984693362546697" calcext:value-type="percentage">
            <text:p>98,47 %</text:p>
          </table:table-cell>
          <table:table-cell table:style-name="ce1" office:value-type="string" calcext:value-type="string">
            <text:p>ipad_pro_9</text:p>
          </table:table-cell>
          <table:table-cell table:style-name="ce11" office:value-type="string" calcext:value-type="string">
            <text:p>['pro', 'ipad', 'wifi', 'apple', '9.7"', '128gb', '9.7-inch', '32gb', 'space', 'new']</text:p>
          </table:table-cell>
          <table:table-cell table:style-name="ce11" office:value-type="string" calcext:value-type="string">
            <text:p>['pro:30', 'ipad:30', 'wifi:23', 'apple:20', '9.7":15', '128gb:14', '9.7-inch:13', '32gb:13', 'space:9', 'new:8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1387</text:p>
          </table:table-cell>
          <table:table-cell table:style-name="ce17" office:value-type="float" office:value="23" calcext:value-type="float">
            <text:p>23</text:p>
          </table:table-cell>
          <table:table-cell table:style-name="ce20" table:formula="of:=SUM([.B$2:.B55])/SUM([.B$2:.B$126])" office:value-type="percentage" office:value="0.903788271925272" calcext:value-type="percentage">
            <text:p>90,38 %</text:p>
          </table:table-cell>
          <table:table-cell office:value-type="float" office:value="682" calcext:value-type="float">
            <text:p>682</text:p>
          </table:table-cell>
          <table:table-cell table:style-name="ce25" table:formula="of:=SUM([.D$2:.D55])/SUM([.D$2:.D$126])" office:value-type="percentage" office:value="0.860957898998077" calcext:value-type="percentage">
            <text:p>86,10 %</text:p>
          </table:table-cell>
          <table:table-cell table:style-name="ce28" office:value-type="currency" office:currency="EUR" office:value="67.6904347826087" calcext:value-type="currency">
            <text:p>68 €</text:p>
          </table:table-cell>
          <table:table-cell table:style-name="ce31" table:formula="of:=[.F55]*[.D55]" office:value-type="currency" office:currency="EUR" office:value="46164.8765217391" calcext:value-type="currency">
            <text:p>46.165 €</text:p>
          </table:table-cell>
          <table:table-cell table:style-name="ce34" table:formula="of:=SUM([.G$2:.G55])/SUM([.G$2:.G$126])" office:value-type="percentage" office:value="0.985526683341915" calcext:value-type="percentage">
            <text:p>98,55 %</text:p>
          </table:table-cell>
          <table:table-cell table:style-name="ce1" office:value-type="string" calcext:value-type="string">
            <text:p>mouse</text:p>
          </table:table-cell>
          <table:table-cell table:style-name="ce11" office:value-type="string" calcext:value-type="string">
            <text:p>['mouse', 'wireless', 'apple', 'for_mac', 'trackpad', 'logitech', 'aluminum', '2', 'magic', 'bluetooth']</text:p>
          </table:table-cell>
          <table:table-cell table:style-name="ce11" office:value-type="string" calcext:value-type="string">
            <text:p>['mouse:32', 'wireless:18', 'apple:14', 'for_mac:11', 'trackpad:8', 'logitech:8', 'aluminum:8', '2:7', 'magic:7', 'bluetooth:7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1392</text:p>
          </table:table-cell>
          <table:table-cell table:style-name="ce17" office:value-type="float" office:value="65" calcext:value-type="float">
            <text:p>65</text:p>
          </table:table-cell>
          <table:table-cell table:style-name="ce20" table:formula="of:=SUM([.B$2:.B56])/SUM([.B$2:.B$126])" office:value-type="percentage" office:value="0.907161390762844" calcext:value-type="percentage">
            <text:p>90,72 %</text:p>
          </table:table-cell>
          <table:table-cell office:value-type="float" office:value="464" calcext:value-type="float">
            <text:p>464</text:p>
          </table:table-cell>
          <table:table-cell table:style-name="ce25" table:formula="of:=SUM([.D$2:.D56])/SUM([.D$2:.D$126])" office:value-type="percentage" office:value="0.86682775022771" calcext:value-type="percentage">
            <text:p>86,68 %</text:p>
          </table:table-cell>
          <table:table-cell table:style-name="ce28" office:value-type="currency" office:currency="EUR" office:value="92.9484615384615" calcext:value-type="currency">
            <text:p>93 €</text:p>
          </table:table-cell>
          <table:table-cell table:style-name="ce31" table:formula="of:=[.F56]*[.D56]" office:value-type="currency" office:currency="EUR" office:value="43128.0861538462" calcext:value-type="currency">
            <text:p>43.128 €</text:p>
          </table:table-cell>
          <table:table-cell table:style-name="ce34" table:formula="of:=SUM([.G$2:.G56])/SUM([.G$2:.G$126])" office:value-type="percentage" office:value="0.986305187125697" calcext:value-type="percentage">
            <text:p>98,63 %</text:p>
          </table:table-cell>
          <table:table-cell table:style-name="ce1" office:value-type="string" calcext:value-type="string">
            <text:p>macbook_backpack</text:p>
          </table:table-cell>
          <table:table-cell table:style-name="ce11" office:value-type="string" calcext:value-type="string">
            <text:p>['backpack', 'macbook', 'pro', '15"', '13"', 'for_macbook', 'black', 'retina', 'air', 'thule']</text:p>
          </table:table-cell>
          <table:table-cell table:style-name="ce11" office:value-type="string" calcext:value-type="string">
            <text:p>['backpack:113', 'macbook:89', 'pro:62', '15":40', '13":37', 'for_macbook:32', 'black:32', 'retina:30', 'air:26', 'thule:20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8696</text:p>
          </table:table-cell>
          <table:table-cell table:style-name="ce17" office:value-type="float" office:value="58" calcext:value-type="float">
            <text:p>58</text:p>
          </table:table-cell>
          <table:table-cell table:style-name="ce20" table:formula="of:=SUM([.B$2:.B57])/SUM([.B$2:.B$126])" office:value-type="percentage" office:value="0.910171250648677" calcext:value-type="percentage">
            <text:p>91,02 %</text:p>
          </table:table-cell>
          <table:table-cell office:value-type="float" office:value="540" calcext:value-type="float">
            <text:p>540</text:p>
          </table:table-cell>
          <table:table-cell table:style-name="ce25" table:formula="of:=SUM([.D$2:.D57])/SUM([.D$2:.D$126])" office:value-type="percentage" office:value="0.873659042607024" calcext:value-type="percentage">
            <text:p>87,37 %</text:p>
          </table:table-cell>
          <table:table-cell table:style-name="ce28" office:value-type="currency" office:currency="EUR" office:value="76.5745614035088" calcext:value-type="currency">
            <text:p>77 €</text:p>
          </table:table-cell>
          <table:table-cell table:style-name="ce31" table:formula="of:=[.F57]*[.D57]" office:value-type="currency" office:currency="EUR" office:value="41350.2631578947" calcext:value-type="currency">
            <text:p>41.350 €</text:p>
          </table:table-cell>
          <table:table-cell table:style-name="ce34" table:formula="of:=SUM([.G$2:.G57])/SUM([.G$2:.G$126])" office:value-type="percentage" office:value="0.987051599480142" calcext:value-type="percentage">
            <text:p>98,71 %</text:p>
          </table:table-cell>
          <table:table-cell table:style-name="ce1" office:value-type="string" calcext:value-type="string">
            <text:p>macbook_support</text:p>
          </table:table-cell>
          <table:table-cell table:style-name="ce11" office:value-type="string" calcext:value-type="string">
            <text:p>['support', 'macbook', 'aluminum', 'pro', 'for_macbook', 'stand', 'imac', 'design', 'air', 'magic']</text:p>
          </table:table-cell>
          <table:table-cell table:style-name="ce11" office:value-type="string" calcext:value-type="string">
            <text:p>['support:75', 'macbook:58', 'aluminum:35', 'pro:28', 'for_macbook:21', 'stand:16', 'imac:15', 'design:15', 'air:13', 'magic:13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1229</text:p>
          </table:table-cell>
          <table:table-cell table:style-name="ce17" office:value-type="float" office:value="108" calcext:value-type="float">
            <text:p>108</text:p>
          </table:table-cell>
          <table:table-cell table:style-name="ce20" table:formula="of:=SUM([.B$2:.B58])/SUM([.B$2:.B$126])" office:value-type="percentage" office:value="0.915775817332642" calcext:value-type="percentage">
            <text:p>91,58 %</text:p>
          </table:table-cell>
          <table:table-cell office:value-type="float" office:value="813" calcext:value-type="float">
            <text:p>813</text:p>
          </table:table-cell>
          <table:table-cell table:style-name="ce25" table:formula="of:=SUM([.D$2:.D58])/SUM([.D$2:.D$126])" office:value-type="percentage" office:value="0.883943932800324" calcext:value-type="percentage">
            <text:p>88,39 %</text:p>
          </table:table-cell>
          <table:table-cell table:style-name="ce28" office:value-type="currency" office:currency="EUR" office:value="50.3160576923077" calcext:value-type="currency">
            <text:p>50 €</text:p>
          </table:table-cell>
          <table:table-cell table:style-name="ce31" table:formula="of:=[.F58]*[.D58]" office:value-type="currency" office:currency="EUR" office:value="40906.9549038462" calcext:value-type="currency">
            <text:p>40.907 €</text:p>
          </table:table-cell>
          <table:table-cell table:style-name="ce34" table:formula="of:=SUM([.G$2:.G58])/SUM([.G$2:.G$126])" office:value-type="percentage" office:value="0.987790009690649" calcext:value-type="percentage">
            <text:p>98,78 %</text:p>
          </table:table-cell>
          <table:table-cell table:style-name="ce1" office:value-type="string" calcext:value-type="string">
            <text:p>ipad_stylus</text:p>
          </table:table-cell>
          <table:table-cell table:style-name="ce11" office:value-type="string" calcext:value-type="string">
            <text:p>['pointer', 'pen', 'stylus', 'digital', 'wacom', 'ipad', 'jot', 'adonit', 'bamboo', 'for_ipad']</text:p>
          </table:table-cell>
          <table:table-cell table:style-name="ce11" office:value-type="string" calcext:value-type="string">
            <text:p>['pointer:97', 'pen:76', 'stylus:56', 'digital:50', 'wacom:46', 'ipad:38', 'jot:36', 'adonit:35', 'bamboo:31', 'for_ipad:30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24811716</text:p>
          </table:table-cell>
          <table:table-cell table:style-name="ce17" office:value-type="float" office:value="17" calcext:value-type="float">
            <text:p>17</text:p>
          </table:table-cell>
          <table:table-cell table:style-name="ce20" table:formula="of:=SUM([.B$2:.B59])/SUM([.B$2:.B$126])" office:value-type="percentage" office:value="0.916658017644006" calcext:value-type="percentage">
            <text:p>91,67 %</text:p>
          </table:table-cell>
          <table:table-cell office:value-type="float" office:value="51" calcext:value-type="float">
            <text:p>51</text:p>
          </table:table-cell>
          <table:table-cell table:style-name="ce25" table:formula="of:=SUM([.D$2:.D59])/SUM([.D$2:.D$126])" office:value-type="percentage" office:value="0.884589110413926" calcext:value-type="percentage">
            <text:p>88,46 %</text:p>
          </table:table-cell>
          <table:table-cell table:style-name="ce28" office:value-type="currency" office:currency="EUR" office:value="733.294117647059" calcext:value-type="currency">
            <text:p>733 €</text:p>
          </table:table-cell>
          <table:table-cell table:style-name="ce31" table:formula="of:=[.F59]*[.D59]" office:value-type="currency" office:currency="EUR" office:value="37398" calcext:value-type="currency">
            <text:p>37.398 €</text:p>
          </table:table-cell>
          <table:table-cell table:style-name="ce34" table:formula="of:=SUM([.G$2:.G59])/SUM([.G$2:.G$126])" office:value-type="percentage" office:value="0.988465079861906" calcext:value-type="percentage">
            <text:p>98,85 %</text:p>
          </table:table-cell>
          <table:table-cell table:style-name="ce1" office:value-type="string" calcext:value-type="string">
            <text:p>iphone_6s_plus</text:p>
          </table:table-cell>
          <table:table-cell table:style-name="ce11" office:value-type="string" calcext:value-type="string">
            <text:p>['6s', 'iphone', 'plus', 'apple', '32gb', 'new', 'gold', 'free', '16gb', 'refurbished']</text:p>
          </table:table-cell>
          <table:table-cell table:style-name="ce11" office:value-type="string" calcext:value-type="string">
            <text:p>['6s:34', 'iphone:34', 'plus:34', 'apple:30', '32gb:18', 'new:15', 'gold:13', 'free:12', '16gb:10', 'refurbished:10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13615399</text:p>
          </table:table-cell>
          <table:table-cell table:style-name="ce17" office:value-type="float" office:value="78" calcext:value-type="float">
            <text:p>78</text:p>
          </table:table-cell>
          <table:table-cell table:style-name="ce20" table:formula="of:=SUM([.B$2:.B60])/SUM([.B$2:.B$126])" office:value-type="percentage" office:value="0.920705760249092" calcext:value-type="percentage">
            <text:p>92,07 %</text:p>
          </table:table-cell>
          <table:table-cell office:value-type="float" office:value="948" calcext:value-type="float">
            <text:p>948</text:p>
          </table:table-cell>
          <table:table-cell table:style-name="ce25" table:formula="of:=SUM([.D$2:.D60])/SUM([.D$2:.D$126])" office:value-type="percentage" office:value="0.896581823702054" calcext:value-type="percentage">
            <text:p>89,66 %</text:p>
          </table:table-cell>
          <table:table-cell table:style-name="ce28" office:value-type="currency" office:currency="EUR" office:value="39.1201282051282" calcext:value-type="currency">
            <text:p>39 €</text:p>
          </table:table-cell>
          <table:table-cell table:style-name="ce31" table:formula="of:=[.F60]*[.D60]" office:value-type="currency" office:currency="EUR" office:value="37085.8815384615" calcext:value-type="currency">
            <text:p>37.086 €</text:p>
          </table:table-cell>
          <table:table-cell table:style-name="ce34" table:formula="of:=SUM([.G$2:.G60])/SUM([.G$2:.G$126])" office:value-type="percentage" office:value="0.989134515992218" calcext:value-type="percentage">
            <text:p>98,91 %</text:p>
          </table:table-cell>
          <table:table-cell table:style-name="ce1" office:value-type="string" calcext:value-type="string">
            <text:p>iphone_charger</text:p>
          </table:table-cell>
          <table:table-cell table:style-name="ce11" office:value-type="string" calcext:value-type="string">
            <text:p>['charger', 'iphone', 'car', 'usb', 'lightning', 'belkin', 'charging', 'dock', 'for_iphone', 'base']</text:p>
          </table:table-cell>
          <table:table-cell table:style-name="ce11" office:value-type="string" calcext:value-type="string">
            <text:p>['charger:95', 'iphone:62', 'car:56', 'usb:53', 'lightning:52', 'belkin:34', 'charging:30', 'dock:29', 'for_iphone:28', 'base:20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1515</text:p>
          </table:table-cell>
          <table:table-cell table:style-name="ce17" office:value-type="float" office:value="88" calcext:value-type="float">
            <text:p>88</text:p>
          </table:table-cell>
          <table:table-cell table:style-name="ce20" table:formula="of:=SUM([.B$2:.B61])/SUM([.B$2:.B$126])" office:value-type="percentage" office:value="0.925272444213804" calcext:value-type="percentage">
            <text:p>92,53 %</text:p>
          </table:table-cell>
          <table:table-cell office:value-type="float" office:value="611" calcext:value-type="float">
            <text:p>611</text:p>
          </table:table-cell>
          <table:table-cell table:style-name="ce25" table:formula="of:=SUM([.D$2:.D61])/SUM([.D$2:.D$126])" office:value-type="percentage" office:value="0.904311304523834" calcext:value-type="percentage">
            <text:p>90,43 %</text:p>
          </table:table-cell>
          <table:table-cell table:style-name="ce28" office:value-type="currency" office:currency="EUR" office:value="58.6929411764706" calcext:value-type="currency">
            <text:p>59 €</text:p>
          </table:table-cell>
          <table:table-cell table:style-name="ce31" table:formula="of:=[.F61]*[.D61]" office:value-type="currency" office:currency="EUR" office:value="35861.3870588235" calcext:value-type="currency">
            <text:p>35.861 €</text:p>
          </table:table-cell>
          <table:table-cell table:style-name="ce34" table:formula="of:=SUM([.G$2:.G61])/SUM([.G$2:.G$126])" office:value-type="percentage" office:value="0.98978184880957" calcext:value-type="percentage">
            <text:p>98,98 %</text:p>
          </table:table-cell>
          <table:table-cell table:style-name="ce1" office:value-type="string" calcext:value-type="string">
            <text:p>iphone_power_bank</text:p>
          </table:table-cell>
          <table:table-cell table:style-name="ce11" office:value-type="string" calcext:value-type="string">
            <text:p>['battery', 'external', 'usb', 'for_iphone', 'mah', 'power', 'ipad', 'mophie', 'bank', 'small']</text:p>
          </table:table-cell>
          <table:table-cell table:style-name="ce11" office:value-type="string" calcext:value-type="string">
            <text:p>['battery:155', 'external:94', 'usb:72', 'for_iphone:58', 'mah:36', 'power:31', 'ipad:30', 'mophie:25', 'bank:20', 'small:18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5,43E+15</text:p>
          </table:table-cell>
          <table:table-cell table:style-name="ce17" office:value-type="float" office:value="14" calcext:value-type="float">
            <text:p>14</text:p>
          </table:table-cell>
          <table:table-cell table:style-name="ce20" table:formula="of:=SUM([.B$2:.B62])/SUM([.B$2:.B$126])" office:value-type="percentage" office:value="0.925998962117281" calcext:value-type="percentage">
            <text:p>92,60 %</text:p>
          </table:table-cell>
          <table:table-cell office:value-type="float" office:value="23" calcext:value-type="float">
            <text:p>23</text:p>
          </table:table-cell>
          <table:table-cell table:style-name="ce25" table:formula="of:=SUM([.D$2:.D62])/SUM([.D$2:.D$126])" office:value-type="percentage" office:value="0.904602266977027" calcext:value-type="percentage">
            <text:p>90,46 %</text:p>
          </table:table-cell>
          <table:table-cell table:style-name="ce28" office:value-type="currency" office:currency="EUR" office:value="1241.85714285714" calcext:value-type="currency">
            <text:p>1.242 €</text:p>
          </table:table-cell>
          <table:table-cell table:style-name="ce31" table:formula="of:=[.F62]*[.D62]" office:value-type="currency" office:currency="EUR" office:value="28562.7142857143" calcext:value-type="currency">
            <text:p>28.563 €</text:p>
          </table:table-cell>
          <table:table-cell table:style-name="ce34" table:formula="of:=SUM([.G$2:.G62])/SUM([.G$2:.G$126])" office:value-type="percentage" office:value="0.990297433504591" calcext:value-type="percentage">
            <text:p>99,03 %</text:p>
          </table:table-cell>
          <table:table-cell table:style-name="ce1" office:value-type="string" calcext:value-type="string">
            <text:p>imac_refurbished</text:p>
          </table:table-cell>
          <table:table-cell table:style-name="ce11" office:value-type="string" calcext:value-type="string">
            <text:p>['core', '2', 'hdd', 'duo', 'imac', 'ram', '2gb', '160gb', '20', '20"']</text:p>
          </table:table-cell>
          <table:table-cell table:style-name="ce11" office:value-type="string" calcext:value-type="string">
            <text:p>['core:28', '2:28', 'hdd:28', 'duo:28', 'imac:28', 'ram:28', '2gb:22', '160gb:18', '20:14', '20":14']</text:p>
          </table:table-cell>
          <table:table-cell table:number-columns-repeated="16373"/>
        </table:table-row>
        <table:table-row table:style-name="ro4">
          <table:table-cell table:style-name="ce14" office:value-type="string" calcext:value-type="string">
            <text:p>14305406</text:p>
          </table:table-cell>
          <table:table-cell table:style-name="ce17" office:value-type="float" office:value="41" calcext:value-type="float">
            <text:p>41</text:p>
          </table:table-cell>
          <table:table-cell table:style-name="ce20" table:formula="of:=SUM([.B$2:.B63])/SUM([.B$2:.B$126])" office:value-type="percentage" office:value="0.928126621691749" calcext:value-type="percentage">
            <text:p>92,81 %</text:p>
          </table:table-cell>
          <table:table-cell office:value-type="float" office:value="832" calcext:value-type="float">
            <text:p>832</text:p>
          </table:table-cell>
          <table:table-cell table:style-name="ce25" table:formula="of:=SUM([.D$2:.D63])/SUM([.D$2:.D$126])" office:value-type="percentage" office:value="0.915127517457747" calcext:value-type="percentage">
            <text:p>91,51 %</text:p>
          </table:table-cell>
          <table:table-cell table:style-name="ce28" office:value-type="currency" office:currency="EUR" office:value="33.3646153846154" calcext:value-type="currency">
            <text:p>33 €</text:p>
          </table:table-cell>
          <table:table-cell table:style-name="ce31" table:formula="of:=[.F63]*[.D63]" office:value-type="currency" office:currency="EUR" office:value="27759.36" calcext:value-type="currency">
            <text:p>27.759 €</text:p>
          </table:table-cell>
          <table:table-cell table:style-name="ce34" table:formula="of:=SUM([.G$2:.G63])/SUM([.G$2:.G$126])" office:value-type="percentage" office:value="0.990798516875605" calcext:value-type="percentage">
            <text:p>99,08 %</text:p>
          </table:table-cell>
          <table:table-cell table:style-name="ce1" office:value-type="string" calcext:value-type="string">
            <text:p>mac_tools</text:p>
          </table:table-cell>
          <table:table-cell table:style-name="ce11" office:value-type="string" calcext:value-type="string">
            <text:p>['kit', 'ifixit', 'imac', 'macbook', 'pro', 'tools', 'tool', 'screwdriver', 'installation', 'ssd']</text:p>
          </table:table-cell>
          <table:table-cell table:style-name="ce11" office:value-type="string" calcext:value-type="string">
            <text:p>['kit:32', 'ifixit:27', 'imac:19', 'macbook:19', 'pro:17', 'tools:14', 'tool:14', 'screwdriver:14', 'installation:13', 'ssd:12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42931714</text:p>
          </table:table-cell>
          <table:table-cell table:style-name="ce17" office:value-type="float" office:value="17" calcext:value-type="float">
            <text:p>17</text:p>
          </table:table-cell>
          <table:table-cell table:style-name="ce20" table:formula="of:=SUM([.B$2:.B64])/SUM([.B$2:.B$126])" office:value-type="percentage" office:value="0.929008822003114" calcext:value-type="percentage">
            <text:p>92,90 %</text:p>
          </table:table-cell>
          <table:table-cell office:value-type="float" office:value="53" calcext:value-type="float">
            <text:p>53</text:p>
          </table:table-cell>
          <table:table-cell table:style-name="ce25" table:formula="of:=SUM([.D$2:.D64])/SUM([.D$2:.D$126])" office:value-type="percentage" office:value="0.915797996154235" calcext:value-type="percentage">
            <text:p>91,58 %</text:p>
          </table:table-cell>
          <table:table-cell table:style-name="ce28" office:value-type="currency" office:currency="EUR" office:value="484" calcext:value-type="currency">
            <text:p>484 €</text:p>
          </table:table-cell>
          <table:table-cell table:style-name="ce31" table:formula="of:=[.F64]*[.D64]" office:value-type="currency" office:currency="EUR" office:value="25652" calcext:value-type="currency">
            <text:p>25.652 €</text:p>
          </table:table-cell>
          <table:table-cell table:style-name="ce34" table:formula="of:=SUM([.G$2:.G64])/SUM([.G$2:.G$126])" office:value-type="percentage" office:value="0.991261560354751" calcext:value-type="percentage">
            <text:p>99,13 %</text:p>
          </table:table-cell>
          <table:table-cell table:style-name="ce1" office:value-type="string" calcext:value-type="string">
            <text:p>ipad_air</text:p>
          </table:table-cell>
          <table:table-cell table:style-name="ce11" office:value-type="string" calcext:value-type="string">
            <text:p>['2', 'air', 'wifi', 'ipad', 'apple', 'new', '32gb', '128gb', 'cellular', 'a).']</text:p>
          </table:table-cell>
          <table:table-cell table:style-name="ce11" office:value-type="string" calcext:value-type="string">
            <text:p>['2:34', 'air:34', 'wifi:34', 'ipad:34', 'apple:22', 'new:16', '32gb:15', '128gb:14', 'cellular:12', 'a).:11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1404</text:p>
          </table:table-cell>
          <table:table-cell table:style-name="ce17" office:value-type="float" office:value="34" calcext:value-type="float">
            <text:p>34</text:p>
          </table:table-cell>
          <table:table-cell table:style-name="ce20" table:formula="of:=SUM([.B$2:.B65])/SUM([.B$2:.B$126])" office:value-type="percentage" office:value="0.930773222625843" calcext:value-type="percentage">
            <text:p>93,08 %</text:p>
          </table:table-cell>
          <table:table-cell office:value-type="float" office:value="72" calcext:value-type="float">
            <text:p>72</text:p>
          </table:table-cell>
          <table:table-cell table:style-name="ce25" table:formula="of:=SUM([.D$2:.D65])/SUM([.D$2:.D$126])" office:value-type="percentage" office:value="0.916708835138144" calcext:value-type="percentage">
            <text:p>91,67 %</text:p>
          </table:table-cell>
          <table:table-cell table:style-name="ce28" office:value-type="currency" office:currency="EUR" office:value="341.841612903226" calcext:value-type="currency">
            <text:p>342 €</text:p>
          </table:table-cell>
          <table:table-cell table:style-name="ce31" table:formula="of:=[.F65]*[.D65]" office:value-type="currency" office:currency="EUR" office:value="24612.5961290323" calcext:value-type="currency">
            <text:p>24.613 €</text:p>
          </table:table-cell>
          <table:table-cell table:style-name="ce34" table:formula="of:=SUM([.G$2:.G65])/SUM([.G$2:.G$126])" office:value-type="percentage" office:value="0.991705841585937" calcext:value-type="percentage">
            <text:p>99,17 %</text:p>
          </table:table-cell>
          <table:table-cell table:style-name="ce1" office:value-type="string" calcext:value-type="string">
            <text:p>nas_accessory</text:p>
          </table:table-cell>
          <table:table-cell table:style-name="ce11" office:value-type="string" calcext:value-type="string">
            <text:p>['expansion', 'synology', 'qnap', 'nas', 'card', 'kit', 'rail', 'bays', 'module', 'memory']</text:p>
          </table:table-cell>
          <table:table-cell table:style-name="ce11" office:value-type="string" calcext:value-type="string">
            <text:p>['expansion:25', 'synology:23', 'qnap:21', 'nas:17', 'card:10', 'kit:9', 'rail:9', 'bays:9', 'module:8', 'memory:8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13555403</text:p>
          </table:table-cell>
          <table:table-cell table:style-name="ce17" office:value-type="float" office:value="75" calcext:value-type="float">
            <text:p>75</text:p>
          </table:table-cell>
          <table:table-cell table:style-name="ce20" table:formula="of:=SUM([.B$2:.B66])/SUM([.B$2:.B$126])" office:value-type="percentage" office:value="0.934665282823041" calcext:value-type="percentage">
            <text:p>93,47 %</text:p>
          </table:table-cell>
          <table:table-cell office:value-type="float" office:value="985" calcext:value-type="float">
            <text:p>985</text:p>
          </table:table-cell>
          <table:table-cell table:style-name="ce25" table:formula="of:=SUM([.D$2:.D66])/SUM([.D$2:.D$126])" office:value-type="percentage" office:value="0.92916961845967" calcext:value-type="percentage">
            <text:p>92,92 %</text:p>
          </table:table-cell>
          <table:table-cell table:style-name="ce28" office:value-type="currency" office:currency="EUR" office:value="22.6565333333333" calcext:value-type="currency">
            <text:p>23 €</text:p>
          </table:table-cell>
          <table:table-cell table:style-name="ce31" table:formula="of:=[.F66]*[.D66]" office:value-type="currency" office:currency="EUR" office:value="22316.6853333333" calcext:value-type="currency">
            <text:p>22.317 €</text:p>
          </table:table-cell>
          <table:table-cell table:style-name="ce34" table:formula="of:=SUM([.G$2:.G66])/SUM([.G$2:.G$126])" office:value-type="percentage" office:value="0.992108679400523" calcext:value-type="percentage">
            <text:p>99,21 %</text:p>
          </table:table-cell>
          <table:table-cell table:style-name="ce1" office:value-type="string" calcext:value-type="string">
            <text:p>iphone_protection</text:p>
          </table:table-cell>
          <table:table-cell table:style-name="ce11" office:value-type="string" calcext:value-type="string">
            <text:p>['6', 'iphone', 'glass', 'protector', 'plus', '6s', 'screen', 'for_iphone', 'tempered', 'saver']</text:p>
          </table:table-cell>
          <table:table-cell table:style-name="ce11" office:value-type="string" calcext:value-type="string">
            <text:p>['6:96', 'iphone:94', 'glass:85', 'protector:81', 'plus:79', '6s:66', 'screen:63', 'for_iphone:49', 'tempered:45', 'saver:20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13621714</text:p>
          </table:table-cell>
          <table:table-cell table:style-name="ce17" office:value-type="float" office:value="19" calcext:value-type="float">
            <text:p>19</text:p>
          </table:table-cell>
          <table:table-cell table:style-name="ce20" table:formula="of:=SUM([.B$2:.B67])/SUM([.B$2:.B$126])" office:value-type="percentage" office:value="0.935651271406331" calcext:value-type="percentage">
            <text:p>93,57 %</text:p>
          </table:table-cell>
          <table:table-cell office:value-type="float" office:value="40" calcext:value-type="float">
            <text:p>40</text:p>
          </table:table-cell>
          <table:table-cell table:style-name="ce25" table:formula="of:=SUM([.D$2:.D67])/SUM([.D$2:.D$126])" office:value-type="percentage" office:value="0.929675640117397" calcext:value-type="percentage">
            <text:p>92,97 %</text:p>
          </table:table-cell>
          <table:table-cell table:style-name="ce28" office:value-type="currency" office:currency="EUR" office:value="513.887368421053" calcext:value-type="currency">
            <text:p>514 €</text:p>
          </table:table-cell>
          <table:table-cell table:style-name="ce31" table:formula="of:=[.F67]*[.D67]" office:value-type="currency" office:currency="EUR" office:value="20555.4947368421" calcext:value-type="currency">
            <text:p>20.555 €</text:p>
          </table:table-cell>
          <table:table-cell table:style-name="ce34" table:formula="of:=SUM([.G$2:.G67])/SUM([.G$2:.G$126])" office:value-type="percentage" office:value="0.992479726016713" calcext:value-type="percentage">
            <text:p>99,25 %</text:p>
          </table:table-cell>
          <table:table-cell table:style-name="ce1" office:value-type="string" calcext:value-type="string">
            <text:p>ipad_mini_4</text:p>
          </table:table-cell>
          <table:table-cell table:style-name="ce11" office:value-type="string" calcext:value-type="string">
            <text:p>['apple', 'ipad', 'mini', '4', 'wifi', 'cellular', '16gb', '64gb', 'gray', 'space']</text:p>
          </table:table-cell>
          <table:table-cell table:style-name="ce11" office:value-type="string" calcext:value-type="string">
            <text:p>['apple:38', 'ipad:38', 'mini:38', '4:36', 'wifi:31', 'cellular:20', '16gb:11', '64gb:9', 'gray:8', 'space:8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11821715</text:p>
          </table:table-cell>
          <table:table-cell table:style-name="ce17" office:value-type="float" office:value="58" calcext:value-type="float">
            <text:p>58</text:p>
          </table:table-cell>
          <table:table-cell table:style-name="ce20" table:formula="of:=SUM([.B$2:.B68])/SUM([.B$2:.B$126])" office:value-type="percentage" office:value="0.938661131292164" calcext:value-type="percentage">
            <text:p>93,87 %</text:p>
          </table:table-cell>
          <table:table-cell office:value-type="float" office:value="95" calcext:value-type="float">
            <text:p>95</text:p>
          </table:table-cell>
          <table:table-cell table:style-name="ce25" table:formula="of:=SUM([.D$2:.D68])/SUM([.D$2:.D$126])" office:value-type="percentage" office:value="0.930877441554499" calcext:value-type="percentage">
            <text:p>93,09 %</text:p>
          </table:table-cell>
          <table:table-cell table:style-name="ce28" office:value-type="currency" office:currency="EUR" office:value="212.743965517241" calcext:value-type="currency">
            <text:p>213 €</text:p>
          </table:table-cell>
          <table:table-cell table:style-name="ce31" table:formula="of:=[.F68]*[.D68]" office:value-type="currency" office:currency="EUR" office:value="20210.6767241379" calcext:value-type="currency">
            <text:p>20.211 €</text:p>
          </table:table-cell>
          <table:table-cell table:style-name="ce34" table:formula="of:=SUM([.G$2:.G68])/SUM([.G$2:.G$126])" office:value-type="percentage" office:value="0.992844548333345" calcext:value-type="percentage">
            <text:p>99,28 %</text:p>
          </table:table-cell>
          <table:table-cell table:style-name="ce1" office:value-type="string" calcext:value-type="string">
            <text:p>ipod_touch</text:p>
          </table:table-cell>
          <table:table-cell table:style-name="ce11" office:value-type="string" calcext:value-type="string">
            <text:p>['ipod', 'touch', 'apple', '16gb', 'generation', 'new', 'nano', 'player', 'music', '6th']</text:p>
          </table:table-cell>
          <table:table-cell table:style-name="ce11" office:value-type="string" calcext:value-type="string">
            <text:p>['ipod:116', 'touch:64', 'apple:58', '16gb:48', 'generation:46', 'new:36', 'nano:32', 'player:26', 'music:26', '6th:24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5401</text:p>
          </table:table-cell>
          <table:table-cell table:style-name="ce17" office:value-type="float" office:value="5" calcext:value-type="float">
            <text:p>5</text:p>
          </table:table-cell>
          <table:table-cell table:style-name="ce20" table:formula="of:=SUM([.B$2:.B69])/SUM([.B$2:.B$126])" office:value-type="percentage" office:value="0.938920601971977" calcext:value-type="percentage">
            <text:p>93,89 %</text:p>
          </table:table-cell>
          <table:table-cell office:value-type="float" office:value="171" calcext:value-type="float">
            <text:p>171</text:p>
          </table:table-cell>
          <table:table-cell table:style-name="ce25" table:formula="of:=SUM([.D$2:.D69])/SUM([.D$2:.D$126])" office:value-type="percentage" office:value="0.933040684141281" calcext:value-type="percentage">
            <text:p>93,30 %</text:p>
          </table:table-cell>
          <table:table-cell table:style-name="ce28" office:value-type="currency" office:currency="EUR" office:value="115.792" calcext:value-type="currency">
            <text:p>116 €</text:p>
          </table:table-cell>
          <table:table-cell table:style-name="ce31" table:formula="of:=[.F69]*[.D69]" office:value-type="currency" office:currency="EUR" office:value="19800.432" calcext:value-type="currency">
            <text:p>19.800 €</text:p>
          </table:table-cell>
          <table:table-cell table:style-name="ce34" table:formula="of:=SUM([.G$2:.G69])/SUM([.G$2:.G$126])" office:value-type="percentage" office:value="0.993201965334821" calcext:value-type="percentage">
            <text:p>99,32 %</text:p>
          </table:table-cell>
          <table:table-cell table:style-name="ce1" office:value-type="string" calcext:value-type="string">
            <text:p>bluetooth_keyboard</text:p>
          </table:table-cell>
          <table:table-cell table:style-name="ce11" office:value-type="string" calcext:value-type="string">
            <text:p>['mac', 'keyboard', 'bluetooth', 'aluminum', 'spanish', 'keypad', 'iphone', 'ipad', 'ios', 'matias']</text:p>
          </table:table-cell>
          <table:table-cell table:style-name="ce11" office:value-type="string" calcext:value-type="string">
            <text:p>['mac:9', 'keyboard:8', 'bluetooth:8', 'aluminum:6', 'spanish:5', 'keypad:4', 'iphone:3', 'ipad:3', 'ios:3', 'matias:3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1416</text:p>
          </table:table-cell>
          <table:table-cell table:style-name="ce17" office:value-type="float" office:value="24" calcext:value-type="float">
            <text:p>24</text:p>
          </table:table-cell>
          <table:table-cell table:style-name="ce20" table:formula="of:=SUM([.B$2:.B70])/SUM([.B$2:.B$126])" office:value-type="percentage" office:value="0.94016606123508" calcext:value-type="percentage">
            <text:p>94,02 %</text:p>
          </table:table-cell>
          <table:table-cell office:value-type="float" office:value="56" calcext:value-type="float">
            <text:p>56</text:p>
          </table:table-cell>
          <table:table-cell table:style-name="ce25" table:formula="of:=SUM([.D$2:.D70])/SUM([.D$2:.D$126])" office:value-type="percentage" office:value="0.933749114462099" calcext:value-type="percentage">
            <text:p>93,37 %</text:p>
          </table:table-cell>
          <table:table-cell table:style-name="ce28" office:value-type="currency" office:currency="EUR" office:value="353.39375" calcext:value-type="currency">
            <text:p>353 €</text:p>
          </table:table-cell>
          <table:table-cell table:style-name="ce31" table:formula="of:=[.F70]*[.D70]" office:value-type="currency" office:currency="EUR" office:value="19790.05" calcext:value-type="currency">
            <text:p>19.790 €</text:p>
          </table:table-cell>
          <table:table-cell table:style-name="ce34" table:formula="of:=SUM([.G$2:.G70])/SUM([.G$2:.G$126])" office:value-type="percentage" office:value="0.993559194931127" calcext:value-type="percentage">
            <text:p>99,36 %</text:p>
          </table:table-cell>
          <table:table-cell table:style-name="ce1" office:value-type="string" calcext:value-type="string">
            <text:p>software</text:p>
          </table:table-cell>
          <table:table-cell table:style-name="ce11" office:value-type="string" calcext:value-type="string">
            <text:p>['adobe', 'for_mac', 'cc', 'software', 'pc.', 'license', 'mac', 'update', 'office', 'home']</text:p>
          </table:table-cell>
          <table:table-cell table:style-name="ce11" office:value-type="string" calcext:value-type="string">
            <text:p>['adobe:21', 'for_mac:19', 'cc:18', 'software:15', 'pc.:11', 'license:11', 'mac:9', 'update:8', 'office:8', 'home:8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12141714</text:p>
          </table:table-cell>
          <table:table-cell table:style-name="ce17" office:value-type="float" office:value="33" calcext:value-type="float">
            <text:p>33</text:p>
          </table:table-cell>
          <table:table-cell table:style-name="ce20" table:formula="of:=SUM([.B$2:.B71])/SUM([.B$2:.B$126])" office:value-type="percentage" office:value="0.941878567721847" calcext:value-type="percentage">
            <text:p>94,19 %</text:p>
          </table:table-cell>
          <table:table-cell office:value-type="float" office:value="28" calcext:value-type="float">
            <text:p>28</text:p>
          </table:table-cell>
          <table:table-cell table:style-name="ce25" table:formula="of:=SUM([.D$2:.D71])/SUM([.D$2:.D$126])" office:value-type="percentage" office:value="0.934103329622508" calcext:value-type="percentage">
            <text:p>93,41 %</text:p>
          </table:table-cell>
          <table:table-cell table:style-name="ce28" office:value-type="currency" office:currency="EUR" office:value="698.53875" calcext:value-type="currency">
            <text:p>699 €</text:p>
          </table:table-cell>
          <table:table-cell table:style-name="ce31" table:formula="of:=[.F71]*[.D71]" office:value-type="currency" office:currency="EUR" office:value="19559.085" calcext:value-type="currency">
            <text:p>19.559 €</text:p>
          </table:table-cell>
          <table:table-cell table:style-name="ce34" table:formula="of:=SUM([.G$2:.G71])/SUM([.G$2:.G$126])" office:value-type="percentage" office:value="0.993912255385178" calcext:value-type="percentage">
            <text:p>99,39 %</text:p>
          </table:table-cell>
          <table:table-cell table:style-name="ce1" office:value-type="string" calcext:value-type="string">
            <text:p>ipad_air_2</text:p>
          </table:table-cell>
          <table:table-cell table:style-name="ce11" office:value-type="string" calcext:value-type="string">
            <text:p>['ipad', 'wifi', 'apple', 'cellular', 'pro', 'air', '2', 'new', '9.7"', '32gb']</text:p>
          </table:table-cell>
          <table:table-cell table:style-name="ce11" office:value-type="string" calcext:value-type="string">
            <text:p>['ipad:66', 'wifi:60', 'apple:43', 'cellular:34', 'pro:32', 'air:26', '2:26', 'new:23', '9.7":16', '32gb:16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1276</text:p>
          </table:table-cell>
          <table:table-cell table:style-name="ce17" office:value-type="float" office:value="19" calcext:value-type="float">
            <text:p>19</text:p>
          </table:table-cell>
          <table:table-cell table:style-name="ce20" table:formula="of:=SUM([.B$2:.B72])/SUM([.B$2:.B$126])" office:value-type="percentage" office:value="0.942864556305138" calcext:value-type="percentage">
            <text:p>94,29 %</text:p>
          </table:table-cell>
          <table:table-cell office:value-type="float" office:value="116" calcext:value-type="float">
            <text:p>116</text:p>
          </table:table-cell>
          <table:table-cell table:style-name="ce25" table:formula="of:=SUM([.D$2:.D72])/SUM([.D$2:.D$126])" office:value-type="percentage" office:value="0.935570792429916" calcext:value-type="percentage">
            <text:p>93,56 %</text:p>
          </table:table-cell>
          <table:table-cell table:style-name="ce28" office:value-type="currency" office:currency="EUR" office:value="161.562777777778" calcext:value-type="currency">
            <text:p>162 €</text:p>
          </table:table-cell>
          <table:table-cell table:style-name="ce31" table:formula="of:=[.F72]*[.D72]" office:value-type="currency" office:currency="EUR" office:value="18741.2822222222" calcext:value-type="currency">
            <text:p>18.741 €</text:p>
          </table:table-cell>
          <table:table-cell table:style-name="ce34" table:formula="of:=SUM([.G$2:.G72])/SUM([.G$2:.G$126])" office:value-type="percentage" office:value="0.994250553705926" calcext:value-type="percentage">
            <text:p>99,43 %</text:p>
          </table:table-cell>
          <table:table-cell table:style-name="ce1" office:value-type="string" calcext:value-type="string">
            <text:p>pcie_esata</text:p>
          </table:table-cell>
          <table:table-cell table:style-name="ce11" office:value-type="string" calcext:value-type="string">
            <text:p>['card', 'pcie', 'sonnet', 'for_mac', 'adapter', 'esata', '3.0', 'usb', '6gb', 'ssd']</text:p>
          </table:table-cell>
          <table:table-cell table:style-name="ce11" office:value-type="string" calcext:value-type="string">
            <text:p>['card:26', 'pcie:24', 'sonnet:13', 'for_mac:12', 'adapter:10', 'esata:10', '3.0:9', 'usb:9', '6gb:8', 'ssd:8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101781405</text:p>
          </table:table-cell>
          <table:table-cell table:style-name="ce17" office:value-type="float" office:value="12" calcext:value-type="float">
            <text:p>12</text:p>
          </table:table-cell>
          <table:table-cell table:style-name="ce20" table:formula="of:=SUM([.B$2:.B73])/SUM([.B$2:.B$126])" office:value-type="percentage" office:value="0.943487285936689" calcext:value-type="percentage">
            <text:p>94,35 %</text:p>
          </table:table-cell>
          <table:table-cell office:value-type="float" office:value="145" calcext:value-type="float">
            <text:p>145</text:p>
          </table:table-cell>
          <table:table-cell table:style-name="ce25" table:formula="of:=SUM([.D$2:.D73])/SUM([.D$2:.D$126])" office:value-type="percentage" office:value="0.937405120939176" calcext:value-type="percentage">
            <text:p>93,74 %</text:p>
          </table:table-cell>
          <table:table-cell table:style-name="ce28" office:value-type="currency" office:currency="EUR" office:value="125.131" calcext:value-type="currency">
            <text:p>125 €</text:p>
          </table:table-cell>
          <table:table-cell table:style-name="ce31" table:formula="of:=[.F73]*[.D73]" office:value-type="currency" office:currency="EUR" office:value="18143.995" calcext:value-type="currency">
            <text:p>18.144 €</text:p>
          </table:table-cell>
          <table:table-cell table:style-name="ce34" table:formula="of:=SUM([.G$2:.G73])/SUM([.G$2:.G$126])" office:value-type="percentage" office:value="0.994578070413021" calcext:value-type="percentage">
            <text:p>99,46 %</text:p>
          </table:table-cell>
          <table:table-cell table:style-name="ce1" office:value-type="string" calcext:value-type="string">
            <text:p>wacom_accessory</text:p>
          </table:table-cell>
          <table:table-cell table:style-name="ce11" office:value-type="string" calcext:value-type="string">
            <text:p>['wacom', 'intuos', 'cintiq', 'tips', '4', 'replacement', 'support', 'kit', 'case', 'accessory']</text:p>
          </table:table-cell>
          <table:table-cell table:style-name="ce11" office:value-type="string" calcext:value-type="string">
            <text:p>['wacom:17', 'intuos:10', 'cintiq:8', 'tips:7', '4:6', 'replacement:5', 'support:4', 'kit:4', 'case:4', 'accessory:4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5395</text:p>
          </table:table-cell>
          <table:table-cell table:style-name="ce17" office:value-type="float" office:value="31" calcext:value-type="float">
            <text:p>31</text:p>
          </table:table-cell>
          <table:table-cell table:style-name="ce20" table:formula="of:=SUM([.B$2:.B74])/SUM([.B$2:.B$126])" office:value-type="percentage" office:value="0.945096004151531" calcext:value-type="percentage">
            <text:p>94,51 %</text:p>
          </table:table-cell>
          <table:table-cell office:value-type="float" office:value="639" calcext:value-type="float">
            <text:p>639</text:p>
          </table:table-cell>
          <table:table-cell table:style-name="ce25" table:formula="of:=SUM([.D$2:.D74])/SUM([.D$2:.D$126])" office:value-type="percentage" office:value="0.945488816921364" calcext:value-type="percentage">
            <text:p>94,55 %</text:p>
          </table:table-cell>
          <table:table-cell table:style-name="ce28" office:value-type="currency" office:currency="EUR" office:value="28.328064516129" calcext:value-type="currency">
            <text:p>28 €</text:p>
          </table:table-cell>
          <table:table-cell table:style-name="ce31" table:formula="of:=[.F74]*[.D74]" office:value-type="currency" office:currency="EUR" office:value="18101.6332258065" calcext:value-type="currency">
            <text:p>18.102 €</text:p>
          </table:table-cell>
          <table:table-cell table:style-name="ce34" table:formula="of:=SUM([.G$2:.G74])/SUM([.G$2:.G$126])" office:value-type="percentage" office:value="0.994904822449006" calcext:value-type="percentage">
            <text:p>99,49 %</text:p>
          </table:table-cell>
          <table:table-cell table:style-name="ce1" office:value-type="string" calcext:value-type="string">
            <text:p>usb_strip</text:p>
          </table:table-cell>
          <table:table-cell table:style-name="ce11" office:value-type="string" calcext:value-type="string">
            <text:p>['usb', 'strip', 'adapter', 'outlets', 'allocacoc', 'powercube', 'electrical', 'white', '250v', 'cube-shaped']</text:p>
          </table:table-cell>
          <table:table-cell table:style-name="ce11" office:value-type="string" calcext:value-type="string">
            <text:p>['usb:29', 'strip:22', 'adapter:21', 'outlets:20', 'allocacoc:18', 'powercube:18', 'electrical:18', 'white:17', '250v:17', 'cube-shaped:16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113464259</text:p>
          </table:table-cell>
          <table:table-cell table:style-name="ce17" office:value-type="float" office:value="3" calcext:value-type="float">
            <text:p>3</text:p>
          </table:table-cell>
          <table:table-cell table:style-name="ce20" table:formula="of:=SUM([.B$2:.B75])/SUM([.B$2:.B$126])" office:value-type="percentage" office:value="0.945251686559419" calcext:value-type="percentage">
            <text:p>94,53 %</text:p>
          </table:table-cell>
          <table:table-cell office:value-type="float" office:value="90" calcext:value-type="float">
            <text:p>90</text:p>
          </table:table-cell>
          <table:table-cell table:style-name="ce25" table:formula="of:=SUM([.D$2:.D75])/SUM([.D$2:.D$126])" office:value-type="percentage" office:value="0.94662736565125" calcext:value-type="percentage">
            <text:p>94,66 %</text:p>
          </table:table-cell>
          <table:table-cell table:style-name="ce28" office:value-type="currency" office:currency="EUR" office:value="199" calcext:value-type="currency">
            <text:p>199 €</text:p>
          </table:table-cell>
          <table:table-cell table:style-name="ce31" table:formula="of:=[.F75]*[.D75]" office:value-type="currency" office:currency="EUR" office:value="17910" calcext:value-type="currency">
            <text:p>17.910 €</text:p>
          </table:table-cell>
          <table:table-cell table:style-name="ce34" table:formula="of:=SUM([.G$2:.G75])/SUM([.G$2:.G$126])" office:value-type="percentage" office:value="0.995228115319406" calcext:value-type="percentage">
            <text:p>99,52 %</text:p>
          </table:table-cell>
          <table:table-cell table:style-name="ce1" office:value-type="string" calcext:value-type="string">
            <text:p>apple_tv</text:p>
          </table:table-cell>
          <table:table-cell table:style-name="ce11" office:value-type="string" calcext:value-type="string">
            <text:p>['apple', '4k', '32gb', 'multimedia', 'player', 'tv', '64gb', 'resolution', 'open', 'box']</text:p>
          </table:table-cell>
          <table:table-cell table:style-name="ce11" office:value-type="string" calcext:value-type="string">
            <text:p>['apple:6', '4k:5', '32gb:3', 'multimedia:3', 'player:3', 'tv:3', '64gb:2', 'resolution:2', 'open:2', 'box:1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2449</text:p>
          </table:table-cell>
          <table:table-cell table:style-name="ce17" office:value-type="float" office:value="107" calcext:value-type="float">
            <text:p>107</text:p>
          </table:table-cell>
          <table:table-cell table:style-name="ce20" table:formula="of:=SUM([.B$2:.B76])/SUM([.B$2:.B$126])" office:value-type="percentage" office:value="0.950804359107421" calcext:value-type="percentage">
            <text:p>95,08 %</text:p>
          </table:table-cell>
          <table:table-cell office:value-type="float" office:value="291" calcext:value-type="float">
            <text:p>291</text:p>
          </table:table-cell>
          <table:table-cell table:style-name="ce25" table:formula="of:=SUM([.D$2:.D76])/SUM([.D$2:.D$126])" office:value-type="percentage" office:value="0.950308673211214" calcext:value-type="percentage">
            <text:p>95,03 %</text:p>
          </table:table-cell>
          <table:table-cell table:style-name="ce28" office:value-type="currency" office:currency="EUR" office:value="61.4128971962617" calcext:value-type="currency">
            <text:p>61 €</text:p>
          </table:table-cell>
          <table:table-cell table:style-name="ce31" table:formula="of:=[.F76]*[.D76]" office:value-type="currency" office:currency="EUR" office:value="17871.1530841122" calcext:value-type="currency">
            <text:p>17.871 €</text:p>
          </table:table-cell>
          <table:table-cell table:style-name="ce34" table:formula="of:=SUM([.G$2:.G76])/SUM([.G$2:.G$126])" office:value-type="percentage" office:value="0.995550706965298" calcext:value-type="percentage">
            <text:p>99,56 %</text:p>
          </table:table-cell>
          <table:table-cell table:style-name="ce1" office:value-type="string" calcext:value-type="string">
            <text:p>apple_watch_strap</text:p>
          </table:table-cell>
          <table:table-cell table:style-name="ce11" office:value-type="string" calcext:value-type="string">
            <text:p>['strap', 'apple', 'watch', '42mm', '38mm', 'sports', 'for_apple', 'mm', 'black', 'leather']</text:p>
          </table:table-cell>
          <table:table-cell table:style-name="ce11" office:value-type="string" calcext:value-type="string">
            <text:p>['strap:188', 'apple:169', 'watch:159', '42mm:89', '38mm:56', 'sports:48', 'for_apple:47', 'mm:41', 'black:40', 'leather:35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12645406</text:p>
          </table:table-cell>
          <table:table-cell table:style-name="ce17" office:value-type="float" office:value="44" calcext:value-type="float">
            <text:p>44</text:p>
          </table:table-cell>
          <table:table-cell table:style-name="ce20" table:formula="of:=SUM([.B$2:.B77])/SUM([.B$2:.B$126])" office:value-type="percentage" office:value="0.953087701089777" calcext:value-type="percentage">
            <text:p>95,31 %</text:p>
          </table:table-cell>
          <table:table-cell office:value-type="float" office:value="593" calcext:value-type="float">
            <text:p>593</text:p>
          </table:table-cell>
          <table:table-cell table:style-name="ce25" table:formula="of:=SUM([.D$2:.D77])/SUM([.D$2:.D$126])" office:value-type="percentage" office:value="0.957810444287016" calcext:value-type="percentage">
            <text:p>95,78 %</text:p>
          </table:table-cell>
          <table:table-cell table:style-name="ce28" office:value-type="currency" office:currency="EUR" office:value="27.3190697674419" calcext:value-type="currency">
            <text:p>27 €</text:p>
          </table:table-cell>
          <table:table-cell table:style-name="ce31" table:formula="of:=[.F77]*[.D77]" office:value-type="currency" office:currency="EUR" office:value="16200.208372093" calcext:value-type="currency">
            <text:p>16.200 €</text:p>
          </table:table-cell>
          <table:table-cell table:style-name="ce34" table:formula="of:=SUM([.G$2:.G77])/SUM([.G$2:.G$126])" office:value-type="percentage" office:value="0.995843136438536" calcext:value-type="percentage">
            <text:p>99,58 %</text:p>
          </table:table-cell>
          <table:table-cell table:style-name="ce1" office:value-type="string" calcext:value-type="string">
            <text:p>iphone_tools</text:p>
          </table:table-cell>
          <table:table-cell table:style-name="ce11" office:value-type="string" calcext:value-type="string">
            <text:p>['kit', 'ifixit', 'iphone', 'for_iphone', 'battery', 'tools', 'screwdriver', '5', 'replacement', 'change']</text:p>
          </table:table-cell>
          <table:table-cell table:style-name="ce11" office:value-type="string" calcext:value-type="string">
            <text:p>['kit:44', 'ifixit:43', 'iphone:33', 'for_iphone:32', 'battery:31', 'tools:25', 'screwdriver:18', '5:17', 'replacement:15', 'change:15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5399</text:p>
          </table:table-cell>
          <table:table-cell table:style-name="ce17" office:value-type="float" office:value="14" calcext:value-type="float">
            <text:p>14</text:p>
          </table:table-cell>
          <table:table-cell table:style-name="ce20" table:formula="of:=SUM([.B$2:.B78])/SUM([.B$2:.B$126])" office:value-type="percentage" office:value="0.953814218993254" calcext:value-type="percentage">
            <text:p>95,38 %</text:p>
          </table:table-cell>
          <table:table-cell office:value-type="float" office:value="269" calcext:value-type="float">
            <text:p>269</text:p>
          </table:table-cell>
          <table:table-cell table:style-name="ce25" table:formula="of:=SUM([.D$2:.D78])/SUM([.D$2:.D$126])" office:value-type="percentage" office:value="0.961213439935229" calcext:value-type="percentage">
            <text:p>96,12 %</text:p>
          </table:table-cell>
          <table:table-cell table:style-name="ce28" office:value-type="currency" office:currency="EUR" office:value="54.97" calcext:value-type="currency">
            <text:p>55 €</text:p>
          </table:table-cell>
          <table:table-cell table:style-name="ce31" table:formula="of:=[.F78]*[.D78]" office:value-type="currency" office:currency="EUR" office:value="14786.93" calcext:value-type="currency">
            <text:p>14.787 €</text:p>
          </table:table-cell>
          <table:table-cell table:style-name="ce34" table:formula="of:=SUM([.G$2:.G78])/SUM([.G$2:.G$126])" office:value-type="percentage" office:value="0.996110054866459" calcext:value-type="percentage">
            <text:p>99,61 %</text:p>
          </table:table-cell>
          <table:table-cell table:style-name="ce1" office:value-type="string" calcext:value-type="string">
            <text:p>wireless_charger</text:p>
          </table:table-cell>
          <table:table-cell table:style-name="ce11" office:value-type="string" calcext:value-type="string">
            <text:p>['wireless', 'qi', 'charger', 'charging', '8', 'iphone', 'x', 'plus', 'base', 'for_iphone']</text:p>
          </table:table-cell>
          <table:table-cell table:style-name="ce11" office:value-type="string" calcext:value-type="string">
            <text:p>['wireless:21', 'qi:20', 'charger:15', 'charging:15', '8:13', 'iphone:11', 'x:10', 'plus:7', 'base:7', 'for_iphone:6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24215399</text:p>
          </table:table-cell>
          <table:table-cell table:style-name="ce17" office:value-type="float" office:value="41" calcext:value-type="float">
            <text:p>41</text:p>
          </table:table-cell>
          <table:table-cell table:style-name="ce20" table:formula="of:=SUM([.B$2:.B79])/SUM([.B$2:.B$126])" office:value-type="percentage" office:value="0.955941878567722" calcext:value-type="percentage">
            <text:p>95,59 %</text:p>
          </table:table-cell>
          <table:table-cell office:value-type="float" office:value="288" calcext:value-type="float">
            <text:p>288</text:p>
          </table:table-cell>
          <table:table-cell table:style-name="ce25" table:formula="of:=SUM([.D$2:.D79])/SUM([.D$2:.D$126])" office:value-type="percentage" office:value="0.964856795870863" calcext:value-type="percentage">
            <text:p>96,49 %</text:p>
          </table:table-cell>
          <table:table-cell table:style-name="ce28" office:value-type="currency" office:currency="EUR" office:value="46.190487804878" calcext:value-type="currency">
            <text:p>46 €</text:p>
          </table:table-cell>
          <table:table-cell table:style-name="ce31" table:formula="of:=[.F79]*[.D79]" office:value-type="currency" office:currency="EUR" office:value="13302.8604878049" calcext:value-type="currency">
            <text:p>13.303 €</text:p>
          </table:table-cell>
          <table:table-cell table:style-name="ce34" table:formula="of:=SUM([.G$2:.G79])/SUM([.G$2:.G$126])" office:value-type="percentage" office:value="0.99635018440033" calcext:value-type="percentage">
            <text:p>99,64 %</text:p>
          </table:table-cell>
          <table:table-cell table:style-name="ce1" office:value-type="string" calcext:value-type="string">
            <text:p>watch_charging_dock</text:p>
          </table:table-cell>
          <table:table-cell table:style-name="ce11" office:value-type="string" calcext:value-type="string">
            <text:p>['watch', 'charging', 'apple', 'for_apple', 'dock', 'stand', 'support', 'base', 'watch.', 'cable']</text:p>
          </table:table-cell>
          <table:table-cell table:style-name="ce11" office:value-type="string" calcext:value-type="string">
            <text:p>['watch:66', 'charging:49', 'apple:48', 'for_apple:34', 'dock:23', 'stand:23', 'support:17', 'base:16', 'watch.:15', 'cable:14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4259</text:p>
          </table:table-cell>
          <table:table-cell table:style-name="ce17" office:value-type="float" office:value="6" calcext:value-type="float">
            <text:p>6</text:p>
          </table:table-cell>
          <table:table-cell table:style-name="ce20" table:formula="of:=SUM([.B$2:.B80])/SUM([.B$2:.B$126])" office:value-type="percentage" office:value="0.956253243383498" calcext:value-type="percentage">
            <text:p>95,63 %</text:p>
          </table:table-cell>
          <table:table-cell office:value-type="float" office:value="75" calcext:value-type="float">
            <text:p>75</text:p>
          </table:table-cell>
          <table:table-cell table:style-name="ce25" table:formula="of:=SUM([.D$2:.D80])/SUM([.D$2:.D$126])" office:value-type="percentage" office:value="0.965805586479101" calcext:value-type="percentage">
            <text:p>96,58 %</text:p>
          </table:table-cell>
          <table:table-cell table:style-name="ce28" office:value-type="currency" office:currency="EUR" office:value="162.333333333333" calcext:value-type="currency">
            <text:p>162 €</text:p>
          </table:table-cell>
          <table:table-cell table:style-name="ce31" table:formula="of:=[.F80]*[.D80]" office:value-type="currency" office:currency="EUR" office:value="12175" calcext:value-type="currency">
            <text:p>12.175 €</text:p>
          </table:table-cell>
          <table:table-cell table:style-name="ce34" table:formula="of:=SUM([.G$2:.G80])/SUM([.G$2:.G$126])" office:value-type="percentage" office:value="0.996569954958516" calcext:value-type="percentage">
            <text:p>99,66 %</text:p>
          </table:table-cell>
          <table:table-cell table:style-name="ce1" office:value-type="string" calcext:value-type="string">
            <text:p>apple_tv_refurbished</text:p>
          </table:table-cell>
          <table:table-cell table:style-name="ce11" office:value-type="string" calcext:value-type="string">
            <text:p>['apple', 'player', 'media', 'multimedia', 'tv', 'like', 'refurbished', 'new', 'player.', '32gb']</text:p>
          </table:table-cell>
          <table:table-cell table:style-name="ce11" office:value-type="string" calcext:value-type="string">
            <text:p>['apple:12', 'player:9', 'media:6', 'multimedia:6', 'tv:6', 'like:3', 'refurbished:3', 'new:3', 'player.:3', '32gb:2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5720</text:p>
          </table:table-cell>
          <table:table-cell table:style-name="ce17" office:value-type="float" office:value="44" calcext:value-type="float">
            <text:p>44</text:p>
          </table:table-cell>
          <table:table-cell table:style-name="ce20" table:formula="of:=SUM([.B$2:.B81])/SUM([.B$2:.B$126])" office:value-type="percentage" office:value="0.958536585365854" calcext:value-type="percentage">
            <text:p>95,85 %</text:p>
          </table:table-cell>
          <table:table-cell office:value-type="float" office:value="321" calcext:value-type="float">
            <text:p>321</text:p>
          </table:table-cell>
          <table:table-cell table:style-name="ce25" table:formula="of:=SUM([.D$2:.D81])/SUM([.D$2:.D$126])" office:value-type="percentage" office:value="0.96986641028236" calcext:value-type="percentage">
            <text:p>96,99 %</text:p>
          </table:table-cell>
          <table:table-cell table:style-name="ce28" office:value-type="currency" office:currency="EUR" office:value="36.86425" calcext:value-type="currency">
            <text:p>37 €</text:p>
          </table:table-cell>
          <table:table-cell table:style-name="ce31" table:formula="of:=[.F81]*[.D81]" office:value-type="currency" office:currency="EUR" office:value="11833.42425" calcext:value-type="currency">
            <text:p>11.833 €</text:p>
          </table:table-cell>
          <table:table-cell table:style-name="ce34" table:formula="of:=SUM([.G$2:.G81])/SUM([.G$2:.G$126])" office:value-type="percentage" office:value="0.996783559743131" calcext:value-type="percentage">
            <text:p>99,68 %</text:p>
          </table:table-cell>
          <table:table-cell table:style-name="ce1" office:value-type="string" calcext:value-type="string">
            <text:p>iphone_support</text:p>
          </table:table-cell>
          <table:table-cell table:style-name="ce11" office:value-type="string" calcext:value-type="string">
            <text:p>['support', 'iphone', 'stand', 'for_iphone', 'car', 'aluminum', 'holder', 'lightning', 'black', 'elago']</text:p>
          </table:table-cell>
          <table:table-cell table:style-name="ce11" office:value-type="string" calcext:value-type="string">
            <text:p>['support:38', 'iphone:34', 'stand:28', 'for_iphone:25', 'car:22', 'aluminum:19', 'holder:19', 'lightning:13', 'black:13', 'elago:12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10230</text:p>
          </table:table-cell>
          <table:table-cell table:style-name="ce17" office:value-type="float" office:value="29" calcext:value-type="float">
            <text:p>29</text:p>
          </table:table-cell>
          <table:table-cell table:style-name="ce20" table:formula="of:=SUM([.B$2:.B82])/SUM([.B$2:.B$126])" office:value-type="percentage" office:value="0.96004151530877" calcext:value-type="percentage">
            <text:p>96,00 %</text:p>
          </table:table-cell>
          <table:table-cell office:value-type="float" office:value="204" calcext:value-type="float">
            <text:p>204</text:p>
          </table:table-cell>
          <table:table-cell table:style-name="ce25" table:formula="of:=SUM([.D$2:.D82])/SUM([.D$2:.D$126])" office:value-type="percentage" office:value="0.972447120736768" calcext:value-type="percentage">
            <text:p>97,24 %</text:p>
          </table:table-cell>
          <table:table-cell table:style-name="ce28" office:value-type="currency" office:currency="EUR" office:value="57.6234482758621" calcext:value-type="currency">
            <text:p>58 €</text:p>
          </table:table-cell>
          <table:table-cell table:style-name="ce31" table:formula="of:=[.F82]*[.D82]" office:value-type="currency" office:currency="EUR" office:value="11755.1834482759" calcext:value-type="currency">
            <text:p>11.755 €</text:p>
          </table:table-cell>
          <table:table-cell table:style-name="ce34" table:formula="of:=SUM([.G$2:.G82])/SUM([.G$2:.G$126])" office:value-type="percentage" office:value="0.99699575220539" calcext:value-type="percentage">
            <text:p>99,70 %</text:p>
          </table:table-cell>
          <table:table-cell table:style-name="ce1" office:value-type="string" calcext:value-type="string">
            <text:p>macbook_pro_back</text:p>
          </table:table-cell>
          <table:table-cell table:style-name="ce11" office:value-type="string" calcext:value-type="string">
            <text:p>['macbook', 'pro', 'retina', 'black', 'case', 'tucano', 'bag', '13"', '15', '15"']</text:p>
          </table:table-cell>
          <table:table-cell table:style-name="ce11" office:value-type="string" calcext:value-type="string">
            <text:p>['macbook:52', 'pro:47', 'retina:34', 'black:20', 'case:19', 'tucano:15', 'bag:14', '13":13', '15:13', '15":13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5404</text:p>
          </table:table-cell>
          <table:table-cell table:style-name="ce17" office:value-type="float" office:value="12" calcext:value-type="float">
            <text:p>12</text:p>
          </table:table-cell>
          <table:table-cell table:style-name="ce20" table:formula="of:=SUM([.B$2:.B83])/SUM([.B$2:.B$126])" office:value-type="percentage" office:value="0.960664244940322" calcext:value-type="percentage">
            <text:p>96,07 %</text:p>
          </table:table-cell>
          <table:table-cell office:value-type="float" office:value="40" calcext:value-type="float">
            <text:p>40</text:p>
          </table:table-cell>
          <table:table-cell table:style-name="ce25" table:formula="of:=SUM([.D$2:.D83])/SUM([.D$2:.D$126])" office:value-type="percentage" office:value="0.972953142394495" calcext:value-type="percentage">
            <text:p>97,30 %</text:p>
          </table:table-cell>
          <table:table-cell table:style-name="ce28" office:value-type="currency" office:currency="EUR" office:value="291.219166666667" calcext:value-type="currency">
            <text:p>291 €</text:p>
          </table:table-cell>
          <table:table-cell table:style-name="ce31" table:formula="of:=[.F83]*[.D83]" office:value-type="currency" office:currency="EUR" office:value="11648.7666666667" calcext:value-type="currency">
            <text:p>11.649 €</text:p>
          </table:table-cell>
          <table:table-cell table:style-name="ce34" table:formula="of:=SUM([.G$2:.G83])/SUM([.G$2:.G$126])" office:value-type="percentage" office:value="0.997206023741531" calcext:value-type="percentage">
            <text:p>99,72 %</text:p>
          </table:table-cell>
          <table:table-cell table:style-name="ce1"/>
          <table:table-cell table:style-name="ce11" office:value-type="string" calcext:value-type="string">
            <text:p>['radar', 'personal', 'robot', 'camera', 'action', 'black', 'video', 'lamp', 'polaroid', 'elgato']</text:p>
          </table:table-cell>
          <table:table-cell table:style-name="ce11" office:value-type="string" calcext:value-type="string">
            <text:p>['radar:6', 'personal:6', 'robot:6', 'camera:6', 'action:5', 'black:5', 'video:4', 'lamp:4', 'polaroid:4', 'elgato:3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5,44E+11</text:p>
          </table:table-cell>
          <table:table-cell table:style-name="ce17" office:value-type="float" office:value="5" calcext:value-type="float">
            <text:p>5</text:p>
          </table:table-cell>
          <table:table-cell table:style-name="ce20" table:formula="of:=SUM([.B$2:.B84])/SUM([.B$2:.B$126])" office:value-type="percentage" office:value="0.960923715620135" calcext:value-type="percentage">
            <text:p>96,09 %</text:p>
          </table:table-cell>
          <table:table-cell office:value-type="float" office:value="15" calcext:value-type="float">
            <text:p>15</text:p>
          </table:table-cell>
          <table:table-cell table:style-name="ce25" table:formula="of:=SUM([.D$2:.D84])/SUM([.D$2:.D$126])" office:value-type="percentage" office:value="0.973142900516142" calcext:value-type="percentage">
            <text:p>97,31 %</text:p>
          </table:table-cell>
          <table:table-cell table:style-name="ce28" office:value-type="currency" office:currency="EUR" office:value="722.934" calcext:value-type="currency">
            <text:p>723 €</text:p>
          </table:table-cell>
          <table:table-cell table:style-name="ce31" table:formula="of:=[.F84]*[.D84]" office:value-type="currency" office:currency="EUR" office:value="10844.01" calcext:value-type="currency">
            <text:p>10.844 €</text:p>
          </table:table-cell>
          <table:table-cell table:style-name="ce34" table:formula="of:=SUM([.G$2:.G84])/SUM([.G$2:.G$126])" office:value-type="percentage" office:value="0.997401768639328" calcext:value-type="percentage">
            <text:p>99,74 %</text:p>
          </table:table-cell>
          <table:table-cell table:style-name="ce1"/>
          <table:table-cell table:style-name="ce11" office:value-type="string" calcext:value-type="string">
            <text:p>['mac', 'mini', 'core', 'ram', '4gb', 'i5', 'hdd', 'computer', 'apple', '500gb']</text:p>
          </table:table-cell>
          <table:table-cell table:style-name="ce11" office:value-type="string" calcext:value-type="string">
            <text:p>['mac:10', 'mini:10', 'core:10', 'ram:9', '4gb:8', 'i5:8', 'hdd:7', 'computer:5', 'apple:5', '500gb:4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1280</text:p>
          </table:table-cell>
          <table:table-cell table:style-name="ce17" office:value-type="float" office:value="5" calcext:value-type="float">
            <text:p>5</text:p>
          </table:table-cell>
          <table:table-cell table:style-name="ce20" table:formula="of:=SUM([.B$2:.B85])/SUM([.B$2:.B$126])" office:value-type="percentage" office:value="0.961183186299948" calcext:value-type="percentage">
            <text:p>96,12 %</text:p>
          </table:table-cell>
          <table:table-cell office:value-type="float" office:value="12" calcext:value-type="float">
            <text:p>12</text:p>
          </table:table-cell>
          <table:table-cell table:style-name="ce25" table:formula="of:=SUM([.D$2:.D85])/SUM([.D$2:.D$126])" office:value-type="percentage" office:value="0.97329470701346" calcext:value-type="percentage">
            <text:p>97,33 %</text:p>
          </table:table-cell>
          <table:table-cell table:style-name="ce28" office:value-type="currency" office:currency="EUR" office:value="873.722" calcext:value-type="currency">
            <text:p>874 €</text:p>
          </table:table-cell>
          <table:table-cell table:style-name="ce31" table:formula="of:=[.F85]*[.D85]" office:value-type="currency" office:currency="EUR" office:value="10484.664" calcext:value-type="currency">
            <text:p>10.485 €</text:p>
          </table:table-cell>
          <table:table-cell table:style-name="ce34" table:formula="of:=SUM([.G$2:.G85])/SUM([.G$2:.G$126])" office:value-type="percentage" office:value="0.997591026993306" calcext:value-type="percentage">
            <text:p>99,76 %</text:p>
          </table:table-cell>
          <table:table-cell table:style-name="ce1"/>
          <table:table-cell table:style-name="ce11" office:value-type="string" calcext:value-type="string">
            <text:p>['expansion', 'nas', 'synology', 'mac', 'pc', 'unit', 'server', 'rackstation', 'module', 'for_mac']</text:p>
          </table:table-cell>
          <table:table-cell table:style-name="ce11" office:value-type="string" calcext:value-type="string">
            <text:p>['expansion:6', 'nas:5', 'synology:4', 'mac:4', 'pc:4', 'unit:3', 'server:3', 'rackstation:2', 'module:2', 'for_mac:2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21485407</text:p>
          </table:table-cell>
          <table:table-cell table:style-name="ce17" office:value-type="float" office:value="73" calcext:value-type="float">
            <text:p>73</text:p>
          </table:table-cell>
          <table:table-cell table:style-name="ce20" table:formula="of:=SUM([.B$2:.B86])/SUM([.B$2:.B$126])" office:value-type="percentage" office:value="0.964971458225221" calcext:value-type="percentage">
            <text:p>96,50 %</text:p>
          </table:table-cell>
          <table:table-cell office:value-type="float" office:value="351" calcext:value-type="float">
            <text:p>351</text:p>
          </table:table-cell>
          <table:table-cell table:style-name="ce25" table:formula="of:=SUM([.D$2:.D86])/SUM([.D$2:.D$126])" office:value-type="percentage" office:value="0.977735047060014" calcext:value-type="percentage">
            <text:p>97,77 %</text:p>
          </table:table-cell>
          <table:table-cell table:style-name="ce28" office:value-type="currency" office:currency="EUR" office:value="29.485223880597" calcext:value-type="currency">
            <text:p>29 €</text:p>
          </table:table-cell>
          <table:table-cell table:style-name="ce31" table:formula="of:=[.F86]*[.D86]" office:value-type="currency" office:currency="EUR" office:value="10349.3135820896" calcext:value-type="currency">
            <text:p>10.349 €</text:p>
          </table:table-cell>
          <table:table-cell table:style-name="ce34" table:formula="of:=SUM([.G$2:.G86])/SUM([.G$2:.G$126])" office:value-type="percentage" office:value="0.997777842140968" calcext:value-type="percentage">
            <text:p>99,78 %</text:p>
          </table:table-cell>
          <table:table-cell table:style-name="ce1" office:value-type="string" calcext:value-type="string">
            <text:p>iphone_tools</text:p>
          </table:table-cell>
          <table:table-cell table:style-name="ce11" office:value-type="string" calcext:value-type="string">
            <text:p>['iphone', 'piece', 'ifixit', 'for_iphone', '5', '5s', 'replacement', '6', 'battery', 'button']</text:p>
          </table:table-cell>
          <table:table-cell table:style-name="ce11" office:value-type="string" calcext:value-type="string">
            <text:p>['iphone:99', 'piece:70', 'ifixit:54', 'for_iphone:46', '5:44', '5s:35', 'replacement:33', '6:30', 'battery:23', 'button:22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1216</text:p>
          </table:table-cell>
          <table:table-cell table:style-name="ce17" office:value-type="float" office:value="67" calcext:value-type="float">
            <text:p>67</text:p>
          </table:table-cell>
          <table:table-cell table:style-name="ce20" table:formula="of:=SUM([.B$2:.B87])/SUM([.B$2:.B$126])" office:value-type="percentage" office:value="0.968448365334717" calcext:value-type="percentage">
            <text:p>96,84 %</text:p>
          </table:table-cell>
          <table:table-cell office:value-type="float" office:value="86" calcext:value-type="float">
            <text:p>86</text:p>
          </table:table-cell>
          <table:table-cell table:style-name="ce25" table:formula="of:=SUM([.D$2:.D87])/SUM([.D$2:.D$126])" office:value-type="percentage" office:value="0.978822993624127" calcext:value-type="percentage">
            <text:p>97,88 %</text:p>
          </table:table-cell>
          <table:table-cell table:style-name="ce28" office:value-type="currency" office:currency="EUR" office:value="119.791194029851" calcext:value-type="currency">
            <text:p>120 €</text:p>
          </table:table-cell>
          <table:table-cell table:style-name="ce31" table:formula="of:=[.F87]*[.D87]" office:value-type="currency" office:currency="EUR" office:value="10302.0426865672" calcext:value-type="currency">
            <text:p>10.302 €</text:p>
          </table:table-cell>
          <table:table-cell table:style-name="ce34" table:formula="of:=SUM([.G$2:.G87])/SUM([.G$2:.G$126])" office:value-type="percentage" office:value="0.997963804003119" calcext:value-type="percentage">
            <text:p>99,80 %</text:p>
          </table:table-cell>
          <table:table-cell table:style-name="ce1" office:value-type="string" calcext:value-type="string">
            <text:p>ipad_support</text:p>
          </table:table-cell>
          <table:table-cell table:style-name="ce11" office:value-type="string" calcext:value-type="string">
            <text:p>['support', 'ipad', 'security', 'pro', 'stand', 'black', 'for_ipad', 'adjustable', 'securityxtra', 'one']</text:p>
          </table:table-cell>
          <table:table-cell table:style-name="ce11" office:value-type="string" calcext:value-type="string">
            <text:p>['support:81', 'ipad:77', 'security:29', 'pro:27', 'stand:26', 'black:26', 'for_ipad:23', 'adjustable:23', 'securityxtra:22', 'one:20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1424</text:p>
          </table:table-cell>
          <table:table-cell table:style-name="ce17" office:value-type="float" office:value="10" calcext:value-type="float">
            <text:p>10</text:p>
          </table:table-cell>
          <table:table-cell table:style-name="ce20" table:formula="of:=SUM([.B$2:.B88])/SUM([.B$2:.B$126])" office:value-type="percentage" office:value="0.968967306694344" calcext:value-type="percentage">
            <text:p>96,90 %</text:p>
          </table:table-cell>
          <table:table-cell office:value-type="float" office:value="66" calcext:value-type="float">
            <text:p>66</text:p>
          </table:table-cell>
          <table:table-cell table:style-name="ce25" table:formula="of:=SUM([.D$2:.D88])/SUM([.D$2:.D$126])" office:value-type="percentage" office:value="0.979657929359377" calcext:value-type="percentage">
            <text:p>97,97 %</text:p>
          </table:table-cell>
          <table:table-cell table:style-name="ce28" office:value-type="currency" office:currency="EUR" office:value="147.685" calcext:value-type="currency">
            <text:p>148 €</text:p>
          </table:table-cell>
          <table:table-cell table:style-name="ce31" table:formula="of:=[.F88]*[.D88]" office:value-type="currency" office:currency="EUR" office:value="9747.21" calcext:value-type="currency">
            <text:p>9.747 €</text:p>
          </table:table-cell>
          <table:table-cell table:style-name="ce34" table:formula="of:=SUM([.G$2:.G88])/SUM([.G$2:.G$126])" office:value-type="percentage" office:value="0.998139750597161" calcext:value-type="percentage">
            <text:p>99,81 %</text:p>
          </table:table-cell>
          <table:table-cell table:style-name="ce1"/>
          <table:table-cell table:style-name="ce11" office:value-type="string" calcext:value-type="string">
            <text:p>['recorder', 'external', 'dvd', 'slim', 'ultra', 'pro', 'samsung', 'usb', 'bluray', 'mac']</text:p>
          </table:table-cell>
          <table:table-cell table:style-name="ce11" office:value-type="string" calcext:value-type="string">
            <text:p>['recorder:11', 'external:10', 'dvd:8', 'slim:7', 'ultra:5', 'pro:4', 'samsung:4', 'usb:4', 'bluray:4', 'mac:4']</text:p>
          </table:table-cell>
          <table:table-cell table:number-columns-repeated="16373"/>
        </table:table-row>
        <table:table-row table:style-name="ro5">
          <table:table-cell table:style-name="ce14" office:value-type="string" calcext:value-type="string">
            <text:p>1,44E+11</text:p>
          </table:table-cell>
          <table:table-cell table:style-name="ce17" office:value-type="float" office:value="235" calcext:value-type="float">
            <text:p>235</text:p>
          </table:table-cell>
          <table:table-cell table:style-name="ce20" table:formula="of:=SUM([.B$2:.B89])/SUM([.B$2:.B$126])" office:value-type="percentage" office:value="0.981162428645563" calcext:value-type="percentage">
            <text:p>98,12 %</text:p>
          </table:table-cell>
          <table:table-cell office:value-type="float" office:value="120" calcext:value-type="float">
            <text:p>120</text:p>
          </table:table-cell>
          <table:table-cell table:style-name="ce25" table:formula="of:=SUM([.D$2:.D89])/SUM([.D$2:.D$126])" office:value-type="percentage" office:value="0.981175994332557" calcext:value-type="percentage">
            <text:p>98,12 %</text:p>
          </table:table-cell>
          <table:table-cell table:style-name="ce28" office:value-type="currency" office:currency="EUR" office:value="80.7549230769231" calcext:value-type="currency">
            <text:p>81 €</text:p>
          </table:table-cell>
          <table:table-cell table:style-name="ce31" table:formula="of:=[.F89]*[.D89]" office:value-type="currency" office:currency="EUR" office:value="9690.59076923077" calcext:value-type="currency">
            <text:p>9.691 €</text:p>
          </table:table-cell>
          <table:table-cell table:style-name="ce34" table:formula="of:=SUM([.G$2:.G89])/SUM([.G$2:.G$126])" office:value-type="percentage" office:value="0.998314675159174" calcext:value-type="percentage">
            <text:p>99,83 %</text:p>
          </table:table-cell>
          <table:table-cell table:style-name="ce1" office:value-type="string" calcext:value-type="string">
            <text:p>iphone_repair</text:p>
          </table:table-cell>
          <table:table-cell table:style-name="ce11" office:value-type="string" calcext:value-type="string">
            <text:p>['repair', 'service', 'including_parts_and_labor', 'iphone', 'for_iphone', 'for_ipad', 'ipad', 'mini', 'plus', '2']</text:p>
          </table:table-cell>
          <table:table-cell table:style-name="ce11" office:value-type="string" calcext:value-type="string">
            <text:p>['repair:453', 'service:227', 'including_parts_and_labor:221', 'iphone:132', 'for_iphone:131', 'for_ipad:100', 'ipad:91', 'mini:72', 'plus:60', '2:54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5,72E+15</text:p>
          </table:table-cell>
          <table:table-cell table:style-name="ce17" office:value-type="float" office:value="6" calcext:value-type="float">
            <text:p>6</text:p>
          </table:table-cell>
          <table:table-cell table:style-name="ce20" table:formula="of:=SUM([.B$2:.B90])/SUM([.B$2:.B$126])" office:value-type="percentage" office:value="0.981473793461339" calcext:value-type="percentage">
            <text:p>98,15 %</text:p>
          </table:table-cell>
          <table:table-cell office:value-type="float" office:value="7" calcext:value-type="float">
            <text:p>7</text:p>
          </table:table-cell>
          <table:table-cell table:style-name="ce25" table:formula="of:=SUM([.D$2:.D90])/SUM([.D$2:.D$126])" office:value-type="percentage" office:value="0.98126454812266" calcext:value-type="percentage">
            <text:p>98,13 %</text:p>
          </table:table-cell>
          <table:table-cell table:style-name="ce28" office:value-type="currency" office:currency="EUR" office:value="1282.33333333333" calcext:value-type="currency">
            <text:p>1.282 €</text:p>
          </table:table-cell>
          <table:table-cell table:style-name="ce31" table:formula="of:=[.F90]*[.D90]" office:value-type="currency" office:currency="EUR" office:value="8976.33333333333" calcext:value-type="currency">
            <text:p>8.976 €</text:p>
          </table:table-cell>
          <table:table-cell table:style-name="ce34" table:formula="of:=SUM([.G$2:.G90])/SUM([.G$2:.G$126])" office:value-type="percentage" office:value="0.998476706681731" calcext:value-type="percentage">
            <text:p>99,85 %</text:p>
          </table:table-cell>
          <table:table-cell table:style-name="ce1"/>
          <table:table-cell table:style-name="ce11" office:value-type="string" calcext:value-type="string">
            <text:p>['imac', 'ram', 'core', 'hdd', '4gb', 'i5', '1tb', 'hand', 'refurbished', 'second']</text:p>
          </table:table-cell>
          <table:table-cell table:style-name="ce11" office:value-type="string" calcext:value-type="string">
            <text:p>['imac:12', 'ram:12', 'core:12', 'hdd:12', '4gb:10', 'i5:8', '1tb:6', 'hand:6', 'refurbished:6', 'second:6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14365395</text:p>
          </table:table-cell>
          <table:table-cell table:style-name="ce17" office:value-type="float" office:value="23" calcext:value-type="float">
            <text:p>23</text:p>
          </table:table-cell>
          <table:table-cell table:style-name="ce20" table:formula="of:=SUM([.B$2:.B91])/SUM([.B$2:.B$126])" office:value-type="percentage" office:value="0.98266735858848" calcext:value-type="percentage">
            <text:p>98,27 %</text:p>
          </table:table-cell>
          <table:table-cell office:value-type="float" office:value="279" calcext:value-type="float">
            <text:p>279</text:p>
          </table:table-cell>
          <table:table-cell table:style-name="ce25" table:formula="of:=SUM([.D$2:.D91])/SUM([.D$2:.D$126])" office:value-type="percentage" office:value="0.984794049185305" calcext:value-type="percentage">
            <text:p>98,48 %</text:p>
          </table:table-cell>
          <table:table-cell table:style-name="ce28" office:value-type="currency" office:currency="EUR" office:value="30.8504761904762" calcext:value-type="currency">
            <text:p>31 €</text:p>
          </table:table-cell>
          <table:table-cell table:style-name="ce31" table:formula="of:=[.F91]*[.D91]" office:value-type="currency" office:currency="EUR" office:value="8607.28285714286" calcext:value-type="currency">
            <text:p>8.607 €</text:p>
          </table:table-cell>
          <table:table-cell table:style-name="ce34" table:formula="of:=SUM([.G$2:.G91])/SUM([.G$2:.G$126])" office:value-type="percentage" office:value="0.998632076485261" calcext:value-type="percentage">
            <text:p>99,86 %</text:p>
          </table:table-cell>
          <table:table-cell table:style-name="ce1"/>
          <table:table-cell table:style-name="ce11" office:value-type="string" calcext:value-type="string">
            <text:p>['adapter', 'lightning', 'iphone', 'ipod', 'apple', 'connector', '5', 'usb', 'for_iphone', '30-pin']</text:p>
          </table:table-cell>
          <table:table-cell table:style-name="ce11" office:value-type="string" calcext:value-type="string">
            <text:p>['adapter:37', 'lightning:25', 'iphone:17', 'ipod:15', 'apple:13', 'connector:11', '5:10', 'usb:10', 'for_iphone:9', '30-pin:8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5,49E+11</text:p>
          </table:table-cell>
          <table:table-cell table:style-name="ce17" office:value-type="float" office:value="48" calcext:value-type="float">
            <text:p>48</text:p>
          </table:table-cell>
          <table:table-cell table:style-name="ce20" table:formula="of:=SUM([.B$2:.B92])/SUM([.B$2:.B$126])" office:value-type="percentage" office:value="0.985158277114686" calcext:value-type="percentage">
            <text:p>98,52 %</text:p>
          </table:table-cell>
          <table:table-cell office:value-type="float" office:value="74" calcext:value-type="float">
            <text:p>74</text:p>
          </table:table-cell>
          <table:table-cell table:style-name="ce25" table:formula="of:=SUM([.D$2:.D92])/SUM([.D$2:.D$126])" office:value-type="percentage" office:value="0.9857301892521" calcext:value-type="percentage">
            <text:p>98,57 %</text:p>
          </table:table-cell>
          <table:table-cell table:style-name="ce28" office:value-type="currency" office:currency="EUR" office:value="106.959555555556" calcext:value-type="currency">
            <text:p>107 €</text:p>
          </table:table-cell>
          <table:table-cell table:style-name="ce31" table:formula="of:=[.F92]*[.D92]" office:value-type="currency" office:currency="EUR" office:value="7915.00711111111" calcext:value-type="currency">
            <text:p>7.915 €</text:p>
          </table:table-cell>
          <table:table-cell table:style-name="ce34" table:formula="of:=SUM([.G$2:.G92])/SUM([.G$2:.G$126])" office:value-type="percentage" office:value="0.998774950040157" calcext:value-type="percentage">
            <text:p>99,88 %</text:p>
          </table:table-cell>
          <table:table-cell table:style-name="ce1" office:value-type="string" calcext:value-type="string">
            <text:p>iphone_battery_case</text:p>
          </table:table-cell>
          <table:table-cell table:style-name="ce11" office:value-type="string" calcext:value-type="string">
            <text:p>['battery', 'case', 'iphone', '6', 'for_iphone', '6s', 'pack', 'mophie', 'se', '5s']</text:p>
          </table:table-cell>
          <table:table-cell table:style-name="ce11" office:value-type="string" calcext:value-type="string">
            <text:p>['battery:103', 'case:78', 'iphone:62', '6:47', 'for_iphone:35', '6s:32', 'pack:29', 'mophie:29', 'se:26', '5s:26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24861714</text:p>
          </table:table-cell>
          <table:table-cell table:style-name="ce17" office:value-type="float" office:value="7" calcext:value-type="float">
            <text:p>7</text:p>
          </table:table-cell>
          <table:table-cell table:style-name="ce20" table:formula="of:=SUM([.B$2:.B93])/SUM([.B$2:.B$126])" office:value-type="percentage" office:value="0.985521536066425" calcext:value-type="percentage">
            <text:p>98,55 %</text:p>
          </table:table-cell>
          <table:table-cell office:value-type="float" office:value="14" calcext:value-type="float">
            <text:p>14</text:p>
          </table:table-cell>
          <table:table-cell table:style-name="ce25" table:formula="of:=SUM([.D$2:.D93])/SUM([.D$2:.D$126])" office:value-type="percentage" office:value="0.985907296832304" calcext:value-type="percentage">
            <text:p>98,59 %</text:p>
          </table:table-cell>
          <table:table-cell table:style-name="ce28" office:value-type="currency" office:currency="EUR" office:value="488.115714285714" calcext:value-type="currency">
            <text:p>488 €</text:p>
          </table:table-cell>
          <table:table-cell table:style-name="ce31" table:formula="of:=[.F93]*[.D93]" office:value-type="currency" office:currency="EUR" office:value="6833.62" calcext:value-type="currency">
            <text:p>6.834 €</text:p>
          </table:table-cell>
          <table:table-cell table:style-name="ce34" table:formula="of:=SUM([.G$2:.G93])/SUM([.G$2:.G$126])" office:value-type="percentage" office:value="0.998898303508891" calcext:value-type="percentage">
            <text:p>99,89 %</text:p>
          </table:table-cell>
          <table:table-cell table:style-name="ce1"/>
          <table:table-cell table:style-name="ce11" office:value-type="string" calcext:value-type="string">
            <text:p>['mini', 'ipad', 'apple', '4', 'wifi', '32gb', 'cellular', 'wi-fi.', '32gb.', 'gold']</text:p>
          </table:table-cell>
          <table:table-cell table:style-name="ce11" office:value-type="string" calcext:value-type="string">
            <text:p>['mini:14', 'ipad:14', 'apple:14', '4:14', 'wifi:11', '32gb:9', 'cellular:6', 'wi-fi.:3', '32gb.:3', 'gold:3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5403</text:p>
          </table:table-cell>
          <table:table-cell table:style-name="ce17" office:value-type="float" office:value="20" calcext:value-type="float">
            <text:p>20</text:p>
          </table:table-cell>
          <table:table-cell table:style-name="ce20" table:formula="of:=SUM([.B$2:.B94])/SUM([.B$2:.B$126])" office:value-type="percentage" office:value="0.986559418785677" calcext:value-type="percentage">
            <text:p>98,66 %</text:p>
          </table:table-cell>
          <table:table-cell office:value-type="float" office:value="110" calcext:value-type="float">
            <text:p>110</text:p>
          </table:table-cell>
          <table:table-cell table:style-name="ce25" table:formula="of:=SUM([.D$2:.D94])/SUM([.D$2:.D$126])" office:value-type="percentage" office:value="0.987298856391054" calcext:value-type="percentage">
            <text:p>98,73 %</text:p>
          </table:table-cell>
          <table:table-cell table:style-name="ce28" office:value-type="currency" office:currency="EUR" office:value="58.98" calcext:value-type="currency">
            <text:p>59 €</text:p>
          </table:table-cell>
          <table:table-cell table:style-name="ce31" table:formula="of:=[.F94]*[.D94]" office:value-type="currency" office:currency="EUR" office:value="6487.8" calcext:value-type="currency">
            <text:p>6.488 €</text:p>
          </table:table-cell>
          <table:table-cell table:style-name="ce34" table:formula="of:=SUM([.G$2:.G94])/SUM([.G$2:.G$126])" office:value-type="percentage" office:value="0.999015414591224" calcext:value-type="percentage">
            <text:p>99,90 %</text:p>
          </table:table-cell>
          <table:table-cell table:style-name="ce1"/>
          <table:table-cell table:style-name="ce11" office:value-type="string" calcext:value-type="string">
            <text:p>['case', 'pro', 'plus', 'iphone', 'for_iphone', '6', '5', 'cover', 'keyboard', '6s']</text:p>
          </table:table-cell>
          <table:table-cell table:style-name="ce11" office:value-type="string" calcext:value-type="string">
            <text:p>['case:24', 'pro:12', 'plus:12', 'iphone:11', 'for_iphone:7', '6:7', '5:7', 'cover:7', 'keyboard:7', '6s:7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1375</text:p>
          </table:table-cell>
          <table:table-cell table:style-name="ce17" office:value-type="float" office:value="9" calcext:value-type="float">
            <text:p>9</text:p>
          </table:table-cell>
          <table:table-cell table:style-name="ce20" table:formula="of:=SUM([.B$2:.B95])/SUM([.B$2:.B$126])" office:value-type="percentage" office:value="0.987026466009341" calcext:value-type="percentage">
            <text:p>98,70 %</text:p>
          </table:table-cell>
          <table:table-cell office:value-type="float" office:value="47" calcext:value-type="float">
            <text:p>47</text:p>
          </table:table-cell>
          <table:table-cell table:style-name="ce25" table:formula="of:=SUM([.D$2:.D95])/SUM([.D$2:.D$126])" office:value-type="percentage" office:value="0.987893431838883" calcext:value-type="percentage">
            <text:p>98,79 %</text:p>
          </table:table-cell>
          <table:table-cell table:style-name="ce28" office:value-type="currency" office:currency="EUR" office:value="116.104444444444" calcext:value-type="currency">
            <text:p>116 €</text:p>
          </table:table-cell>
          <table:table-cell table:style-name="ce31" table:formula="of:=[.F95]*[.D95]" office:value-type="currency" office:currency="EUR" office:value="5456.90888888889" calcext:value-type="currency">
            <text:p>5.457 €</text:p>
          </table:table-cell>
          <table:table-cell table:style-name="ce34" table:formula="of:=SUM([.G$2:.G95])/SUM([.G$2:.G$126])" office:value-type="percentage" office:value="0.999113917089169" calcext:value-type="percentage">
            <text:p>99,91 %</text:p>
          </table:table-cell>
          <table:table-cell table:style-name="ce1"/>
          <table:table-cell table:style-name="ce11" office:value-type="string" calcext:value-type="string">
            <text:p>['microphone', 'usb', 'blue', 'microphones', 'for_mac', 'snowball', 'professional', 'connection', 'yeti', 'pattern']</text:p>
          </table:table-cell>
          <table:table-cell table:style-name="ce11" office:value-type="string" calcext:value-type="string">
            <text:p>['microphone:18', 'usb:14', 'blue:10', 'microphones:9', 'for_mac:9', 'snowball:5', 'professional:5', 'connection:5', 'yeti:4', 'pattern:4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21571716</text:p>
          </table:table-cell>
          <table:table-cell table:style-name="ce17" office:value-type="float" office:value="5" calcext:value-type="float">
            <text:p>5</text:p>
          </table:table-cell>
          <table:table-cell table:style-name="ce20" table:formula="of:=SUM([.B$2:.B96])/SUM([.B$2:.B$126])" office:value-type="percentage" office:value="0.987285936689154" calcext:value-type="percentage">
            <text:p>98,73 %</text:p>
          </table:table-cell>
          <table:table-cell office:value-type="float" office:value="6" calcext:value-type="float">
            <text:p>6</text:p>
          </table:table-cell>
          <table:table-cell table:style-name="ce25" table:formula="of:=SUM([.D$2:.D96])/SUM([.D$2:.D$126])" office:value-type="percentage" office:value="0.987969335087542" calcext:value-type="percentage">
            <text:p>98,80 %</text:p>
          </table:table-cell>
          <table:table-cell table:style-name="ce28" office:value-type="currency" office:currency="EUR" office:value="843" calcext:value-type="currency">
            <text:p>843 €</text:p>
          </table:table-cell>
          <table:table-cell table:style-name="ce31" table:formula="of:=[.F96]*[.D96]" office:value-type="currency" office:currency="EUR" office:value="5058" calcext:value-type="currency">
            <text:p>5.058 €</text:p>
          </table:table-cell>
          <table:table-cell table:style-name="ce34" table:formula="of:=SUM([.G$2:.G96])/SUM([.G$2:.G$126])" office:value-type="percentage" office:value="0.99920521889478" calcext:value-type="percentage">
            <text:p>99,92 %</text:p>
          </table:table-cell>
          <table:table-cell table:style-name="ce1"/>
          <table:table-cell table:style-name="ce11" office:value-type="string" calcext:value-type="string">
            <text:p>['plus', 'apple', '6', 'iphone', 'new', 'like', 'free', '64gb', '16gb', 'refurbished']</text:p>
          </table:table-cell>
          <table:table-cell table:style-name="ce11" office:value-type="string" calcext:value-type="string">
            <text:p>['plus:10', 'apple:10', '6:10', 'iphone:10', 'new:5', 'like:5', 'free:5', '64gb:4', '16gb:4', 'refurbished:4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12355400</text:p>
          </table:table-cell>
          <table:table-cell table:style-name="ce17" office:value-type="float" office:value="28" calcext:value-type="float">
            <text:p>28</text:p>
          </table:table-cell>
          <table:table-cell table:style-name="ce20" table:formula="of:=SUM([.B$2:.B97])/SUM([.B$2:.B$126])" office:value-type="percentage" office:value="0.988738972496108" calcext:value-type="percentage">
            <text:p>98,87 %</text:p>
          </table:table-cell>
          <table:table-cell office:value-type="float" office:value="39" calcext:value-type="float">
            <text:p>39</text:p>
          </table:table-cell>
          <table:table-cell table:style-name="ce25" table:formula="of:=SUM([.D$2:.D97])/SUM([.D$2:.D$126])" office:value-type="percentage" office:value="0.988462706203826" calcext:value-type="percentage">
            <text:p>98,85 %</text:p>
          </table:table-cell>
          <table:table-cell table:style-name="ce28" office:value-type="currency" office:currency="EUR" office:value="119.337407407407" calcext:value-type="currency">
            <text:p>119 €</text:p>
          </table:table-cell>
          <table:table-cell table:style-name="ce31" table:formula="of:=[.F97]*[.D97]" office:value-type="currency" office:currency="EUR" office:value="4654.15888888889" calcext:value-type="currency">
            <text:p>4.654 €</text:p>
          </table:table-cell>
          <table:table-cell table:style-name="ce34" table:formula="of:=SUM([.G$2:.G97])/SUM([.G$2:.G$126])" office:value-type="percentage" office:value="0.99928923097666" calcext:value-type="percentage">
            <text:p>99,93 %</text:p>
          </table:table-cell>
          <table:table-cell table:style-name="ce1"/>
          <table:table-cell table:style-name="ce11" office:value-type="string" calcext:value-type="string">
            <text:p>['calibrator', 'gopro', 'usb', 'color', 'adapter', 'support', 'magic', 'macbook', 'x-rite', 'battery']</text:p>
          </table:table-cell>
          <table:table-cell table:style-name="ce11" office:value-type="string" calcext:value-type="string">
            <text:p>['calibrator:9', 'gopro:9', 'usb:8', 'color:8', 'adapter:8', 'support:8', 'magic:6', 'macbook:5', 'x-rite:5', 'battery:5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20642062</text:p>
          </table:table-cell>
          <table:table-cell table:style-name="ce17" office:value-type="float" office:value="12" calcext:value-type="float">
            <text:p>12</text:p>
          </table:table-cell>
          <table:table-cell table:style-name="ce20" table:formula="of:=SUM([.B$2:.B98])/SUM([.B$2:.B$126])" office:value-type="percentage" office:value="0.98936170212766" calcext:value-type="percentage">
            <text:p>98,94 %</text:p>
          </table:table-cell>
          <table:table-cell office:value-type="float" office:value="96" calcext:value-type="float">
            <text:p>96</text:p>
          </table:table-cell>
          <table:table-cell table:style-name="ce25" table:formula="of:=SUM([.D$2:.D98])/SUM([.D$2:.D$126])" office:value-type="percentage" office:value="0.98967715818237" calcext:value-type="percentage">
            <text:p>98,97 %</text:p>
          </table:table-cell>
          <table:table-cell table:style-name="ce28" office:value-type="currency" office:currency="EUR" office:value="42.2122222222222" calcext:value-type="currency">
            <text:p>42 €</text:p>
          </table:table-cell>
          <table:table-cell table:style-name="ce31" table:formula="of:=[.F98]*[.D98]" office:value-type="currency" office:currency="EUR" office:value="4052.37333333333" calcext:value-type="currency">
            <text:p>4.052 €</text:p>
          </table:table-cell>
          <table:table-cell table:style-name="ce34" table:formula="of:=SUM([.G$2:.G98])/SUM([.G$2:.G$126])" office:value-type="percentage" office:value="0.999362380245609" calcext:value-type="percentage">
            <text:p>99,94 %</text:p>
          </table:table-cell>
          <table:table-cell table:style-name="ce1"/>
          <table:table-cell table:style-name="ce11" office:value-type="string" calcext:value-type="string">
            <text:p>['installation', 'ssd', 'ram', 'hdd', 'service', 'macbook', 'pro', 'mac', 'transfer.', 'data']</text:p>
          </table:table-cell>
          <table:table-cell table:style-name="ce11" office:value-type="string" calcext:value-type="string">
            <text:p>['installation:22', 'ssd:16', 'ram:16', 'hdd:12', 'service:11', 'macbook:10', 'pro:10', 'mac:8', 'transfer.:8', 'data:8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2425</text:p>
          </table:table-cell>
          <table:table-cell table:style-name="ce17" office:value-type="float" office:value="5" calcext:value-type="float">
            <text:p>5</text:p>
          </table:table-cell>
          <table:table-cell table:style-name="ce20" table:formula="of:=SUM([.B$2:.B99])/SUM([.B$2:.B$126])" office:value-type="percentage" office:value="0.989621172807473" calcext:value-type="percentage">
            <text:p>98,96 %</text:p>
          </table:table-cell>
          <table:table-cell office:value-type="float" office:value="258" calcext:value-type="float">
            <text:p>258</text:p>
          </table:table-cell>
          <table:table-cell table:style-name="ce25" table:formula="of:=SUM([.D$2:.D99])/SUM([.D$2:.D$126])" office:value-type="percentage" office:value="0.992940997874709" calcext:value-type="percentage">
            <text:p>99,29 %</text:p>
          </table:table-cell>
          <table:table-cell table:style-name="ce28" office:value-type="currency" office:currency="EUR" office:value="15.39" calcext:value-type="currency">
            <text:p>15 €</text:p>
          </table:table-cell>
          <table:table-cell table:style-name="ce31" table:formula="of:=[.F99]*[.D99]" office:value-type="currency" office:currency="EUR" office:value="3970.62" calcext:value-type="currency">
            <text:p>3.971 €</text:p>
          </table:table-cell>
          <table:table-cell table:style-name="ce34" table:formula="of:=SUM([.G$2:.G99])/SUM([.G$2:.G$126])" office:value-type="percentage" office:value="0.9994340537876" calcext:value-type="percentage">
            <text:p>99,94 %</text:p>
          </table:table-cell>
          <table:table-cell table:style-name="ce1"/>
          <table:table-cell table:style-name="ce11" office:value-type="string" calcext:value-type="string">
            <text:p>['protector', 'watch', 'screen', 'for_apple', 'apple', 'tempered', 'glass', '42mm', 'zagg', 'ultrafine']</text:p>
          </table:table-cell>
          <table:table-cell table:style-name="ce11" office:value-type="string" calcext:value-type="string">
            <text:p>['protector:10', 'watch:8', 'screen:8', 'for_apple:5', 'apple:5', 'tempered:4', 'glass:3', '42mm:3', 'zagg:2', 'ultrafine:2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2434</text:p>
          </table:table-cell>
          <table:table-cell table:style-name="ce17" office:value-type="float" office:value="28" calcext:value-type="float">
            <text:p>28</text:p>
          </table:table-cell>
          <table:table-cell table:style-name="ce20" table:formula="of:=SUM([.B$2:.B100])/SUM([.B$2:.B$126])" office:value-type="percentage" office:value="0.991074208614427" calcext:value-type="percentage">
            <text:p>99,11 %</text:p>
          </table:table-cell>
          <table:table-cell office:value-type="float" office:value="113" calcext:value-type="float">
            <text:p>113</text:p>
          </table:table-cell>
          <table:table-cell table:style-name="ce25" table:formula="of:=SUM([.D$2:.D100])/SUM([.D$2:.D$126])" office:value-type="percentage" office:value="0.994370509057788" calcext:value-type="percentage">
            <text:p>99,44 %</text:p>
          </table:table-cell>
          <table:table-cell table:style-name="ce28" office:value-type="currency" office:currency="EUR" office:value="33.8269230769231" calcext:value-type="currency">
            <text:p>34 €</text:p>
          </table:table-cell>
          <table:table-cell table:style-name="ce31" table:formula="of:=[.F100]*[.D100]" office:value-type="currency" office:currency="EUR" office:value="3822.44230769231" calcext:value-type="currency">
            <text:p>3.822 €</text:p>
          </table:table-cell>
          <table:table-cell table:style-name="ce34" table:formula="of:=SUM([.G$2:.G100])/SUM([.G$2:.G$126])" office:value-type="percentage" office:value="0.999503052578532" calcext:value-type="percentage">
            <text:p>99,95 %</text:p>
          </table:table-cell>
          <table:table-cell table:style-name="ce1"/>
          <table:table-cell table:style-name="ce11" office:value-type="string" calcext:value-type="string">
            <text:p>['watch', 'apple', 'case', 'housing', 'for_apple', 'anti-shock', '42mm', 'watch.', 'griffin', 'survivor']</text:p>
          </table:table-cell>
          <table:table-cell table:style-name="ce11" office:value-type="string" calcext:value-type="string">
            <text:p>['watch:39', 'apple:33', 'case:26', 'housing:25', 'for_apple:23', 'anti-shock:19', '42mm:18', 'watch.:17', 'griffin:11', 'survivor:11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51912158</text:p>
          </table:table-cell>
          <table:table-cell table:style-name="ce17" office:value-type="float" office:value="1" calcext:value-type="float">
            <text:p>1</text:p>
          </table:table-cell>
          <table:table-cell table:style-name="ce20" table:formula="of:=SUM([.B$2:.B101])/SUM([.B$2:.B$126])" office:value-type="percentage" office:value="0.991126102750389" calcext:value-type="percentage">
            <text:p>99,11 %</text:p>
          </table:table-cell>
          <table:table-cell office:value-type="float" office:value="1" calcext:value-type="float">
            <text:p>1</text:p>
          </table:table-cell>
          <table:table-cell table:style-name="ce25" table:formula="of:=SUM([.D$2:.D101])/SUM([.D$2:.D$126])" office:value-type="percentage" office:value="0.994383159599231" calcext:value-type="percentage">
            <text:p>99,44 %</text:p>
          </table:table-cell>
          <table:table-cell table:style-name="ce28" office:value-type="currency" office:currency="EUR" office:value="2805.59" calcext:value-type="currency">
            <text:p>2.806 €</text:p>
          </table:table-cell>
          <table:table-cell table:style-name="ce31" table:formula="of:=[.F101]*[.D101]" office:value-type="currency" office:currency="EUR" office:value="2805.59" calcext:value-type="currency">
            <text:p>2.806 €</text:p>
          </table:table-cell>
          <table:table-cell table:style-name="ce34" table:formula="of:=SUM([.G$2:.G101])/SUM([.G$2:.G$126])" office:value-type="percentage" office:value="0.999553696199094" calcext:value-type="percentage">
            <text:p>99,96 %</text:p>
          </table:table-cell>
          <table:table-cell table:style-name="ce1"/>
          <table:table-cell table:style-name="ce11" office:value-type="string" calcext:value-type="string">
            <text:p>['pro', '28ghz', 'ram', 'pcie', 'macbook', 'core', 'ssd', 'bar', 'touch', '256gb']</text:p>
          </table:table-cell>
          <table:table-cell table:style-name="ce11" office:value-type="string" calcext:value-type="string">
            <text:p>['pro:3', '28ghz:2', 'ram:2', 'pcie:2', 'macbook:2', 'core:2', 'ssd:2', 'bar:2', 'touch:2', '256gb:2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5405</text:p>
          </table:table-cell>
          <table:table-cell table:style-name="ce17" office:value-type="float" office:value="39" calcext:value-type="float">
            <text:p>39</text:p>
          </table:table-cell>
          <table:table-cell table:style-name="ce20" table:formula="of:=SUM([.B$2:.B102])/SUM([.B$2:.B$126])" office:value-type="percentage" office:value="0.993149974052932" calcext:value-type="percentage">
            <text:p>99,31 %</text:p>
          </table:table-cell>
          <table:table-cell office:value-type="float" office:value="85" calcext:value-type="float">
            <text:p>85</text:p>
          </table:table-cell>
          <table:table-cell table:style-name="ce25" table:formula="of:=SUM([.D$2:.D102])/SUM([.D$2:.D$126])" office:value-type="percentage" office:value="0.995458455621901" calcext:value-type="percentage">
            <text:p>99,55 %</text:p>
          </table:table-cell>
          <table:table-cell table:style-name="ce28" office:value-type="currency" office:currency="EUR" office:value="28.0617948717949" calcext:value-type="currency">
            <text:p>28 €</text:p>
          </table:table-cell>
          <table:table-cell table:style-name="ce31" table:formula="of:=[.F102]*[.D102]" office:value-type="currency" office:currency="EUR" office:value="2385.25256410256" calcext:value-type="currency">
            <text:p>2.385 €</text:p>
          </table:table-cell>
          <table:table-cell table:style-name="ce34" table:formula="of:=SUM([.G$2:.G102])/SUM([.G$2:.G$126])" office:value-type="percentage" office:value="0.999596752321265" calcext:value-type="percentage">
            <text:p>99,96 %</text:p>
          </table:table-cell>
          <table:table-cell table:style-name="ce1"/>
          <table:table-cell table:style-name="ce11" office:value-type="string" calcext:value-type="string">
            <text:p>['armband', 'plus', '6', 'iphone', 'sport', 'bracelet', 'for_iphone', 'black', '6s', '7']</text:p>
          </table:table-cell>
          <table:table-cell table:style-name="ce11" office:value-type="string" calcext:value-type="string">
            <text:p>['armband:47', 'plus:43', '6:35', 'iphone:34', 'sport:29', 'bracelet:27', 'for_iphone:25', 'black:24', '6s:23', '7:20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14035403</text:p>
          </table:table-cell>
          <table:table-cell table:style-name="ce17" office:value-type="float" office:value="22" calcext:value-type="float">
            <text:p>22</text:p>
          </table:table-cell>
          <table:table-cell table:style-name="ce20" table:formula="of:=SUM([.B$2:.B103])/SUM([.B$2:.B$126])" office:value-type="percentage" office:value="0.99429164504411" calcext:value-type="percentage">
            <text:p>99,43 %</text:p>
          </table:table-cell>
          <table:table-cell office:value-type="float" office:value="80" calcext:value-type="float">
            <text:p>80</text:p>
          </table:table-cell>
          <table:table-cell table:style-name="ce25" table:formula="of:=SUM([.D$2:.D103])/SUM([.D$2:.D$126])" office:value-type="percentage" office:value="0.996470498937355" calcext:value-type="percentage">
            <text:p>99,65 %</text:p>
          </table:table-cell>
          <table:table-cell table:style-name="ce28" office:value-type="currency" office:currency="EUR" office:value="29.3454545454545" calcext:value-type="currency">
            <text:p>29 €</text:p>
          </table:table-cell>
          <table:table-cell table:style-name="ce31" table:formula="of:=[.F103]*[.D103]" office:value-type="currency" office:currency="EUR" office:value="2347.63636363636" calcext:value-type="currency">
            <text:p>2.348 €</text:p>
          </table:table-cell>
          <table:table-cell table:style-name="ce34" table:formula="of:=SUM([.G$2:.G103])/SUM([.G$2:.G$126])" office:value-type="percentage" office:value="0.999639129434534" calcext:value-type="percentage">
            <text:p>99,96 %</text:p>
          </table:table-cell>
          <table:table-cell table:style-name="ce1"/>
          <table:table-cell table:style-name="ce11" office:value-type="string" calcext:value-type="string">
            <text:p>['protector', 'screen', 'ipad', 'for_ipad', 'air', 'mini', 'pro', '2', 'ivisor', 'moshi']</text:p>
          </table:table-cell>
          <table:table-cell table:style-name="ce11" office:value-type="string" calcext:value-type="string">
            <text:p>['protector:32', 'screen:31', 'ipad:26', 'for_ipad:16', 'air:16', 'mini:11', 'pro:10', '2:9', 'ivisor:8', 'moshi:8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1716</text:p>
          </table:table-cell>
          <table:table-cell table:style-name="ce17" office:value-type="float" office:value="24" calcext:value-type="float">
            <text:p>24</text:p>
          </table:table-cell>
          <table:table-cell table:style-name="ce20" table:formula="of:=SUM([.B$2:.B104])/SUM([.B$2:.B$126])" office:value-type="percentage" office:value="0.995537104307213" calcext:value-type="percentage">
            <text:p>99,55 %</text:p>
          </table:table-cell>
          <table:table-cell office:value-type="float" office:value="3" calcext:value-type="float">
            <text:p>3</text:p>
          </table:table-cell>
          <table:table-cell table:style-name="ce25" table:formula="of:=SUM([.D$2:.D104])/SUM([.D$2:.D$126])" office:value-type="percentage" office:value="0.996508450561684" calcext:value-type="percentage">
            <text:p>99,65 %</text:p>
          </table:table-cell>
          <table:table-cell table:style-name="ce28" office:value-type="currency" office:currency="EUR" office:value="774.416666666667" calcext:value-type="currency">
            <text:p>774 €</text:p>
          </table:table-cell>
          <table:table-cell table:style-name="ce31" table:formula="of:=[.F104]*[.D104]" office:value-type="currency" office:currency="EUR" office:value="2323.25" calcext:value-type="currency">
            <text:p>2.323 €</text:p>
          </table:table-cell>
          <table:table-cell table:style-name="ce34" table:formula="of:=SUM([.G$2:.G104])/SUM([.G$2:.G$126])" office:value-type="percentage" office:value="0.999681066350288" calcext:value-type="percentage">
            <text:p>99,97 %</text:p>
          </table:table-cell>
          <table:table-cell table:style-name="ce1"/>
          <table:table-cell table:style-name="ce11" office:value-type="string" calcext:value-type="string">
            <text:p>['apple', 'iphone', 'new', 'a)', 'open', 'gb', '6s', 'like', 'free', '7']</text:p>
          </table:table-cell>
          <table:table-cell table:style-name="ce11" office:value-type="string" calcext:value-type="string">
            <text:p>['apple:55', 'iphone:48', 'new:23', 'a):23', 'open:23', 'gb:20', '6s:20', 'like:19', 'free:15', '7:13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12051714</text:p>
          </table:table-cell>
          <table:table-cell table:style-name="ce17" office:value-type="float" office:value="3" calcext:value-type="float">
            <text:p>3</text:p>
          </table:table-cell>
          <table:table-cell table:style-name="ce20" table:formula="of:=SUM([.B$2:.B105])/SUM([.B$2:.B$126])" office:value-type="percentage" office:value="0.995692786715101" calcext:value-type="percentage">
            <text:p>99,57 %</text:p>
          </table:table-cell>
          <table:table-cell office:value-type="float" office:value="8" calcext:value-type="float">
            <text:p>8</text:p>
          </table:table-cell>
          <table:table-cell table:style-name="ce25" table:formula="of:=SUM([.D$2:.D105])/SUM([.D$2:.D$126])" office:value-type="percentage" office:value="0.996609654893229" calcext:value-type="percentage">
            <text:p>99,66 %</text:p>
          </table:table-cell>
          <table:table-cell table:style-name="ce28" office:value-type="currency" office:currency="EUR" office:value="282.663333333333" calcext:value-type="currency">
            <text:p>283 €</text:p>
          </table:table-cell>
          <table:table-cell table:style-name="ce31" table:formula="of:=[.F105]*[.D105]" office:value-type="currency" office:currency="EUR" office:value="2261.30666666667" calcext:value-type="currency">
            <text:p>2.261 €</text:p>
          </table:table-cell>
          <table:table-cell table:style-name="ce34" table:formula="of:=SUM([.G$2:.G105])/SUM([.G$2:.G$126])" office:value-type="percentage" office:value="0.999721885128799" calcext:value-type="percentage">
            <text:p>99,97 %</text:p>
          </table:table-cell>
          <table:table-cell table:style-name="ce1"/>
          <table:table-cell table:style-name="ce11" office:value-type="string" calcext:value-type="string">
            <text:p>['air', 'ipad', '16gb', 'wifi', 'apple', 'gray', 'space', 'silver', 'repair', 'inside']</text:p>
          </table:table-cell>
          <table:table-cell table:style-name="ce11" office:value-type="string" calcext:value-type="string">
            <text:p>['air:6', 'ipad:5', '16gb:4', 'wifi:4', 'apple:2', 'gray:2', 'space:2', 'silver:2', 'repair:2', 'inside:1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54085407</text:p>
          </table:table-cell>
          <table:table-cell table:style-name="ce17" office:value-type="float" office:value="10" calcext:value-type="float">
            <text:p>10</text:p>
          </table:table-cell>
          <table:table-cell table:style-name="ce20" table:formula="of:=SUM([.B$2:.B106])/SUM([.B$2:.B$126])" office:value-type="percentage" office:value="0.996211728074728" calcext:value-type="percentage">
            <text:p>99,62 %</text:p>
          </table:table-cell>
          <table:table-cell office:value-type="float" office:value="55" calcext:value-type="float">
            <text:p>55</text:p>
          </table:table-cell>
          <table:table-cell table:style-name="ce25" table:formula="of:=SUM([.D$2:.D106])/SUM([.D$2:.D$126])" office:value-type="percentage" office:value="0.997305434672604" calcext:value-type="percentage">
            <text:p>99,73 %</text:p>
          </table:table-cell>
          <table:table-cell table:style-name="ce28" office:value-type="currency" office:currency="EUR" office:value="39.47" calcext:value-type="currency">
            <text:p>39 €</text:p>
          </table:table-cell>
          <table:table-cell table:style-name="ce31" table:formula="of:=[.F106]*[.D106]" office:value-type="currency" office:currency="EUR" office:value="2170.85" calcext:value-type="currency">
            <text:p>2.171 €</text:p>
          </table:table-cell>
          <table:table-cell table:style-name="ce34" table:formula="of:=SUM([.G$2:.G106])/SUM([.G$2:.G$126])" office:value-type="percentage" office:value="0.999761071076745" calcext:value-type="percentage">
            <text:p>99,98 %</text:p>
          </table:table-cell>
          <table:table-cell table:style-name="ce1"/>
          <table:table-cell table:style-name="ce11" office:value-type="string" calcext:value-type="string">
            <text:p>['pro', 'mid', 'macbook', 'ifixit', 'fan', 'bracket', 'for_macbook', '13', '13"', 'cable']</text:p>
          </table:table-cell>
          <table:table-cell table:style-name="ce11" office:value-type="string" calcext:value-type="string">
            <text:p>['pro:17', 'mid:15', 'macbook:11', 'ifixit:9', 'fan:8', 'bracket:8', 'for_macbook:7', '13:6', '13":6', 'cable:6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5,45E+15</text:p>
          </table:table-cell>
          <table:table-cell table:style-name="ce17" office:value-type="float" office:value="1" calcext:value-type="float">
            <text:p>1</text:p>
          </table:table-cell>
          <table:table-cell table:style-name="ce20" table:formula="of:=SUM([.B$2:.B107])/SUM([.B$2:.B$126])" office:value-type="percentage" office:value="0.99626362221069" calcext:value-type="percentage">
            <text:p>99,63 %</text:p>
          </table:table-cell>
          <table:table-cell office:value-type="float" office:value="3" calcext:value-type="float">
            <text:p>3</text:p>
          </table:table-cell>
          <table:table-cell table:style-name="ce25" table:formula="of:=SUM([.D$2:.D107])/SUM([.D$2:.D$126])" office:value-type="percentage" office:value="0.997343386296934" calcext:value-type="percentage">
            <text:p>99,73 %</text:p>
          </table:table-cell>
          <table:table-cell table:style-name="ce28" office:value-type="currency" office:currency="EUR" office:value="699" calcext:value-type="currency">
            <text:p>699 €</text:p>
          </table:table-cell>
          <table:table-cell table:style-name="ce31" table:formula="of:=[.F107]*[.D107]" office:value-type="currency" office:currency="EUR" office:value="2097" calcext:value-type="currency">
            <text:p>2.097 €</text:p>
          </table:table-cell>
          <table:table-cell table:style-name="ce34" table:formula="of:=SUM([.G$2:.G107])/SUM([.G$2:.G$126])" office:value-type="percentage" office:value="0.999798923960565" calcext:value-type="percentage">
            <text:p>99,98 %</text:p>
          </table:table-cell>
          <table:table-cell table:style-name="ce1"/>
          <table:table-cell table:style-name="ce11" office:value-type="string" calcext:value-type="string">
            <text:p>['ram', 'mini', 'mac', 'hdd', 'duo', 'core', '2', '4gb', '320gb', '24ghz']</text:p>
          </table:table-cell>
          <table:table-cell table:style-name="ce11" office:value-type="string" calcext:value-type="string">
            <text:p>['ram:2', 'mini:2', 'mac:2', 'hdd:2', 'duo:2', 'core:2', '2:2', '4gb:2', '320gb:2', '24ghz:1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11859</text:p>
          </table:table-cell>
          <table:table-cell table:style-name="ce17" office:value-type="float" office:value="4" calcext:value-type="float">
            <text:p>4</text:p>
          </table:table-cell>
          <table:table-cell table:style-name="ce20" table:formula="of:=SUM([.B$2:.B108])/SUM([.B$2:.B$126])" office:value-type="percentage" office:value="0.996471198754541" calcext:value-type="percentage">
            <text:p>99,65 %</text:p>
          </table:table-cell>
          <table:table-cell office:value-type="float" office:value="25" calcext:value-type="float">
            <text:p>25</text:p>
          </table:table-cell>
          <table:table-cell table:style-name="ce25" table:formula="of:=SUM([.D$2:.D108])/SUM([.D$2:.D$126])" office:value-type="percentage" office:value="0.997659649833013" calcext:value-type="percentage">
            <text:p>99,77 %</text:p>
          </table:table-cell>
          <table:table-cell table:style-name="ce28" office:value-type="currency" office:currency="EUR" office:value="68.99" calcext:value-type="currency">
            <text:p>69 €</text:p>
          </table:table-cell>
          <table:table-cell table:style-name="ce31" table:formula="of:=[.F108]*[.D108]" office:value-type="currency" office:currency="EUR" office:value="1724.75" calcext:value-type="currency">
            <text:p>1.725 €</text:p>
          </table:table-cell>
          <table:table-cell table:style-name="ce34" table:formula="of:=SUM([.G$2:.G108])/SUM([.G$2:.G$126])" office:value-type="percentage" office:value="0.999830057370851" calcext:value-type="percentage">
            <text:p>99,98 %</text:p>
          </table:table-cell>
          <table:table-cell table:style-name="ce1"/>
          <table:table-cell table:style-name="ce11" office:value-type="string" calcext:value-type="string">
            <text:p>['sensor', 'homekit', 'fibaro', 'windows', 'window', 'multi-sensor', 'multi-function', 'movement', 'for_doors', 'door']</text:p>
          </table:table-cell>
          <table:table-cell table:style-name="ce11" office:value-type="string" calcext:value-type="string">
            <text:p>['sensor:7', 'homekit:7', 'fibaro:5', 'windows:2', 'window:2', 'multi-sensor:2', 'multi-function:2', 'movement:2', 'for_doors:2', 'door:2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54864259</text:p>
          </table:table-cell>
          <table:table-cell table:style-name="ce17" office:value-type="float" office:value="7" calcext:value-type="float">
            <text:p>7</text:p>
          </table:table-cell>
          <table:table-cell table:style-name="ce20" table:formula="of:=SUM([.B$2:.B109])/SUM([.B$2:.B$126])" office:value-type="percentage" office:value="0.996834457706279" calcext:value-type="percentage">
            <text:p>99,68 %</text:p>
          </table:table-cell>
          <table:table-cell office:value-type="float" office:value="29" calcext:value-type="float">
            <text:p>29</text:p>
          </table:table-cell>
          <table:table-cell table:style-name="ce25" table:formula="of:=SUM([.D$2:.D109])/SUM([.D$2:.D$126])" office:value-type="percentage" office:value="0.998026515534865" calcext:value-type="percentage">
            <text:p>99,80 %</text:p>
          </table:table-cell>
          <table:table-cell table:style-name="ce28" office:value-type="currency" office:currency="EUR" office:value="58.7042857142857" calcext:value-type="currency">
            <text:p>59 €</text:p>
          </table:table-cell>
          <table:table-cell table:style-name="ce31" table:formula="of:=[.F109]*[.D109]" office:value-type="currency" office:currency="EUR" office:value="1702.42428571429" calcext:value-type="currency">
            <text:p>1.702 €</text:p>
          </table:table-cell>
          <table:table-cell table:style-name="ce34" table:formula="of:=SUM([.G$2:.G109])/SUM([.G$2:.G$126])" office:value-type="percentage" office:value="0.999860787780341" calcext:value-type="percentage">
            <text:p>99,99 %</text:p>
          </table:table-cell>
          <table:table-cell table:style-name="ce1"/>
          <table:table-cell table:style-name="ce11" office:value-type="string" calcext:value-type="string">
            <text:p>['apple', 'remote', 'case', 'siri', 'tv', 'control', 'media', 'player', 'griffin', 'for_apple']</text:p>
          </table:table-cell>
          <table:table-cell table:style-name="ce11" office:value-type="string" calcext:value-type="string">
            <text:p>['apple:12', 'remote:11', 'case:6', 'siri:6', 'tv:5', 'control:4', 'media:4', 'player:4', 'griffin:3', 'for_apple:3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12085400</text:p>
          </table:table-cell>
          <table:table-cell table:style-name="ce17" office:value-type="float" office:value="6" calcext:value-type="float">
            <text:p>6</text:p>
          </table:table-cell>
          <table:table-cell table:style-name="ce20" table:formula="of:=SUM([.B$2:.B110])/SUM([.B$2:.B$126])" office:value-type="percentage" office:value="0.997145822522055" calcext:value-type="percentage">
            <text:p>99,71 %</text:p>
          </table:table-cell>
          <table:table-cell office:value-type="float" office:value="46" calcext:value-type="float">
            <text:p>46</text:p>
          </table:table-cell>
          <table:table-cell table:style-name="ce25" table:formula="of:=SUM([.D$2:.D110])/SUM([.D$2:.D$126])" office:value-type="percentage" office:value="0.998608440441251" calcext:value-type="percentage">
            <text:p>99,86 %</text:p>
          </table:table-cell>
          <table:table-cell table:style-name="ce28" office:value-type="currency" office:currency="EUR" office:value="27.99" calcext:value-type="currency">
            <text:p>28 €</text:p>
          </table:table-cell>
          <table:table-cell table:style-name="ce31" table:formula="of:=[.F110]*[.D110]" office:value-type="currency" office:currency="EUR" office:value="1287.54" calcext:value-type="currency">
            <text:p>1.288 €</text:p>
          </table:table-cell>
          <table:table-cell table:style-name="ce34" table:formula="of:=SUM([.G$2:.G110])/SUM([.G$2:.G$126])" office:value-type="percentage" office:value="0.99988402912609" calcext:value-type="percentage">
            <text:p>99,99 %</text:p>
          </table:table-cell>
          <table:table-cell table:style-name="ce1"/>
          <table:table-cell table:style-name="ce11" office:value-type="string" calcext:value-type="string">
            <text:p>['cleaner', 'ipad', 'spray', 'ipod', 'spray.', 'screens', 'mac', 'iphone', 'display', 'cleaning']</text:p>
          </table:table-cell>
          <table:table-cell table:style-name="ce11" office:value-type="string" calcext:value-type="string">
            <text:p>['cleaner:3', 'ipad:3', 'spray:3', 'ipod:2', 'spray.:2', 'screens:2', 'mac:2', 'iphone:2', 'display:2', 'cleaning:2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12031714</text:p>
          </table:table-cell>
          <table:table-cell table:style-name="ce17" office:value-type="float" office:value="5" calcext:value-type="float">
            <text:p>5</text:p>
          </table:table-cell>
          <table:table-cell table:style-name="ce20" table:formula="of:=SUM([.B$2:.B111])/SUM([.B$2:.B$126])" office:value-type="percentage" office:value="0.997405293201868" calcext:value-type="percentage">
            <text:p>99,74 %</text:p>
          </table:table-cell>
          <table:table-cell office:value-type="float" office:value="3" calcext:value-type="float">
            <text:p>3</text:p>
          </table:table-cell>
          <table:table-cell table:style-name="ce25" table:formula="of:=SUM([.D$2:.D111])/SUM([.D$2:.D$126])" office:value-type="percentage" office:value="0.99864639206558" calcext:value-type="percentage">
            <text:p>99,86 %</text:p>
          </table:table-cell>
          <table:table-cell table:style-name="ce28" office:value-type="currency" office:currency="EUR" office:value="313" calcext:value-type="currency">
            <text:p>313 €</text:p>
          </table:table-cell>
          <table:table-cell table:style-name="ce31" table:formula="of:=[.F111]*[.D111]" office:value-type="currency" office:currency="EUR" office:value="939" calcext:value-type="currency">
            <text:p>939 €</text:p>
          </table:table-cell>
          <table:table-cell table:style-name="ce34" table:formula="of:=SUM([.G$2:.G111])/SUM([.G$2:.G$126])" office:value-type="percentage" office:value="0.999900978986799" calcext:value-type="percentage">
            <text:p>99,99 %</text:p>
          </table:table-cell>
          <table:table-cell table:style-name="ce1"/>
          <table:table-cell table:style-name="ce11" office:value-type="string" calcext:value-type="string">
            <text:p>['ipad', 'mini', '2', 'apple', 'wifi', '32gb', 'space', 'gray', '16gb', 'like']</text:p>
          </table:table-cell>
          <table:table-cell table:style-name="ce11" office:value-type="string" calcext:value-type="string">
            <text:p>['ipad:10', 'mini:10', '2:10', 'apple:7', 'wifi:6', '32gb:6', 'space:6', 'gray:6', '16gb:4', 'like:3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113851714</text:p>
          </table:table-cell>
          <table:table-cell table:style-name="ce17" office:value-type="float" office:value="2" calcext:value-type="float">
            <text:p>2</text:p>
          </table:table-cell>
          <table:table-cell table:style-name="ce20" table:formula="of:=SUM([.B$2:.B112])/SUM([.B$2:.B$126])" office:value-type="percentage" office:value="0.997509081473794" calcext:value-type="percentage">
            <text:p>99,75 %</text:p>
          </table:table-cell>
          <table:table-cell office:value-type="float" office:value="2" calcext:value-type="float">
            <text:p>2</text:p>
          </table:table-cell>
          <table:table-cell table:style-name="ce25" table:formula="of:=SUM([.D$2:.D112])/SUM([.D$2:.D$126])" office:value-type="percentage" office:value="0.998671693148467" calcext:value-type="percentage">
            <text:p>99,87 %</text:p>
          </table:table-cell>
          <table:table-cell table:style-name="ce28" office:value-type="currency" office:currency="EUR" office:value="452.81" calcext:value-type="currency">
            <text:p>453 €</text:p>
          </table:table-cell>
          <table:table-cell table:style-name="ce31" table:formula="of:=[.F112]*[.D112]" office:value-type="currency" office:currency="EUR" office:value="905.62" calcext:value-type="currency">
            <text:p>906 €</text:p>
          </table:table-cell>
          <table:table-cell table:style-name="ce34" table:formula="of:=SUM([.G$2:.G112])/SUM([.G$2:.G$126])" office:value-type="percentage" office:value="0.999917326306134" calcext:value-type="percentage">
            <text:p>99,99 %</text:p>
          </table:table-cell>
          <table:table-cell table:style-name="ce1"/>
          <table:table-cell table:style-name="ce11" office:value-type="string" calcext:value-type="string">
            <text:p>['wifi', 'ipad', 'apple', 'space', 'silver', 'gray', '32gb', '128gb', '(mp2h2ty', 'a)']</text:p>
          </table:table-cell>
          <table:table-cell table:style-name="ce11" office:value-type="string" calcext:value-type="string">
            <text:p>['wifi:4', 'ipad:4', 'apple:3', 'space:2', 'silver:2', 'gray:2', '32gb:2', '128gb:2', '(mp2h2ty:1', 'a):1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21535407</text:p>
          </table:table-cell>
          <table:table-cell table:style-name="ce17" office:value-type="float" office:value="15" calcext:value-type="float">
            <text:p>15</text:p>
          </table:table-cell>
          <table:table-cell table:style-name="ce20" table:formula="of:=SUM([.B$2:.B113])/SUM([.B$2:.B$126])" office:value-type="percentage" office:value="0.998287493513233" calcext:value-type="percentage">
            <text:p>99,83 %</text:p>
          </table:table-cell>
          <table:table-cell office:value-type="float" office:value="19" calcext:value-type="float">
            <text:p>19</text:p>
          </table:table-cell>
          <table:table-cell table:style-name="ce25" table:formula="of:=SUM([.D$2:.D113])/SUM([.D$2:.D$126])" office:value-type="percentage" office:value="0.998912053435887" calcext:value-type="percentage">
            <text:p>99,89 %</text:p>
          </table:table-cell>
          <table:table-cell table:style-name="ce28" office:value-type="currency" office:currency="EUR" office:value="43.3178571428571" calcext:value-type="currency">
            <text:p>43 €</text:p>
          </table:table-cell>
          <table:table-cell table:style-name="ce31" table:formula="of:=[.F113]*[.D113]" office:value-type="currency" office:currency="EUR" office:value="823.039285714286" calcext:value-type="currency">
            <text:p>823 €</text:p>
          </table:table-cell>
          <table:table-cell table:style-name="ce34" table:formula="of:=SUM([.G$2:.G113])/SUM([.G$2:.G$126])" office:value-type="percentage" office:value="0.999932182963484" calcext:value-type="percentage">
            <text:p>99,99 %</text:p>
          </table:table-cell>
          <table:table-cell table:style-name="ce1"/>
          <table:table-cell table:style-name="ce11" office:value-type="string" calcext:value-type="string">
            <text:p>['ipad', 'panel', 'front', 'ifixit', 'for_ipad', '2', 'parts', 'set', 'white', 'tools']</text:p>
          </table:table-cell>
          <table:table-cell table:style-name="ce11" office:value-type="string" calcext:value-type="string">
            <text:p>['ipad:21', 'panel:18', 'front:15', 'ifixit:12', 'for_ipad:12', '2:9', 'parts:6', 'set:6', 'white:6', 'tools:6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79201715</text:p>
          </table:table-cell>
          <table:table-cell table:style-name="ce17" office:value-type="float" office:value="3" calcext:value-type="float">
            <text:p>3</text:p>
          </table:table-cell>
          <table:table-cell table:style-name="ce20" table:formula="of:=SUM([.B$2:.B114])/SUM([.B$2:.B$126])" office:value-type="percentage" office:value="0.998443175921121" calcext:value-type="percentage">
            <text:p>99,84 %</text:p>
          </table:table-cell>
          <table:table-cell office:value-type="float" office:value="3" calcext:value-type="float">
            <text:p>3</text:p>
          </table:table-cell>
          <table:table-cell table:style-name="ce25" table:formula="of:=SUM([.D$2:.D114])/SUM([.D$2:.D$126])" office:value-type="percentage" office:value="0.998950005060217" calcext:value-type="percentage">
            <text:p>99,90 %</text:p>
          </table:table-cell>
          <table:table-cell table:style-name="ce28" office:value-type="currency" office:currency="EUR" office:value="246.666666666667" calcext:value-type="currency">
            <text:p>247 €</text:p>
          </table:table-cell>
          <table:table-cell table:style-name="ce31" table:formula="of:=[.F114]*[.D114]" office:value-type="currency" office:currency="EUR" office:value="740" calcext:value-type="currency">
            <text:p>740 €</text:p>
          </table:table-cell>
          <table:table-cell table:style-name="ce34" table:formula="of:=SUM([.G$2:.G114])/SUM([.G$2:.G$126])" office:value-type="percentage" office:value="0.999945540681189" calcext:value-type="percentage">
            <text:p>99,99 %</text:p>
          </table:table-cell>
          <table:table-cell table:style-name="ce1"/>
          <table:table-cell table:style-name="ce11" office:value-type="string" calcext:value-type="string">
            <text:p>['touch', 'ipod', '32gb', 'new', 'like', 'apple', '16gb', 'blue', 'in', 'sixth-generation']</text:p>
          </table:table-cell>
          <table:table-cell table:style-name="ce11" office:value-type="string" calcext:value-type="string">
            <text:p>['touch:6', 'ipod:6', '32gb:4', 'new:3', 'like:3', 'apple:3', '16gb:2', 'blue:2', 'in:2', 'sixth-generation:2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13955395</text:p>
          </table:table-cell>
          <table:table-cell table:style-name="ce17" office:value-type="float" office:value="4" calcext:value-type="float">
            <text:p>4</text:p>
          </table:table-cell>
          <table:table-cell table:style-name="ce20" table:formula="of:=SUM([.B$2:.B115])/SUM([.B$2:.B$126])" office:value-type="percentage" office:value="0.998650752464972" calcext:value-type="percentage">
            <text:p>99,87 %</text:p>
          </table:table-cell>
          <table:table-cell office:value-type="float" office:value="19" calcext:value-type="float">
            <text:p>19</text:p>
          </table:table-cell>
          <table:table-cell table:style-name="ce25" table:formula="of:=SUM([.D$2:.D115])/SUM([.D$2:.D$126])" office:value-type="percentage" office:value="0.999190365347637" calcext:value-type="percentage">
            <text:p>99,92 %</text:p>
          </table:table-cell>
          <table:table-cell table:style-name="ce28" office:value-type="currency" office:currency="EUR" office:value="37.5" calcext:value-type="currency">
            <text:p>38 €</text:p>
          </table:table-cell>
          <table:table-cell table:style-name="ce31" table:formula="of:=[.F115]*[.D115]" office:value-type="currency" office:currency="EUR" office:value="712.5" calcext:value-type="currency">
            <text:p>713 €</text:p>
          </table:table-cell>
          <table:table-cell table:style-name="ce34" table:formula="of:=SUM([.G$2:.G115])/SUM([.G$2:.G$126])" office:value-type="percentage" office:value="0.999958401997222" calcext:value-type="percentage">
            <text:p>100,00 %</text:p>
          </table:table-cell>
          <table:table-cell table:style-name="ce1"/>
          <table:table-cell table:style-name="ce11" office:value-type="string" calcext:value-type="string">
            <text:p>['connector', 'ipad', 'apple', 'sd', 'adapter', 'cameras', 'card', 'camera', 'dock', 'connection']</text:p>
          </table:table-cell>
          <table:table-cell table:style-name="ce11" office:value-type="string" calcext:value-type="string">
            <text:p>['connector:5', 'ipad:4', 'apple:4', 'sd:3', 'adapter:3', 'cameras:2', 'card:2', 'camera:2', 'dock:2', 'connection:2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21622158</text:p>
          </table:table-cell>
          <table:table-cell table:style-name="ce17" office:value-type="float" office:value="1" calcext:value-type="float">
            <text:p>1</text:p>
          </table:table-cell>
          <table:table-cell table:style-name="ce20" table:formula="of:=SUM([.B$2:.B116])/SUM([.B$2:.B$126])" office:value-type="percentage" office:value="0.998702646600934" calcext:value-type="percentage">
            <text:p>99,87 %</text:p>
          </table:table-cell>
          <table:table-cell office:value-type="float" office:value="1" calcext:value-type="float">
            <text:p>1</text:p>
          </table:table-cell>
          <table:table-cell table:style-name="ce25" table:formula="of:=SUM([.D$2:.D116])/SUM([.D$2:.D$126])" office:value-type="percentage" office:value="0.99920301588908" calcext:value-type="percentage">
            <text:p>99,92 %</text:p>
          </table:table-cell>
          <table:table-cell table:style-name="ce28" office:value-type="currency" office:currency="EUR" office:value="599" calcext:value-type="currency">
            <text:p>599 €</text:p>
          </table:table-cell>
          <table:table-cell table:style-name="ce31" table:formula="of:=[.F116]*[.D116]" office:value-type="currency" office:currency="EUR" office:value="599" calcext:value-type="currency">
            <text:p>599 €</text:p>
          </table:table-cell>
          <table:table-cell table:style-name="ce34" table:formula="of:=SUM([.G$2:.G116])/SUM([.G$2:.G$126])" office:value-type="percentage" office:value="0.999969214528175" calcext:value-type="percentage">
            <text:p>100,00 %</text:p>
          </table:table-cell>
          <table:table-cell table:style-name="ce1"/>
          <table:table-cell table:style-name="ce11" office:value-type="string" calcext:value-type="string">
            <text:p>['ram', 'mini', '2', 'hdd', 'mac', '4gb', '226ghz', '500gb', 'core', 'duo']</text:p>
          </table:table-cell>
          <table:table-cell table:style-name="ce11" office:value-type="string" calcext:value-type="string">
            <text:p>['ram:2', 'mini:2', '2:2', 'hdd:2', 'mac:2', '4gb:2', '226ghz:2', '500gb:2', 'core:2', 'duo:2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54025401</text:p>
          </table:table-cell>
          <table:table-cell table:style-name="ce17" office:value-type="float" office:value="3" calcext:value-type="float">
            <text:p>3</text:p>
          </table:table-cell>
          <table:table-cell table:style-name="ce20" table:formula="of:=SUM([.B$2:.B117])/SUM([.B$2:.B$126])" office:value-type="percentage" office:value="0.998858329008822" calcext:value-type="percentage">
            <text:p>99,89 %</text:p>
          </table:table-cell>
          <table:table-cell office:value-type="float" office:value="6" calcext:value-type="float">
            <text:p>6</text:p>
          </table:table-cell>
          <table:table-cell table:style-name="ce25" table:formula="of:=SUM([.D$2:.D117])/SUM([.D$2:.D$126])" office:value-type="percentage" office:value="0.999278919137739" calcext:value-type="percentage">
            <text:p>99,93 %</text:p>
          </table:table-cell>
          <table:table-cell table:style-name="ce28" office:value-type="currency" office:currency="EUR" office:value="77.99" calcext:value-type="currency">
            <text:p>78 €</text:p>
          </table:table-cell>
          <table:table-cell table:style-name="ce31" table:formula="of:=[.F117]*[.D117]" office:value-type="currency" office:currency="EUR" office:value="467.94" calcext:value-type="currency">
            <text:p>468 €</text:p>
          </table:table-cell>
          <table:table-cell table:style-name="ce34" table:formula="of:=SUM([.G$2:.G117])/SUM([.G$2:.G$126])" office:value-type="percentage" office:value="0.999977661299017" calcext:value-type="percentage">
            <text:p>100,00 %</text:p>
          </table:table-cell>
          <table:table-cell table:style-name="ce1"/>
          <table:table-cell table:style-name="ce11" office:value-type="string" calcext:value-type="string">
            <text:p>['keyboard', 'ipad', 'wireless', 'apple', 'black', 'bluetooth', 'for_ipad', 'in', 'tv.', 'iphone']</text:p>
          </table:table-cell>
          <table:table-cell table:style-name="ce11" office:value-type="string" calcext:value-type="string">
            <text:p>['keyboard:6', 'ipad:3', 'wireless:2', 'apple:2', 'black:2', 'bluetooth:2', 'for_ipad:2', 'in:2', 'tv.:2', 'iphone:2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12285400</text:p>
          </table:table-cell>
          <table:table-cell table:style-name="ce17" office:value-type="float" office:value="7" calcext:value-type="float">
            <text:p>7</text:p>
          </table:table-cell>
          <table:table-cell table:style-name="ce20" table:formula="of:=SUM([.B$2:.B118])/SUM([.B$2:.B$126])" office:value-type="percentage" office:value="0.999221587960561" calcext:value-type="percentage">
            <text:p>99,92 %</text:p>
          </table:table-cell>
          <table:table-cell office:value-type="float" office:value="16" calcext:value-type="float">
            <text:p>16</text:p>
          </table:table-cell>
          <table:table-cell table:style-name="ce25" table:formula="of:=SUM([.D$2:.D118])/SUM([.D$2:.D$126])" office:value-type="percentage" office:value="0.99948132780083" calcext:value-type="percentage">
            <text:p>99,95 %</text:p>
          </table:table-cell>
          <table:table-cell table:style-name="ce28" office:value-type="currency" office:currency="EUR" office:value="25.8233333333333" calcext:value-type="currency">
            <text:p>26 €</text:p>
          </table:table-cell>
          <table:table-cell table:style-name="ce31" table:formula="of:=[.F118]*[.D118]" office:value-type="currency" office:currency="EUR" office:value="413.173333333333" calcext:value-type="currency">
            <text:p>413 €</text:p>
          </table:table-cell>
          <table:table-cell table:style-name="ce34" table:formula="of:=SUM([.G$2:.G118])/SUM([.G$2:.G$126])" office:value-type="percentage" office:value="0.999985119478409" calcext:value-type="percentage">
            <text:p>100,00 %</text:p>
          </table:table-cell>
          <table:table-cell table:style-name="ce1"/>
          <table:table-cell table:style-name="ce11" office:value-type="string" calcext:value-type="string">
            <text:p>['ipad', 'iphone', 'cable', 'black', 'ipod', 'ipod.', 'cabledrop', 'bluelounge', '6', 'spray']</text:p>
          </table:table-cell>
          <table:table-cell table:style-name="ce11" office:value-type="string" calcext:value-type="string">
            <text:p>['ipad:8', 'iphone:8', 'cable:4', 'black:3', 'ipod:3', 'ipod.:3', 'cabledrop:2', 'bluelounge:2', '6:2', 'spray:2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15435404</text:p>
          </table:table-cell>
          <table:table-cell table:style-name="ce17" office:value-type="float" office:value="5" calcext:value-type="float">
            <text:p>5</text:p>
          </table:table-cell>
          <table:table-cell table:style-name="ce20" table:formula="of:=SUM([.B$2:.B119])/SUM([.B$2:.B$126])" office:value-type="percentage" office:value="0.999481058640374" calcext:value-type="percentage">
            <text:p>99,95 %</text:p>
          </table:table-cell>
          <table:table-cell office:value-type="float" office:value="4" calcext:value-type="float">
            <text:p>4</text:p>
          </table:table-cell>
          <table:table-cell table:style-name="ce25" table:formula="of:=SUM([.D$2:.D119])/SUM([.D$2:.D$126])" office:value-type="percentage" office:value="0.999531929966603" calcext:value-type="percentage">
            <text:p>99,95 %</text:p>
          </table:table-cell>
          <table:table-cell table:style-name="ce28" office:value-type="currency" office:currency="EUR" office:value="100.792" calcext:value-type="currency">
            <text:p>101 €</text:p>
          </table:table-cell>
          <table:table-cell table:style-name="ce31" table:formula="of:=[.F119]*[.D119]" office:value-type="currency" office:currency="EUR" office:value="403.168" calcext:value-type="currency">
            <text:p>403 €</text:p>
          </table:table-cell>
          <table:table-cell table:style-name="ce34" table:formula="of:=SUM([.G$2:.G119])/SUM([.G$2:.G$126])" office:value-type="percentage" office:value="0.99999239705183" calcext:value-type="percentage">
            <text:p>100,00 %</text:p>
          </table:table-cell>
          <table:table-cell table:style-name="ce1"/>
          <table:table-cell table:style-name="ce11" office:value-type="string" calcext:value-type="string">
            <text:p>['pro', 'for_mac', 'mac', 'littlebits', 'korg', 'motion', 'pc', 'fhd', 'controller', 'sensor']</text:p>
          </table:table-cell>
          <table:table-cell table:style-name="ce11" office:value-type="string" calcext:value-type="string">
            <text:p>['pro:3', 'for_mac:3', 'mac:2', 'littlebits:2', 'korg:2', 'motion:2', 'pc:2', 'fhd:2', 'controller:2', 'sensor:2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5407</text:p>
          </table:table-cell>
          <table:table-cell table:style-name="ce17" office:value-type="float" office:value="3" calcext:value-type="float">
            <text:p>3</text:p>
          </table:table-cell>
          <table:table-cell table:style-name="ce20" table:formula="of:=SUM([.B$2:.B120])/SUM([.B$2:.B$126])" office:value-type="percentage" office:value="0.999636741048262" calcext:value-type="percentage">
            <text:p>99,96 %</text:p>
          </table:table-cell>
          <table:table-cell office:value-type="float" office:value="32" calcext:value-type="float">
            <text:p>32</text:p>
          </table:table-cell>
          <table:table-cell table:style-name="ce25" table:formula="of:=SUM([.D$2:.D120])/SUM([.D$2:.D$126])" office:value-type="percentage" office:value="0.999936747292784" calcext:value-type="percentage">
            <text:p>99,99 %</text:p>
          </table:table-cell>
          <table:table-cell table:style-name="ce28" office:value-type="currency" office:currency="EUR" office:value="5.97666666666667" calcext:value-type="currency">
            <text:p>6 €</text:p>
          </table:table-cell>
          <table:table-cell table:style-name="ce31" table:formula="of:=[.F120]*[.D120]" office:value-type="currency" office:currency="EUR" office:value="191.253333333333" calcext:value-type="currency">
            <text:p>191 €</text:p>
          </table:table-cell>
          <table:table-cell table:style-name="ce34" table:formula="of:=SUM([.G$2:.G120])/SUM([.G$2:.G$126])" office:value-type="percentage" office:value="0.999995849359988" calcext:value-type="percentage">
            <text:p>100,00 %</text:p>
          </table:table-cell>
          <table:table-cell table:style-name="ce1"/>
          <table:table-cell table:style-name="ce11" office:value-type="string" calcext:value-type="string">
            <text:p>['adhesive', 'battery', 'strips', '6', 'part', 'iphone', 'ifixit', 'for_iphone', 'replacement', '5s']</text:p>
          </table:table-cell>
          <table:table-cell table:style-name="ce11" office:value-type="string" calcext:value-type="string">
            <text:p>['adhesive:6', 'battery:6', 'strips:6', '6:4', 'part:3', 'iphone:3', 'ifixit:3', 'for_iphone:3', 'replacement:3', '5s:2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11434</text:p>
          </table:table-cell>
          <table:table-cell table:style-name="ce17" office:value-type="float" office:value="1" calcext:value-type="float">
            <text:p>1</text:p>
          </table:table-cell>
          <table:table-cell table:style-name="ce20" table:formula="of:=SUM([.B$2:.B121])/SUM([.B$2:.B$126])" office:value-type="percentage" office:value="0.999688635184224" calcext:value-type="percentage">
            <text:p>99,97 %</text:p>
          </table:table-cell>
          <table:table-cell office:value-type="float" office:value="3" calcext:value-type="float">
            <text:p>3</text:p>
          </table:table-cell>
          <table:table-cell table:style-name="ce25" table:formula="of:=SUM([.D$2:.D121])/SUM([.D$2:.D$126])" office:value-type="percentage" office:value="0.999974698917114" calcext:value-type="percentage">
            <text:p>100,00 %</text:p>
          </table:table-cell>
          <table:table-cell table:style-name="ce28" office:value-type="currency" office:currency="EUR" office:value="59" calcext:value-type="currency">
            <text:p>59 €</text:p>
          </table:table-cell>
          <table:table-cell table:style-name="ce31" table:formula="of:=[.F121]*[.D121]" office:value-type="currency" office:currency="EUR" office:value="177" calcext:value-type="currency">
            <text:p>177 €</text:p>
          </table:table-cell>
          <table:table-cell table:style-name="ce34" table:formula="of:=SUM([.G$2:.G121])/SUM([.G$2:.G$126])" office:value-type="percentage" office:value="0.999999044381655" calcext:value-type="percentage">
            <text:p>100,00 %</text:p>
          </table:table-cell>
          <table:table-cell table:style-name="ce1"/>
          <table:table-cell table:style-name="ce11" office:value-type="string" calcext:value-type="string">
            <text:p>['adapter', 'pro', '2013).', '(end', 'apple', 'cable', 'for_mac', 'for_the', 'lock', 'mac']</text:p>
          </table:table-cell>
          <table:table-cell table:style-name="ce11" office:value-type="string" calcext:value-type="string">
            <text:p>['adapter:2', 'pro:2', '2013).:1', '(end:1', 'apple:1', 'cable:1', 'for_mac:1', 'for_the:1', 'lock:1', 'mac:1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5406</text:p>
          </table:table-cell>
          <table:table-cell table:style-name="ce17" office:value-type="float" office:value="2" calcext:value-type="float">
            <text:p>2</text:p>
          </table:table-cell>
          <table:table-cell table:style-name="ce20" table:formula="of:=SUM([.B$2:.B122])/SUM([.B$2:.B$126])" office:value-type="percentage" office:value="0.99979242345615" calcext:value-type="percentage">
            <text:p>99,98 %</text:p>
          </table:table-cell>
          <table:table-cell office:value-type="float" office:value="2" calcext:value-type="float">
            <text:p>2</text:p>
          </table:table-cell>
          <table:table-cell table:style-name="ce25" table:formula="of:=SUM([.D$2:.D122])/SUM([.D$2:.D$126])" office:value-type="percentage" office:value="1" calcext:value-type="percentage">
            <text:p>100,00 %</text:p>
          </table:table-cell>
          <table:table-cell table:style-name="ce28" office:value-type="currency" office:currency="EUR" office:value="26.47" calcext:value-type="currency">
            <text:p>26 €</text:p>
          </table:table-cell>
          <table:table-cell table:style-name="ce31" table:formula="of:=[.F122]*[.D122]" office:value-type="currency" office:currency="EUR" office:value="52.94" calcext:value-type="currency">
            <text:p>53 €</text:p>
          </table:table-cell>
          <table:table-cell table:style-name="ce34" table:formula="of:=SUM([.G$2:.G122])/SUM([.G$2:.G$126])" office:value-type="percentage" office:value="1" calcext:value-type="percentage">
            <text:p>100,00 %</text:p>
          </table:table-cell>
          <table:table-cell table:style-name="ce1"/>
          <table:table-cell table:style-name="ce11" office:value-type="string" calcext:value-type="string">
            <text:p>['ifixit', 'ipad', 'panel', 'screwdriver', 'front', '3/4', 'black', 'built-in', 'design', 'security']</text:p>
          </table:table-cell>
          <table:table-cell table:style-name="ce11" office:value-type="string" calcext:value-type="string">
            <text:p>['ifixit:2', 'ipad:2', 'panel:2', 'screwdriver:2', 'front:2', '3/4:2', 'black:1', 'built-in:1', 'design:1', 'security:1']</text:p>
          </table:table-cell>
          <table:table-cell table:number-columns-repeated="16373"/>
        </table:table-row>
        <table:table-row table:style-name="ro3">
          <table:table-cell table:style-name="ce14" office:value-type="string" calcext:value-type="string">
            <text:p>51902158</text:p>
          </table:table-cell>
          <table:table-cell table:style-name="ce17" office:value-type="float" office:value="1" calcext:value-type="float">
            <text:p>1</text:p>
          </table:table-cell>
          <table:table-cell table:style-name="ce20" table:formula="of:=SUM([.B$2:.B123])/SUM([.B$2:.B$126])" office:value-type="percentage" office:value="0.999844317592112" calcext:value-type="percentage">
            <text:p>99,98 %</text:p>
          </table:table-cell>
          <table:table-cell/>
          <table:table-cell table:style-name="ce25" table:formula="of:=SUM([.D$2:.D123])/SUM([.D$2:.D$126])" office:value-type="percentage" office:value="1" calcext:value-type="percentage">
            <text:p>100,00 %</text:p>
          </table:table-cell>
          <table:table-cell table:style-name="ce28" office:value-type="currency" office:currency="EUR" office:value="1099" calcext:value-type="currency">
            <text:p>1.099 €</text:p>
          </table:table-cell>
          <table:table-cell table:style-name="ce31" table:formula="of:=[.F123]*[.D123]" office:value-type="currency" office:currency="EUR" office:value="0" calcext:value-type="currency">
            <text:p>0 €</text:p>
          </table:table-cell>
          <table:table-cell table:style-name="ce34" table:formula="of:=SUM([.G$2:.G123])/SUM([.G$2:.G$126])" office:value-type="percentage" office:value="1" calcext:value-type="percentage">
            <text:p>100,00 %</text:p>
          </table:table-cell>
          <table:table-cell table:style-name="ce1"/>
          <table:table-cell table:style-name="ce11" office:value-type="string" calcext:value-type="string">
            <text:p>['macbook', 'flash', 'i5', '8gb', 'air', '16ghz', 'ram', '128gb', 'apple', 'computer']</text:p>
          </table:table-cell>
          <table:table-cell table:style-name="ce11" office:value-type="string" calcext:value-type="string">
            <text:p>['macbook:2', 'flash:2', 'i5:2', '8gb:2', 'air:2', '16ghz:2', 'ram:2', '128gb:2', 'apple:1', 'computer:1']</text:p>
          </table:table-cell>
          <table:table-cell table:number-columns-repeated="16373"/>
        </table:table-row>
        <table:table-row table:style-name="ro2">
          <table:table-cell table:style-name="ce14" office:value-type="string" calcext:value-type="string">
            <text:p>12282</text:p>
          </table:table-cell>
          <table:table-cell table:style-name="ce17" office:value-type="float" office:value="1" calcext:value-type="float">
            <text:p>1</text:p>
          </table:table-cell>
          <table:table-cell table:style-name="ce20" table:formula="of:=SUM([.B$2:.B124])/SUM([.B$2:.B$126])" office:value-type="percentage" office:value="0.999896211728075" calcext:value-type="percentage">
            <text:p>99,99 %</text:p>
          </table:table-cell>
          <table:table-cell/>
          <table:table-cell table:style-name="ce25" table:formula="of:=SUM([.D$2:.D124])/SUM([.D$2:.D$126])" office:value-type="percentage" office:value="1" calcext:value-type="percentage">
            <text:p>100,00 %</text:p>
          </table:table-cell>
          <table:table-cell table:style-name="ce28" office:value-type="currency" office:currency="EUR" office:value="29.99" calcext:value-type="currency">
            <text:p>30 €</text:p>
          </table:table-cell>
          <table:table-cell table:style-name="ce31" table:formula="of:=[.F124]*[.D124]" office:value-type="currency" office:currency="EUR" office:value="0" calcext:value-type="currency">
            <text:p>0 €</text:p>
          </table:table-cell>
          <table:table-cell table:style-name="ce34" table:formula="of:=SUM([.G$2:.G124])/SUM([.G$2:.G$126])" office:value-type="percentage" office:value="1" calcext:value-type="percentage">
            <text:p>100,00 %</text:p>
          </table:table-cell>
          <table:table-cell table:style-name="ce1"/>
          <table:table-cell table:style-name="ce11" office:value-type="string" calcext:value-type="string">
            <text:p>['watch', 'compact', 'apple', 'belkin', 'black', 'for_apple', 'horizontally', 'or', 'portable', 'stand']</text:p>
          </table:table-cell>
          <table:table-cell table:style-name="ce11" office:value-type="string" calcext:value-type="string">
            <text:p>['watch:2', 'compact:1', 'apple:1', 'belkin:1', 'black:1', 'for_apple:1', 'horizontally:1', 'or:1', 'portable:1', 'stand:1']</text:p>
          </table:table-cell>
          <table:table-cell table:number-columns-repeated="16373"/>
        </table:table-row>
        <table:table-row table:style-name="ro1">
          <table:table-cell table:style-name="ce14" office:value-type="string" calcext:value-type="string">
            <text:p>5185</text:p>
          </table:table-cell>
          <table:table-cell table:style-name="ce17" office:value-type="float" office:value="1" calcext:value-type="float">
            <text:p>1</text:p>
          </table:table-cell>
          <table:table-cell table:style-name="ce20" table:formula="of:=SUM([.B$2:.B125])/SUM([.B$2:.B$126])" office:value-type="percentage" office:value="0.999948105864037" calcext:value-type="percentage">
            <text:p>99,99 %</text:p>
          </table:table-cell>
          <table:table-cell/>
          <table:table-cell table:style-name="ce25" table:formula="of:=SUM([.D$2:.D125])/SUM([.D$2:.D$126])" office:value-type="percentage" office:value="1" calcext:value-type="percentage">
            <text:p>100,00 %</text:p>
          </table:table-cell>
          <table:table-cell table:style-name="ce28" office:value-type="currency" office:currency="EUR" office:value="819" calcext:value-type="currency">
            <text:p>819 €</text:p>
          </table:table-cell>
          <table:table-cell table:style-name="ce31" table:formula="of:=[.F125]*[.D125]" office:value-type="currency" office:currency="EUR" office:value="0" calcext:value-type="currency">
            <text:p>0 €</text:p>
          </table:table-cell>
          <table:table-cell table:style-name="ce34" table:formula="of:=SUM([.G$2:.G125])/SUM([.G$2:.G$126])" office:value-type="percentage" office:value="1" calcext:value-type="percentage">
            <text:p>100,00 %</text:p>
          </table:table-cell>
          <table:table-cell table:style-name="ce1"/>
          <table:table-cell table:style-name="ce11" office:value-type="string" calcext:value-type="string">
            <text:p>['stainless', 'steel', 'strap', 'leather', 'the', 'watch', '1st', 'apple', 'gene.', 'housing']</text:p>
          </table:table-cell>
          <table:table-cell table:style-name="ce11" office:value-type="string" calcext:value-type="string">
            <text:p>['stainless:2', 'steel:2', 'strap:2', 'leather:2', 'the:2', 'watch:2', '1st:2', 'apple:2', 'gene.:1', 'housing:1']</text:p>
          </table:table-cell>
          <table:table-cell table:number-columns-repeated="16373"/>
        </table:table-row>
        <table:table-row table:style-name="ro1">
          <table:table-cell table:style-name="ce14" office:value-type="string" calcext:value-type="string">
            <text:p>9,29E+11</text:p>
          </table:table-cell>
          <table:table-cell table:style-name="ce17" office:value-type="float" office:value="1" calcext:value-type="float">
            <text:p>1</text:p>
          </table:table-cell>
          <table:table-cell table:style-name="ce20" table:formula="of:=SUM([.B$2:.B126])/SUM([.B$2:.B$126])" office:value-type="percentage" office:value="1" calcext:value-type="percentage">
            <text:p>100,00 %</text:p>
          </table:table-cell>
          <table:table-cell/>
          <table:table-cell table:style-name="ce25" table:formula="of:=SUM([.D$2:.D126])/SUM([.D$2:.D$126])" office:value-type="percentage" office:value="1" calcext:value-type="percentage">
            <text:p>100,00 %</text:p>
          </table:table-cell>
          <table:table-cell table:style-name="ce28" office:value-type="currency" office:currency="EUR" office:value="2799" calcext:value-type="currency">
            <text:p>2.799 €</text:p>
          </table:table-cell>
          <table:table-cell table:style-name="ce31" table:formula="of:=[.F126]*[.D126]" office:value-type="currency" office:currency="EUR" office:value="0" calcext:value-type="currency">
            <text:p>0 €</text:p>
          </table:table-cell>
          <table:table-cell table:style-name="ce34" table:formula="of:=SUM([.G$2:.G126])/SUM([.G$2:.G$126])" office:value-type="percentage" office:value="1" calcext:value-type="percentage">
            <text:p>100,00 %</text:p>
          </table:table-cell>
          <table:table-cell table:style-name="ce1"/>
          <table:table-cell table:style-name="ce11" office:value-type="string" calcext:value-type="string">
            <text:p>['16gb', '512gb', 'bar', 'core', 'english', 'i7', 'macbook', 'keyboard', 'pcie', 'pro']</text:p>
          </table:table-cell>
          <table:table-cell table:style-name="ce11" office:value-type="string" calcext:value-type="string">
            <text:p>['16gb:2', '512gb:2', 'bar:2', 'core:2', 'english:2', 'i7:2', 'macbook:2', 'keyboard:2', 'pcie:2', 'pro:2']</text:p>
          </table:table-cell>
          <table:table-cell table:number-columns-repeated="16373"/>
        </table:table-row>
        <table:table-row table:style-name="ro6" table:number-rows-repeated="1048449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export" table:style-name="ta1">
        <office:forms form:automatic-focus="false" form:apply-design-mode="false"/>
        <table:table-column table:style-name="co1" table:default-cell-style-name="ce2"/>
        <table:table-column table:style-name="co9" table:default-cell-style-name="ce1"/>
        <table:table-row table:style-name="ro6">
          <table:table-cell table:style-name="ce1" office:value-type="string" calcext:value-type="string">
            <text:p>type</text:p>
          </table:table-cell>
          <table:table-cell office:value-type="string" calcext:value-type="string">
            <text:p>name</text:p>
          </table:table-cell>
        </table:table-row>
        <table:table-row table:style-name="ro6">
          <table:table-cell office:value-type="string" calcext:value-type="string">
            <text:p>5,74E+15</text:p>
          </table:table-cell>
          <table:table-cell office:value-type="string" calcext:value-type="string">
            <text:p>imac_5k</text:p>
          </table:table-cell>
        </table:table-row>
        <table:table-row table:style-name="ro6">
          <table:table-cell office:value-type="string" calcext:value-type="string">
            <text:p>1,02E+12</text:p>
          </table:table-cell>
          <table:table-cell office:value-type="string" calcext:value-type="string">
            <text:p>macbook_i5</text:p>
          </table:table-cell>
        </table:table-row>
        <table:table-row table:style-name="ro6">
          <table:table-cell office:value-type="string" calcext:value-type="string">
            <text:p>1282</text:p>
          </table:table-cell>
          <table:table-cell office:value-type="string" calcext:value-type="string">
            <text:p>imac</text:p>
          </table:table-cell>
        </table:table-row>
        <table:table-row table:style-name="ro6">
          <table:table-cell office:value-type="string" calcext:value-type="string">
            <text:p>11935397</text:p>
          </table:table-cell>
          <table:table-cell office:value-type="string" calcext:value-type="string">
            <text:p>ext_hard_drive</text:p>
          </table:table-cell>
        </table:table-row>
        <table:table-row table:style-name="ro6">
          <table:table-cell office:value-type="string" calcext:value-type="string">
            <text:p>2158</text:p>
          </table:table-cell>
          <table:table-cell office:value-type="string" calcext:value-type="string">
            <text:p>macbook_i7</text:p>
          </table:table-cell>
        </table:table-row>
        <table:table-row table:style-name="ro6">
          <table:table-cell office:value-type="string" calcext:value-type="string">
            <text:p>12175397</text:p>
          </table:table-cell>
          <table:table-cell office:value-type="string" calcext:value-type="string">
            <text:p>nas</text:p>
          </table:table-cell>
        </table:table-row>
        <table:table-row table:style-name="ro6">
          <table:table-cell office:value-type="string" calcext:value-type="string">
            <text:p>2,17E+11</text:p>
          </table:table-cell>
          <table:table-cell office:value-type="string" calcext:value-type="string">
            <text:p>macbook_13</text:p>
          </table:table-cell>
        </table:table-row>
        <table:table-row table:style-name="ro6">
          <table:table-cell office:value-type="string" calcext:value-type="string">
            <text:p>12215397</text:p>
          </table:table-cell>
          <table:table-cell office:value-type="string" calcext:value-type="string">
            <text:p>ssd_kit_air</text:p>
          </table:table-cell>
        </table:table-row>
        <table:table-row table:style-name="ro6">
          <table:table-cell office:value-type="string" calcext:value-type="string">
            <text:p>1296</text:p>
          </table:table-cell>
          <table:table-cell office:value-type="string" calcext:value-type="string">
            <text:p>monitor</text:p>
          </table:table-cell>
        </table:table-row>
        <table:table-row table:style-name="ro6">
          <table:table-cell office:value-type="string" calcext:value-type="string">
            <text:p>1405</text:p>
          </table:table-cell>
          <table:table-cell office:value-type="string" calcext:value-type="string">
            <text:p>graphics_tablet</text:p>
          </table:table-cell>
        </table:table-row>
        <table:table-row table:style-name="ro6">
          <table:table-cell office:value-type="string" calcext:value-type="string">
            <text:p>1364</text:p>
          </table:table-cell>
          <table:table-cell office:value-type="string" calcext:value-type="string">
            <text:p>desktop_ram</text:p>
          </table:table-cell>
        </table:table-row>
        <table:table-row table:style-name="ro6">
          <table:table-cell office:value-type="string" calcext:value-type="string">
            <text:p>2,16E+11</text:p>
          </table:table-cell>
          <table:table-cell office:value-type="string" calcext:value-type="string">
            <text:p>imac_2</text:p>
          </table:table-cell>
        </table:table-row>
        <table:table-row table:style-name="ro6">
          <table:table-cell office:value-type="string" calcext:value-type="string">
            <text:p>12655397</text:p>
          </table:table-cell>
          <table:table-cell office:value-type="string" calcext:value-type="string">
            <text:p>pc_hard_drive</text:p>
          </table:table-cell>
        </table:table-row>
        <table:table-row table:style-name="ro6">
          <table:table-cell office:value-type="string" calcext:value-type="string">
            <text:p>11905404</text:p>
          </table:table-cell>
          <table:table-cell office:value-type="string" calcext:value-type="string">
            <text:p>gadgets</text:p>
          </table:table-cell>
        </table:table-row>
        <table:table-row table:style-name="ro6">
          <table:table-cell office:value-type="string" calcext:value-type="string">
            <text:p>113271716</text:p>
          </table:table-cell>
          <table:table-cell office:value-type="string" calcext:value-type="string">
            <text:p>iphone_x</text:p>
          </table:table-cell>
        </table:table-row>
        <table:table-row table:style-name="ro6">
          <table:table-cell office:value-type="string" calcext:value-type="string">
            <text:p>5384</text:p>
          </table:table-cell>
          <table:table-cell office:value-type="string" calcext:value-type="string">
            <text:p>headphone</text:p>
          </table:table-cell>
        </table:table-row>
        <table:table-row table:style-name="ro6">
          <table:table-cell office:value-type="string" calcext:value-type="string">
            <text:p>51601716</text:p>
          </table:table-cell>
          <table:table-cell office:value-type="string" calcext:value-type="string">
            <text:p>iphone</text:p>
          </table:table-cell>
        </table:table-row>
        <table:table-row table:style-name="ro6">
          <table:table-cell office:value-type="string" calcext:value-type="string">
            <text:p>1433</text:p>
          </table:table-cell>
          <table:table-cell office:value-type="string" calcext:value-type="string">
            <text:p>ssd_kit_mini</text:p>
          </table:table-cell>
        </table:table-row>
        <table:table-row table:style-name="ro6">
          <table:table-cell office:value-type="string" calcext:value-type="string">
            <text:p>113281716</text:p>
          </table:table-cell>
          <table:table-cell office:value-type="string" calcext:value-type="string">
            <text:p>iphone_8_plus</text:p>
          </table:table-cell>
        </table:table-row>
        <table:table-row table:style-name="ro6">
          <table:table-cell office:value-type="string" calcext:value-type="string">
            <text:p>113291716</text:p>
          </table:table-cell>
          <table:table-cell office:value-type="string" calcext:value-type="string">
            <text:p>iphone_8</text:p>
          </table:table-cell>
        </table:table-row>
        <table:table-row table:style-name="ro6">
          <table:table-cell office:value-type="string" calcext:value-type="string">
            <text:p>85641716</text:p>
          </table:table-cell>
          <table:table-cell office:value-type="string" calcext:value-type="string">
            <text:p>iphone_7</text:p>
          </table:table-cell>
        </table:table-row>
        <table:table-row table:style-name="ro6">
          <table:table-cell office:value-type="string" calcext:value-type="string">
            <text:p>12995397</text:p>
          </table:table-cell>
          <table:table-cell office:value-type="string" calcext:value-type="string">
            <text:p>thunderbolt_dock</text:p>
          </table:table-cell>
        </table:table-row>
        <table:table-row table:style-name="ro6">
          <table:table-cell office:value-type="string" calcext:value-type="string">
            <text:p>1714</text:p>
          </table:table-cell>
          <table:table-cell office:value-type="string" calcext:value-type="string">
            <text:p>ipad</text:p>
          </table:table-cell>
        </table:table-row>
        <table:table-row table:style-name="ro6">
          <table:table-cell office:value-type="string" calcext:value-type="string">
            <text:p>24895185</text:p>
          </table:table-cell>
          <table:table-cell office:value-type="string" calcext:value-type="string">
            <text:p>apple_watch_42</text:p>
          </table:table-cell>
        </table:table-row>
        <table:table-row table:style-name="ro6">
          <table:table-cell office:value-type="string" calcext:value-type="string">
            <text:p>85651716</text:p>
          </table:table-cell>
          <table:table-cell office:value-type="string" calcext:value-type="string">
            <text:p>iphone_7_plus</text:p>
          </table:table-cell>
        </table:table-row>
        <table:table-row table:style-name="ro6">
          <table:table-cell office:value-type="string" calcext:value-type="string">
            <text:p>106431714</text:p>
          </table:table-cell>
          <table:table-cell office:value-type="string" calcext:value-type="string">
            <text:p>ipad_pro</text:p>
          </table:table-cell>
        </table:table-row>
        <table:table-row table:style-name="ro6">
          <table:table-cell office:value-type="string" calcext:value-type="string">
            <text:p>1231</text:p>
          </table:table-cell>
          <table:table-cell office:value-type="string" calcext:value-type="string">
            <text:p>applecare</text:p>
          </table:table-cell>
        </table:table-row>
        <table:table-row table:style-name="ro6">
          <table:table-cell office:value-type="string" calcext:value-type="string">
            <text:p>21561716</text:p>
          </table:table-cell>
          <table:table-cell office:value-type="string" calcext:value-type="string">
            <text:p>iphone_6</text:p>
          </table:table-cell>
        </table:table-row>
        <table:table-row table:style-name="ro6">
          <table:table-cell office:value-type="string" calcext:value-type="string">
            <text:p>11865403</text:p>
          </table:table-cell>
          <table:table-cell office:value-type="string" calcext:value-type="string">
            <text:p>iphone_case</text:p>
          </table:table-cell>
        </table:table-row>
        <table:table-row table:style-name="ro6">
          <table:table-cell office:value-type="string" calcext:value-type="string">
            <text:p>12585395</text:p>
          </table:table-cell>
          <table:table-cell office:value-type="string" calcext:value-type="string">
            <text:p>usb_adapter</text:p>
          </table:table-cell>
        </table:table-row>
        <table:table-row table:style-name="ro6">
          <table:table-cell office:value-type="string" calcext:value-type="string">
            <text:p>5398</text:p>
          </table:table-cell>
          <table:table-cell office:value-type="string" calcext:value-type="string">
            <text:p>bluetooth_speaker</text:p>
          </table:table-cell>
        </table:table-row>
        <table:table-row table:style-name="ro6">
          <table:table-cell office:value-type="string" calcext:value-type="string">
            <text:p>21632158</text:p>
          </table:table-cell>
          <table:table-cell office:value-type="string" calcext:value-type="string">
            <text:p>mac_pro_ram</text:p>
          </table:table-cell>
        </table:table-row>
        <table:table-row table:style-name="ro6">
          <table:table-cell office:value-type="string" calcext:value-type="string">
            <text:p>1298</text:p>
          </table:table-cell>
          <table:table-cell office:value-type="string" calcext:value-type="string">
            <text:p>refurbished</text:p>
          </table:table-cell>
        </table:table-row>
        <table:table-row table:style-name="ro6">
          <table:table-cell office:value-type="string" calcext:value-type="string">
            <text:p>5,39E+11</text:p>
          </table:table-cell>
          <table:table-cell office:value-type="string" calcext:value-type="string">
            <text:p>macbook_12</text:p>
          </table:table-cell>
        </table:table-row>
        <table:table-row table:style-name="ro6">
          <table:table-cell office:value-type="string" calcext:value-type="string">
            <text:p>118692158</text:p>
          </table:table-cell>
          <table:table-cell office:value-type="string" calcext:value-type="string">
            <text:p>imac_pro</text:p>
          </table:table-cell>
        </table:table-row>
        <table:table-row table:style-name="ro6">
          <table:table-cell office:value-type="string" calcext:value-type="string">
            <text:p>10142</text:p>
          </table:table-cell>
          <table:table-cell office:value-type="string" calcext:value-type="string">
            <text:p>macbook_battery</text:p>
          </table:table-cell>
        </table:table-row>
        <table:table-row table:style-name="ro6">
          <table:table-cell office:value-type="string" calcext:value-type="string">
            <text:p>24885185</text:p>
          </table:table-cell>
          <table:table-cell office:value-type="string" calcext:value-type="string">
            <text:p>apple_watch_38</text:p>
          </table:table-cell>
        </table:table-row>
        <table:table-row table:style-name="ro6">
          <table:table-cell office:value-type="string" calcext:value-type="string">
            <text:p>42945397</text:p>
          </table:table-cell>
          <table:table-cell office:value-type="string" calcext:value-type="string">
            <text:p>lightning_pendrive</text:p>
          </table:table-cell>
        </table:table-row>
        <table:table-row table:style-name="ro6">
          <table:table-cell office:value-type="string" calcext:value-type="string">
            <text:p>51861714</text:p>
          </table:table-cell>
          <table:table-cell office:value-type="string" calcext:value-type="string">
            <text:p>ipad_pro_12</text:p>
          </table:table-cell>
        </table:table-row>
        <table:table-row table:style-name="ro6">
          <table:table-cell office:value-type="string" calcext:value-type="string">
            <text:p>24821716</text:p>
          </table:table-cell>
          <table:table-cell office:value-type="string" calcext:value-type="string">
            <text:p>iphone_6s</text:p>
          </table:table-cell>
        </table:table-row>
        <table:table-row table:style-name="ro6">
          <table:table-cell office:value-type="string" calcext:value-type="string">
            <text:p>13855401</text:p>
          </table:table-cell>
          <table:table-cell office:value-type="string" calcext:value-type="string">
            <text:p>keyboard</text:p>
          </table:table-cell>
        </table:table-row>
        <table:table-row table:style-name="ro6">
          <table:table-cell office:value-type="string" calcext:value-type="string">
            <text:p>1325</text:p>
          </table:table-cell>
          <table:table-cell office:value-type="string" calcext:value-type="string">
            <text:p>usb_cable</text:p>
          </table:table-cell>
        </table:table-row>
        <table:table-row table:style-name="ro6">
          <table:table-cell office:value-type="string" calcext:value-type="string">
            <text:p>13005399</text:p>
          </table:table-cell>
          <table:table-cell office:value-type="string" calcext:value-type="string">
            <text:p>macbook_charger</text:p>
          </table:table-cell>
        </table:table-row>
        <table:table-row table:style-name="ro6">
          <table:table-cell office:value-type="string" calcext:value-type="string">
            <text:p>12575403</text:p>
          </table:table-cell>
          <table:table-cell office:value-type="string" calcext:value-type="string">
            <text:p>ipad_keyboard</text:p>
          </table:table-cell>
        </table:table-row>
        <table:table-row table:style-name="ro6">
          <table:table-cell office:value-type="string" calcext:value-type="string">
            <text:p>1334</text:p>
          </table:table-cell>
          <table:table-cell office:value-type="string" calcext:value-type="string">
            <text:p>wifi_router</text:p>
          </table:table-cell>
        </table:table-row>
        <table:table-row table:style-name="ro6">
          <table:table-cell office:value-type="string" calcext:value-type="string">
            <text:p>12755395</text:p>
          </table:table-cell>
          <table:table-cell office:value-type="string" calcext:value-type="string">
            <text:p>ssd_adapter_kit</text:p>
          </table:table-cell>
        </table:table-row>
        <table:table-row table:style-name="ro6">
          <table:table-cell office:value-type="string" calcext:value-type="string">
            <text:p>9094</text:p>
          </table:table-cell>
          <table:table-cell office:value-type="string" calcext:value-type="string">
            <text:p>surveillance</text:p>
          </table:table-cell>
        </table:table-row>
        <table:table-row table:style-name="ro6">
          <table:table-cell office:value-type="string" calcext:value-type="string">
            <text:p>12635403</text:p>
          </table:table-cell>
          <table:table-cell office:value-type="string" calcext:value-type="string">
            <text:p>ipad_protection</text:p>
          </table:table-cell>
        </table:table-row>
        <table:table-row table:style-name="ro6">
          <table:table-cell office:value-type="string" calcext:value-type="string">
            <text:p>1230</text:p>
          </table:table-cell>
          <table:table-cell office:value-type="string" calcext:value-type="string">
            <text:p>lightning_cable</text:p>
          </table:table-cell>
        </table:table-row>
        <table:table-row table:style-name="ro6">
          <table:table-cell office:value-type="string" calcext:value-type="string">
            <text:p>51882158</text:p>
          </table:table-cell>
          <table:table-cell office:value-type="string" calcext:value-type="string">
            <text:p>imac_3</text:p>
          </table:table-cell>
        </table:table-row>
        <table:table-row table:style-name="ro6">
          <table:table-cell office:value-type="string" calcext:value-type="string">
            <text:p>13835403</text:p>
          </table:table-cell>
          <table:table-cell office:value-type="string" calcext:value-type="string">
            <text:p>macbook_protection</text:p>
          </table:table-cell>
        </table:table-row>
        <table:table-row table:style-name="ro6">
          <table:table-cell office:value-type="string" calcext:value-type="string">
            <text:p>57445397</text:p>
          </table:table-cell>
          <table:table-cell office:value-type="string" calcext:value-type="string">
            <text:p>memory_card</text:p>
          </table:table-cell>
        </table:table-row>
        <table:table-row table:style-name="ro6">
          <table:table-cell office:value-type="string" calcext:value-type="string">
            <text:p>51871714</text:p>
          </table:table-cell>
          <table:table-cell office:value-type="string" calcext:value-type="string">
            <text:p>ipad_pro_9</text:p>
          </table:table-cell>
        </table:table-row>
        <table:table-row table:style-name="ro6">
          <table:table-cell office:value-type="string" calcext:value-type="string">
            <text:p>1387</text:p>
          </table:table-cell>
          <table:table-cell office:value-type="string" calcext:value-type="string">
            <text:p>mouse</text:p>
          </table:table-cell>
        </table:table-row>
        <table:table-row table:style-name="ro6">
          <table:table-cell office:value-type="string" calcext:value-type="string">
            <text:p>1392</text:p>
          </table:table-cell>
          <table:table-cell office:value-type="string" calcext:value-type="string">
            <text:p>macbook_backpack</text:p>
          </table:table-cell>
        </table:table-row>
        <table:table-row table:style-name="ro6">
          <table:table-cell office:value-type="string" calcext:value-type="string">
            <text:p>8696</text:p>
          </table:table-cell>
          <table:table-cell office:value-type="string" calcext:value-type="string">
            <text:p>macbook_support</text:p>
          </table:table-cell>
        </table:table-row>
        <table:table-row table:style-name="ro6">
          <table:table-cell office:value-type="string" calcext:value-type="string">
            <text:p>1229</text:p>
          </table:table-cell>
          <table:table-cell office:value-type="string" calcext:value-type="string">
            <text:p>ipad_stylus</text:p>
          </table:table-cell>
        </table:table-row>
        <table:table-row table:style-name="ro6">
          <table:table-cell office:value-type="string" calcext:value-type="string">
            <text:p>24811716</text:p>
          </table:table-cell>
          <table:table-cell office:value-type="string" calcext:value-type="string">
            <text:p>iphone_6s_plus</text:p>
          </table:table-cell>
        </table:table-row>
        <table:table-row table:style-name="ro6">
          <table:table-cell office:value-type="string" calcext:value-type="string">
            <text:p>13615399</text:p>
          </table:table-cell>
          <table:table-cell office:value-type="string" calcext:value-type="string">
            <text:p>iphone_charger</text:p>
          </table:table-cell>
        </table:table-row>
        <table:table-row table:style-name="ro6">
          <table:table-cell office:value-type="string" calcext:value-type="string">
            <text:p>1515</text:p>
          </table:table-cell>
          <table:table-cell office:value-type="string" calcext:value-type="string">
            <text:p>iphone_power_bank</text:p>
          </table:table-cell>
        </table:table-row>
        <table:table-row table:style-name="ro6">
          <table:table-cell office:value-type="string" calcext:value-type="string">
            <text:p>5,43E+15</text:p>
          </table:table-cell>
          <table:table-cell office:value-type="string" calcext:value-type="string">
            <text:p>imac_refurbished</text:p>
          </table:table-cell>
        </table:table-row>
        <table:table-row table:style-name="ro6">
          <table:table-cell office:value-type="string" calcext:value-type="string">
            <text:p>14305406</text:p>
          </table:table-cell>
          <table:table-cell office:value-type="string" calcext:value-type="string">
            <text:p>mac_tools</text:p>
          </table:table-cell>
        </table:table-row>
        <table:table-row table:style-name="ro6">
          <table:table-cell office:value-type="string" calcext:value-type="string">
            <text:p>42931714</text:p>
          </table:table-cell>
          <table:table-cell office:value-type="string" calcext:value-type="string">
            <text:p>ipad_air</text:p>
          </table:table-cell>
        </table:table-row>
        <table:table-row table:style-name="ro6">
          <table:table-cell office:value-type="string" calcext:value-type="string">
            <text:p>1404</text:p>
          </table:table-cell>
          <table:table-cell office:value-type="string" calcext:value-type="string">
            <text:p>nas_accessory</text:p>
          </table:table-cell>
        </table:table-row>
        <table:table-row table:style-name="ro6">
          <table:table-cell office:value-type="string" calcext:value-type="string">
            <text:p>13555403</text:p>
          </table:table-cell>
          <table:table-cell office:value-type="string" calcext:value-type="string">
            <text:p>iphone_protection</text:p>
          </table:table-cell>
        </table:table-row>
        <table:table-row table:style-name="ro6">
          <table:table-cell office:value-type="string" calcext:value-type="string">
            <text:p>13621714</text:p>
          </table:table-cell>
          <table:table-cell office:value-type="string" calcext:value-type="string">
            <text:p>ipad_mini_4</text:p>
          </table:table-cell>
        </table:table-row>
        <table:table-row table:style-name="ro6">
          <table:table-cell office:value-type="string" calcext:value-type="string">
            <text:p>11821715</text:p>
          </table:table-cell>
          <table:table-cell office:value-type="string" calcext:value-type="string">
            <text:p>ipod_touch</text:p>
          </table:table-cell>
        </table:table-row>
        <table:table-row table:style-name="ro6">
          <table:table-cell office:value-type="string" calcext:value-type="string">
            <text:p>5401</text:p>
          </table:table-cell>
          <table:table-cell office:value-type="string" calcext:value-type="string">
            <text:p>bluetooth_keyboard</text:p>
          </table:table-cell>
        </table:table-row>
        <table:table-row table:style-name="ro6">
          <table:table-cell office:value-type="string" calcext:value-type="string">
            <text:p>1416</text:p>
          </table:table-cell>
          <table:table-cell office:value-type="string" calcext:value-type="string">
            <text:p>software</text:p>
          </table:table-cell>
        </table:table-row>
        <table:table-row table:style-name="ro6">
          <table:table-cell office:value-type="string" calcext:value-type="string">
            <text:p>12141714</text:p>
          </table:table-cell>
          <table:table-cell office:value-type="string" calcext:value-type="string">
            <text:p>ipad_air_2</text:p>
          </table:table-cell>
        </table:table-row>
        <table:table-row table:style-name="ro6">
          <table:table-cell office:value-type="string" calcext:value-type="string">
            <text:p>1276</text:p>
          </table:table-cell>
          <table:table-cell office:value-type="string" calcext:value-type="string">
            <text:p>pcie_esata</text:p>
          </table:table-cell>
        </table:table-row>
        <table:table-row table:style-name="ro6">
          <table:table-cell office:value-type="string" calcext:value-type="string">
            <text:p>101781405</text:p>
          </table:table-cell>
          <table:table-cell office:value-type="string" calcext:value-type="string">
            <text:p>wacom_accessory</text:p>
          </table:table-cell>
        </table:table-row>
        <table:table-row table:style-name="ro6">
          <table:table-cell office:value-type="string" calcext:value-type="string">
            <text:p>5395</text:p>
          </table:table-cell>
          <table:table-cell office:value-type="string" calcext:value-type="string">
            <text:p>usb_strip</text:p>
          </table:table-cell>
        </table:table-row>
        <table:table-row table:style-name="ro6">
          <table:table-cell office:value-type="string" calcext:value-type="string">
            <text:p>113464259</text:p>
          </table:table-cell>
          <table:table-cell office:value-type="string" calcext:value-type="string">
            <text:p>apple_tv</text:p>
          </table:table-cell>
        </table:table-row>
        <table:table-row table:style-name="ro6">
          <table:table-cell office:value-type="string" calcext:value-type="string">
            <text:p>2449</text:p>
          </table:table-cell>
          <table:table-cell office:value-type="string" calcext:value-type="string">
            <text:p>apple_watch_strap</text:p>
          </table:table-cell>
        </table:table-row>
        <table:table-row table:style-name="ro6">
          <table:table-cell office:value-type="string" calcext:value-type="string">
            <text:p>12645406</text:p>
          </table:table-cell>
          <table:table-cell office:value-type="string" calcext:value-type="string">
            <text:p>iphone_tools</text:p>
          </table:table-cell>
        </table:table-row>
        <table:table-row table:style-name="ro6">
          <table:table-cell office:value-type="string" calcext:value-type="string">
            <text:p>5399</text:p>
          </table:table-cell>
          <table:table-cell office:value-type="string" calcext:value-type="string">
            <text:p>wireless_charger</text:p>
          </table:table-cell>
        </table:table-row>
        <table:table-row table:style-name="ro6">
          <table:table-cell office:value-type="string" calcext:value-type="string">
            <text:p>24215399</text:p>
          </table:table-cell>
          <table:table-cell office:value-type="string" calcext:value-type="string">
            <text:p>watch_charging_dock</text:p>
          </table:table-cell>
        </table:table-row>
        <table:table-row table:style-name="ro6">
          <table:table-cell office:value-type="string" calcext:value-type="string">
            <text:p>4259</text:p>
          </table:table-cell>
          <table:table-cell office:value-type="string" calcext:value-type="string">
            <text:p>apple_tv_refurbished</text:p>
          </table:table-cell>
        </table:table-row>
        <table:table-row table:style-name="ro6">
          <table:table-cell office:value-type="string" calcext:value-type="string">
            <text:p>5720</text:p>
          </table:table-cell>
          <table:table-cell office:value-type="string" calcext:value-type="string">
            <text:p>iphone_support</text:p>
          </table:table-cell>
        </table:table-row>
        <table:table-row table:style-name="ro6">
          <table:table-cell office:value-type="string" calcext:value-type="string">
            <text:p>10230</text:p>
          </table:table-cell>
          <table:table-cell office:value-type="string" calcext:value-type="string">
            <text:p>macbook_pro_back</text:p>
          </table:table-cell>
        </table:table-row>
        <table:table-row table:style-name="ro6">
          <table:table-cell office:value-type="string" calcext:value-type="string">
            <text:p>5404</text:p>
          </table:table-cell>
          <table:table-cell/>
        </table:table-row>
        <table:table-row table:style-name="ro6">
          <table:table-cell office:value-type="string" calcext:value-type="string">
            <text:p>5,44E+11</text:p>
          </table:table-cell>
          <table:table-cell/>
        </table:table-row>
        <table:table-row table:style-name="ro6">
          <table:table-cell office:value-type="string" calcext:value-type="string">
            <text:p>1280</text:p>
          </table:table-cell>
          <table:table-cell/>
        </table:table-row>
        <table:table-row table:style-name="ro6">
          <table:table-cell office:value-type="string" calcext:value-type="string">
            <text:p>21485407</text:p>
          </table:table-cell>
          <table:table-cell office:value-type="string" calcext:value-type="string">
            <text:p>iphone_tools</text:p>
          </table:table-cell>
        </table:table-row>
        <table:table-row table:style-name="ro6">
          <table:table-cell office:value-type="string" calcext:value-type="string">
            <text:p>1216</text:p>
          </table:table-cell>
          <table:table-cell office:value-type="string" calcext:value-type="string">
            <text:p>ipad_support</text:p>
          </table:table-cell>
        </table:table-row>
        <table:table-row table:style-name="ro6">
          <table:table-cell office:value-type="string" calcext:value-type="string">
            <text:p>1424</text:p>
          </table:table-cell>
          <table:table-cell/>
        </table:table-row>
        <table:table-row table:style-name="ro6">
          <table:table-cell office:value-type="string" calcext:value-type="string">
            <text:p>1,44E+11</text:p>
          </table:table-cell>
          <table:table-cell office:value-type="string" calcext:value-type="string">
            <text:p>iphone_repair</text:p>
          </table:table-cell>
        </table:table-row>
        <table:table-row table:style-name="ro6">
          <table:table-cell office:value-type="string" calcext:value-type="string">
            <text:p>5,72E+15</text:p>
          </table:table-cell>
          <table:table-cell/>
        </table:table-row>
        <table:table-row table:style-name="ro6">
          <table:table-cell office:value-type="string" calcext:value-type="string">
            <text:p>14365395</text:p>
          </table:table-cell>
          <table:table-cell/>
        </table:table-row>
        <table:table-row table:style-name="ro6">
          <table:table-cell office:value-type="string" calcext:value-type="string">
            <text:p>5,49E+11</text:p>
          </table:table-cell>
          <table:table-cell office:value-type="string" calcext:value-type="string">
            <text:p>iphone_battery_case</text:p>
          </table:table-cell>
        </table:table-row>
        <table:table-row table:style-name="ro6">
          <table:table-cell office:value-type="string" calcext:value-type="string">
            <text:p>24861714</text:p>
          </table:table-cell>
          <table:table-cell/>
        </table:table-row>
        <table:table-row table:style-name="ro6">
          <table:table-cell office:value-type="string" calcext:value-type="string">
            <text:p>5403</text:p>
          </table:table-cell>
          <table:table-cell/>
        </table:table-row>
        <table:table-row table:style-name="ro6">
          <table:table-cell office:value-type="string" calcext:value-type="string">
            <text:p>1375</text:p>
          </table:table-cell>
          <table:table-cell/>
        </table:table-row>
        <table:table-row table:style-name="ro6">
          <table:table-cell office:value-type="string" calcext:value-type="string">
            <text:p>21571716</text:p>
          </table:table-cell>
          <table:table-cell/>
        </table:table-row>
        <table:table-row table:style-name="ro6">
          <table:table-cell office:value-type="string" calcext:value-type="string">
            <text:p>12355400</text:p>
          </table:table-cell>
          <table:table-cell/>
        </table:table-row>
        <table:table-row table:style-name="ro6">
          <table:table-cell office:value-type="string" calcext:value-type="string">
            <text:p>20642062</text:p>
          </table:table-cell>
          <table:table-cell/>
        </table:table-row>
        <table:table-row table:style-name="ro6">
          <table:table-cell office:value-type="string" calcext:value-type="string">
            <text:p>2425</text:p>
          </table:table-cell>
          <table:table-cell/>
        </table:table-row>
        <table:table-row table:style-name="ro6">
          <table:table-cell office:value-type="string" calcext:value-type="string">
            <text:p>2434</text:p>
          </table:table-cell>
          <table:table-cell/>
        </table:table-row>
        <table:table-row table:style-name="ro6">
          <table:table-cell office:value-type="string" calcext:value-type="string">
            <text:p>51912158</text:p>
          </table:table-cell>
          <table:table-cell/>
        </table:table-row>
        <table:table-row table:style-name="ro6">
          <table:table-cell office:value-type="string" calcext:value-type="string">
            <text:p>5405</text:p>
          </table:table-cell>
          <table:table-cell/>
        </table:table-row>
        <table:table-row table:style-name="ro6">
          <table:table-cell office:value-type="string" calcext:value-type="string">
            <text:p>14035403</text:p>
          </table:table-cell>
          <table:table-cell/>
        </table:table-row>
        <table:table-row table:style-name="ro6">
          <table:table-cell office:value-type="string" calcext:value-type="string">
            <text:p>1716</text:p>
          </table:table-cell>
          <table:table-cell/>
        </table:table-row>
        <table:table-row table:style-name="ro6">
          <table:table-cell office:value-type="string" calcext:value-type="string">
            <text:p>12051714</text:p>
          </table:table-cell>
          <table:table-cell/>
        </table:table-row>
        <table:table-row table:style-name="ro6">
          <table:table-cell office:value-type="string" calcext:value-type="string">
            <text:p>54085407</text:p>
          </table:table-cell>
          <table:table-cell/>
        </table:table-row>
        <table:table-row table:style-name="ro6">
          <table:table-cell office:value-type="string" calcext:value-type="string">
            <text:p>5,45E+15</text:p>
          </table:table-cell>
          <table:table-cell/>
        </table:table-row>
        <table:table-row table:style-name="ro6">
          <table:table-cell office:value-type="string" calcext:value-type="string">
            <text:p>11859</text:p>
          </table:table-cell>
          <table:table-cell/>
        </table:table-row>
        <table:table-row table:style-name="ro6">
          <table:table-cell office:value-type="string" calcext:value-type="string">
            <text:p>54864259</text:p>
          </table:table-cell>
          <table:table-cell/>
        </table:table-row>
        <table:table-row table:style-name="ro6">
          <table:table-cell office:value-type="string" calcext:value-type="string">
            <text:p>12085400</text:p>
          </table:table-cell>
          <table:table-cell/>
        </table:table-row>
        <table:table-row table:style-name="ro6">
          <table:table-cell office:value-type="string" calcext:value-type="string">
            <text:p>12031714</text:p>
          </table:table-cell>
          <table:table-cell/>
        </table:table-row>
        <table:table-row table:style-name="ro6">
          <table:table-cell office:value-type="string" calcext:value-type="string">
            <text:p>113851714</text:p>
          </table:table-cell>
          <table:table-cell/>
        </table:table-row>
        <table:table-row table:style-name="ro6">
          <table:table-cell office:value-type="string" calcext:value-type="string">
            <text:p>21535407</text:p>
          </table:table-cell>
          <table:table-cell/>
        </table:table-row>
        <table:table-row table:style-name="ro6">
          <table:table-cell office:value-type="string" calcext:value-type="string">
            <text:p>79201715</text:p>
          </table:table-cell>
          <table:table-cell/>
        </table:table-row>
        <table:table-row table:style-name="ro6">
          <table:table-cell office:value-type="string" calcext:value-type="string">
            <text:p>13955395</text:p>
          </table:table-cell>
          <table:table-cell/>
        </table:table-row>
        <table:table-row table:style-name="ro6">
          <table:table-cell office:value-type="string" calcext:value-type="string">
            <text:p>21622158</text:p>
          </table:table-cell>
          <table:table-cell/>
        </table:table-row>
        <table:table-row table:style-name="ro6">
          <table:table-cell office:value-type="string" calcext:value-type="string">
            <text:p>54025401</text:p>
          </table:table-cell>
          <table:table-cell/>
        </table:table-row>
        <table:table-row table:style-name="ro6">
          <table:table-cell office:value-type="string" calcext:value-type="string">
            <text:p>12285400</text:p>
          </table:table-cell>
          <table:table-cell/>
        </table:table-row>
        <table:table-row table:style-name="ro6">
          <table:table-cell office:value-type="string" calcext:value-type="string">
            <text:p>15435404</text:p>
          </table:table-cell>
          <table:table-cell/>
        </table:table-row>
        <table:table-row table:style-name="ro6">
          <table:table-cell office:value-type="string" calcext:value-type="string">
            <text:p>5407</text:p>
          </table:table-cell>
          <table:table-cell/>
        </table:table-row>
        <table:table-row table:style-name="ro6">
          <table:table-cell office:value-type="string" calcext:value-type="string">
            <text:p>11434</text:p>
          </table:table-cell>
          <table:table-cell/>
        </table:table-row>
        <table:table-row table:style-name="ro6">
          <table:table-cell office:value-type="string" calcext:value-type="string">
            <text:p>5406</text:p>
          </table:table-cell>
          <table:table-cell/>
        </table:table-row>
        <table:table-row table:style-name="ro6">
          <table:table-cell office:value-type="string" calcext:value-type="string">
            <text:p>51902158</text:p>
          </table:table-cell>
          <table:table-cell/>
        </table:table-row>
        <table:table-row table:style-name="ro6">
          <table:table-cell office:value-type="string" calcext:value-type="string">
            <text:p>12282</text:p>
          </table:table-cell>
          <table:table-cell/>
        </table:table-row>
        <table:table-row table:style-name="ro6">
          <table:table-cell office:value-type="string" calcext:value-type="string">
            <text:p>5185</text:p>
          </table:table-cell>
          <table:table-cell/>
        </table:table-row>
        <table:table-row table:style-name="ro6">
          <table:table-cell office:value-type="string" calcext:value-type="string">
            <text:p>9,29E+11</text:p>
          </table:table-cell>
          <table:table-cell/>
        </table:table-row>
      </table:table>
      <table:named-expressions/>
      <table:database-ranges>
        <table:database-range table:name="__Anonymous_Sheet_DB__0" table:target-range-address="type_to_name.A1:type_to_name.K126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Arial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FandolFang R" style:font-family-asian="'FandolFang R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number number:decimal-places="1" number:min-decimal-places="1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8">00.00.0000</text:date>, <text:time style:data-style-name="N2" text:time-value="20:12:57.901340839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8T20:27:14.438436890</dc:date>
    <dc:creator>Tilman Vogel</dc:creator>
    <meta:editing-duration>PT4H34M6S</meta:editing-duration>
    <meta:editing-cycles>7</meta:editing-cycles>
    <meta:generator>LibreOffice/7.6.3.1$Linux_X86_64 LibreOffice_project/60$Build-1</meta:generator>
    <meta:document-statistic meta:table-count="2" meta:cell-count="1554" meta:object-count="0"/>
  </office:meta>
</office:document-meta>
</file>